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6pt" style:font-size-asian="16pt" style:font-size-complex="16pt"/>
    </style:style>
    <style:style style:name="T1_2" style:family="text">
      <style:text-properties fo:font-size="16pt" style:font-size-asian="16pt" style:font-size-complex="16pt"/>
    </style:style>
    <style:style style:name="T1_3" style:family="text">
      <style:text-properties fo:font-size="16pt" style:font-size-asian="16pt" style:font-size-complex="16pt"/>
    </style:style>
    <style:style style:name="T1_4" style:family="text">
      <style:text-properties fo:font-size="16pt" style:font-size-asian="16pt" style:font-size-complex="16pt"/>
    </style:style>
    <style:style style:name="T1_5" style:family="text">
      <style:text-properties fo:font-size="16pt" style:font-size-asian="16pt" style:font-size-complex="16pt"/>
    </style:style>
    <style:style style:name="T1_6" style:family="text">
      <style:text-properties fo:font-size="16pt" style:font-size-asian="16pt" style:font-size-complex="16pt"/>
    </style:style>
    <style:style style:name="T1_7" style:family="text">
      <style:text-properties fo:font-size="16pt" style:font-size-asian="16pt" style:font-size-complex="16pt"/>
    </style:style>
    <style:style style:name="T1_8" style:family="text">
      <style:text-properties fo:font-size="16pt" style:font-size-asian="16pt" style:font-size-complex="16pt"/>
    </style:style>
    <style:style style:name="T1_9" style:family="text">
      <style:text-properties fo:font-size="16pt" style:font-size-asian="16pt" style:font-size-complex="16pt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>
      <style:text-properties fo:font-weight="bold" style:font-weight-asian="bold" style:font-weight-complex="bold"/>
    </style:style>
    <style:style style:name="T2_4" style:family="text">
      <style:text-properties fo:font-weight="bold" style:font-weight-asian="bold" style:font-weight-complex="bold"/>
    </style:style>
    <style:style style:name="T2_5" style:family="text">
      <style:text-properties fo:font-weight="bold" style:font-weight-asian="bold" style:font-weight-complex="bold"/>
    </style:style>
    <style:style style:name="T2_6" style:family="text">
      <style:text-properties fo:font-weight="bold" style:font-weight-asian="bold" style:font-weight-complex="bold"/>
    </style:style>
    <style:style style:name="T2_7" style:family="text">
      <style:text-properties fo:font-weight="bold" style:font-weight-asian="bold" style:font-weight-complex="bold"/>
    </style:style>
    <style:style style:name="T2_8" style:family="text">
      <style:text-properties fo:font-weight="bold" style:font-weight-asian="bold" style:font-weight-complex="bold"/>
    </style:style>
    <style:style style:name="T2_9" style:family="text">
      <style:text-properties fo:font-weight="bold" style:font-weight-asian="bold" style:font-weight-complex="bold"/>
    </style:style>
    <style:style style:name="T2_10" style:family="text">
      <style:text-properties fo:font-weight="bold" style:font-weight-asian="bold" style:font-weight-complex="bold"/>
    </style:style>
    <style:style style:name="T2_11" style:family="text">
      <style:text-properties fo:font-weight="bold" style:font-weight-asian="bold" style:font-weight-complex="bold"/>
    </style:style>
    <style:style style:name="T2_12" style:family="text">
      <style:text-properties fo:font-weight="bold" style:font-weight-asian="bold" style:font-weight-complex="bold"/>
    </style:style>
    <style:style style:name="T2_13" style:family="text">
      <style:text-properties fo:font-weight="bold" style:font-weight-asian="bold" style:font-weight-complex="bold"/>
    </style:style>
    <style:style style:name="T2_14" style:family="text">
      <style:text-properties fo:font-weight="bold" style:font-weight-asian="bold" style:font-weight-complex="bold"/>
    </style:style>
    <style:style style:name="T2_15" style:family="text">
      <style:text-properties fo:font-weight="bold" style:font-weight-asian="bold" style:font-weight-complex="bold"/>
    </style:style>
    <style:style style:name="T2_16" style:family="text">
      <style:text-properties fo:font-weight="bold" style:font-weight-asian="bold" style:font-weight-complex="bold"/>
    </style:style>
    <style:style style:name="T2_17" style:family="text">
      <style:text-properties fo:font-weight="bold" style:font-weight-asian="bold" style:font-weight-complex="bold"/>
    </style:style>
    <style:style style:name="T2_18" style:family="text">
      <style:text-properties fo:font-weight="bold" style:font-weight-asian="bold" style:font-weight-complex="bold"/>
    </style:style>
    <style:style style:name="T2_19" style:family="text">
      <style:text-properties fo:font-weight="bold" style:font-weight-asian="bold" style:font-weight-complex="bold"/>
    </style:style>
    <style:style style:name="T2_20" style:family="text">
      <style:text-properties fo:font-weight="bold" style:font-weight-asian="bold" style:font-weight-complex="bold"/>
    </style:style>
    <style:style style:name="T2_21" style:family="text">
      <style:text-properties fo:font-weight="bold" style:font-weight-asian="bold" style:font-weight-complex="bold"/>
    </style:style>
    <style:style style:name="T2_22" style:family="text">
      <style:text-properties fo:font-weight="bold" style:font-weight-asian="bold" style:font-weight-complex="bold"/>
    </style:style>
    <style:style style:name="T2_23" style:family="text">
      <style:text-properties fo:font-weight="bold" style:font-weight-asian="bold" style:font-weight-complex="bold"/>
    </style:style>
    <style:style style:name="T2_24" style:family="text">
      <style:text-properties fo:font-weight="bold" style:font-weight-asian="bold" style:font-weight-complex="bold"/>
    </style:style>
    <style:style style:name="T2_25" style:family="text">
      <style:text-properties fo:font-weight="bold" style:font-weight-asian="bold" style:font-weight-complex="bold"/>
    </style:style>
    <style:style style:name="T2_26" style:family="text">
      <style:text-properties fo:font-weight="bold" style:font-weight-asian="bold" style:font-weight-complex="bold"/>
    </style:style>
    <style:style style:name="T2_27" style:family="text">
      <style:text-properties fo:font-weight="bold" style:font-weight-asian="bold" style:font-weight-complex="bold"/>
    </style:style>
    <style:style style:name="T2_28" style:family="text">
      <style:text-properties fo:font-weight="bold" style:font-weight-asian="bold" style:font-weight-complex="bold"/>
    </style:style>
    <style:style style:name="T2_29" style:family="text">
      <style:text-properties fo:font-weight="bold" style:font-weight-asian="bold" style:font-weight-complex="bold"/>
    </style:style>
    <style:style style:name="T2_30" style:family="text">
      <style:text-properties fo:font-weight="bold" style:font-weight-asian="bold" style:font-weight-complex="bold"/>
    </style:style>
    <style:style style:name="T2_31" style:family="text">
      <style:text-properties fo:font-weight="bold" style:font-weight-asian="bold" style:font-weight-complex="bold"/>
    </style:style>
    <style:style style:name="T2_32" style:family="text">
      <style:text-properties fo:font-weight="bold" style:font-weight-asian="bold" style:font-weight-complex="bold"/>
    </style:style>
    <style:style style:name="T2_33" style:family="text">
      <style:text-properties fo:font-weight="bold" style:font-weight-asian="bold" style:font-weight-complex="bold"/>
    </style:style>
    <style:style style:name="T2_34" style:family="text">
      <style:text-properties fo:font-weight="bold" style:font-weight-asian="bold" style:font-weight-complex="bold"/>
    </style:style>
    <style:style style:name="T2_35" style:family="text">
      <style:text-properties fo:font-weight="bold" style:font-weight-asian="bold" style:font-weight-complex="bold"/>
    </style:style>
    <style:style style:name="T2_36" style:family="text">
      <style:text-properties fo:font-weight="bold" style:font-weight-asian="bold" style:font-weight-complex="bold"/>
    </style:style>
    <style:style style:name="T2_37" style:family="text">
      <style:text-properties fo:font-weight="bold" style:font-weight-asian="bold" style:font-weight-complex="bold"/>
    </style:style>
    <style:style style:name="T2_38" style:family="text">
      <style:text-properties fo:font-weight="bold" style:font-weight-asian="bold" style:font-weight-complex="bold"/>
    </style:style>
    <style:style style:name="T2_39" style:family="text">
      <style:text-properties fo:font-weight="bold" style:font-weight-asian="bold" style:font-weight-complex="bold"/>
    </style:style>
    <style:style style:name="T2_40" style:family="text">
      <style:text-properties fo:font-weight="bold" style:font-weight-asian="bold" style:font-weight-complex="bold"/>
    </style:style>
    <style:style style:name="T2_41" style:family="text">
      <style:text-properties fo:font-weight="bold" style:font-weight-asian="bold" style:font-weight-complex="bold"/>
    </style:style>
    <style:style style:name="T2_42" style:family="text">
      <style:text-properties fo:font-weight="bold" style:font-weight-asian="bold" style:font-weight-complex="bold"/>
    </style:style>
    <style:style style:name="T2_43" style:family="text">
      <style:text-properties fo:font-weight="bold" style:font-weight-asian="bold" style:font-weight-complex="bold"/>
    </style:style>
    <style:style style:name="T2_44" style:family="text">
      <style:text-properties fo:font-weight="bold" style:font-weight-asian="bold" style:font-weight-complex="bold"/>
    </style:style>
    <style:style style:name="T2_45" style:family="text">
      <style:text-properties fo:font-weight="bold" style:font-weight-asian="bold" style:font-weight-complex="bold"/>
    </style:style>
    <style:style style:name="T2_46" style:family="text">
      <style:text-properties fo:font-weight="bold" style:font-weight-asian="bold" style:font-weight-complex="bold"/>
    </style:style>
    <style:style style:name="T2_47" style:family="text">
      <style:text-properties fo:font-weight="bold" style:font-weight-asian="bold" style:font-weight-complex="bold"/>
    </style:style>
    <style:style style:name="T2_48" style:family="text">
      <style:text-properties fo:font-weight="bold" style:font-weight-asian="bold" style:font-weight-complex="bold"/>
    </style:style>
    <style:style style:name="T2_49" style:family="text">
      <style:text-properties fo:font-weight="bold" style:font-weight-asian="bold" style:font-weight-complex="bold"/>
    </style:style>
    <style:style style:name="T2_50" style:family="text">
      <style:text-properties fo:font-weight="bold" style:font-weight-asian="bold" style:font-weight-complex="bold"/>
    </style:style>
    <style:style style:name="T2_51" style:family="text">
      <style:text-properties fo:font-weight="bold" style:font-weight-asian="bold" style:font-weight-complex="bold"/>
    </style:style>
    <style:style style:name="T2_52" style:family="text">
      <style:text-properties fo:font-weight="bold" style:font-weight-asian="bold" style:font-weight-complex="bold"/>
    </style:style>
    <style:style style:name="T2_53" style:family="text">
      <style:text-properties fo:font-weight="bold" style:font-weight-asian="bold" style:font-weight-complex="bold"/>
    </style:style>
    <style:style style:name="T2_54" style:family="text">
      <style:text-properties fo:font-weight="bold" style:font-weight-asian="bold" style:font-weight-complex="bold"/>
    </style:style>
    <style:style style:name="T2_55" style:family="text">
      <style:text-properties fo:font-weight="bold" style:font-weight-asian="bold" style:font-weight-complex="bold"/>
    </style:style>
    <style:style style:name="T2_56" style:family="text">
      <style:text-properties fo:font-weight="bold" style:font-weight-asian="bold" style:font-weight-complex="bold"/>
    </style:style>
    <style:style style:name="T2_57" style:family="text">
      <style:text-properties fo:font-weight="bold" style:font-weight-asian="bold" style:font-weight-complex="bold"/>
    </style:style>
    <style:style style:name="T2_58" style:family="text">
      <style:text-properties fo:font-weight="bold" style:font-weight-asian="bold" style:font-weight-complex="bold"/>
    </style:style>
    <style:style style:name="T2_59" style:family="text">
      <style:text-properties fo:font-weight="bold" style:font-weight-asian="bold" style:font-weight-complex="bold"/>
    </style:style>
    <style:style style:name="T2_60" style:family="text">
      <style:text-properties fo:font-weight="bold" style:font-weight-asian="bold" style:font-weight-complex="bold"/>
    </style:style>
    <style:style style:name="T2_61" style:family="text">
      <style:text-properties fo:font-weight="bold" style:font-weight-asian="bold" style:font-weight-complex="bold"/>
    </style:style>
    <style:style style:name="T2_62" style:family="text">
      <style:text-properties fo:font-weight="bold" style:font-weight-asian="bold" style:font-weight-complex="bold"/>
    </style:style>
    <style:style style:name="T2_63" style:family="text">
      <style:text-properties fo:font-weight="bold" style:font-weight-asian="bold" style:font-weight-complex="bold"/>
    </style:style>
    <style:style style:name="T2_64" style:family="text">
      <style:text-properties fo:font-weight="bold" style:font-weight-asian="bold" style:font-weight-complex="bold"/>
    </style:style>
    <style:style style:name="T2_65" style:family="text">
      <style:text-properties fo:font-weight="bold" style:font-weight-asian="bold" style:font-weight-complex="bold"/>
    </style:style>
    <style:style style:name="T2_66" style:family="text">
      <style:text-properties fo:font-weight="bold" style:font-weight-asian="bold" style:font-weight-complex="bold"/>
    </style:style>
    <style:style style:name="T2_67" style:family="text">
      <style:text-properties fo:font-weight="bold" style:font-weight-asian="bold" style:font-weight-complex="bold"/>
    </style:style>
    <style:style style:name="T2_68" style:family="text">
      <style:text-properties fo:font-weight="bold" style:font-weight-asian="bold" style:font-weight-complex="bold"/>
    </style:style>
    <style:style style:name="T2_69" style:family="text">
      <style:text-properties fo:font-weight="bold" style:font-weight-asian="bold" style:font-weight-complex="bold"/>
    </style:style>
    <style:style style:name="T2_70" style:family="text">
      <style:text-properties fo:font-weight="bold" style:font-weight-asian="bold" style:font-weight-complex="bold"/>
    </style:style>
    <style:style style:name="T2_71" style:family="text">
      <style:text-properties fo:font-weight="bold" style:font-weight-asian="bold" style:font-weight-complex="bold"/>
    </style:style>
    <style:style style:name="T2_72" style:family="text">
      <style:text-properties fo:font-weight="bold" style:font-weight-asian="bold" style:font-weight-complex="bold"/>
    </style:style>
    <style:style style:name="T2_73" style:family="text">
      <style:text-properties fo:font-weight="bold" style:font-weight-asian="bold" style:font-weight-complex="bold"/>
    </style:style>
    <style:style style:name="T2_74" style:family="text">
      <style:text-properties fo:font-weight="bold" style:font-weight-asian="bold" style:font-weight-complex="bold"/>
    </style:style>
    <style:style style:name="T2_75" style:family="text">
      <style:text-properties fo:font-weight="bold" style:font-weight-asian="bold" style:font-weight-complex="bold"/>
    </style:style>
    <style:style style:name="T2_76" style:family="text">
      <style:text-properties fo:font-weight="bold" style:font-weight-asian="bold" style:font-weight-complex="bold"/>
    </style:style>
    <style:style style:name="T2_77" style:family="text">
      <style:text-properties fo:font-weight="bold" style:font-weight-asian="bold" style:font-weight-complex="bold"/>
    </style:style>
    <style:style style:name="T2_78" style:family="text">
      <style:text-properties fo:font-weight="bold" style:font-weight-asian="bold" style:font-weight-complex="bold"/>
    </style:style>
    <style:style style:name="T2_79" style:family="text">
      <style:text-properties fo:font-weight="bold" style:font-weight-asian="bold" style:font-weight-complex="bold"/>
    </style:style>
    <style:style style:name="T2_80" style:family="text">
      <style:text-properties fo:font-weight="bold" style:font-weight-asian="bold" style:font-weight-complex="bold"/>
    </style:style>
    <style:style style:name="T2_81" style:family="text">
      <style:text-properties fo:font-weight="bold" style:font-weight-asian="bold" style:font-weight-complex="bold"/>
    </style:style>
    <style:style style:name="T2_82" style:family="text">
      <style:text-properties fo:font-weight="bold" style:font-weight-asian="bold" style:font-weight-complex="bold"/>
    </style:style>
    <style:style style:name="T2_83" style:family="text">
      <style:text-properties fo:font-weight="bold" style:font-weight-asian="bold" style:font-weight-complex="bold"/>
    </style:style>
    <style:style style:name="T2_84" style:family="text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weight="bold" style:font-weight-asian="bold" style:font-weight-complex="bold"/>
    </style:style>
    <style:style style:name="T4_2" style:family="text">
      <style:text-properties fo:font-weight="bold" style:font-weight-asian="bold" style:font-weight-complex="bold"/>
    </style:style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font-weight="bold" style:font-weight-asian="bold" style:font-weight-complex="bold"/>
    </style:style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weight="bold" style:font-weight-asian="bold" style:font-weight-complex="bold"/>
    </style:style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font-weight="bold" style:font-weight-asian="bold" style:font-weight-complex="bold"/>
    </style:style>
    <style:style style:name="T8_2" style:family="text">
      <style:text-properties fo:font-weight="bold" style:font-weight-asian="bold" style:font-weight-complex="bold"/>
    </style:style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weight="bold" style:font-weight-asian="bold" style:font-weight-complex="bold"/>
    </style:style>
    <style:style style:name="T9_2" style:family="text">
      <style:text-properties fo:font-weight="bold" style:font-weight-asian="bold" style:font-weight-complex="bold"/>
    </style:style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weight="bold" style:font-weight-asian="bold" style:font-weight-complex="bold"/>
    </style:style>
    <style:style style:name="T10_2" style:family="text">
      <style:text-properties fo:font-weight="bold" style:font-weight-asian="bold" style:font-weight-complex="bold"/>
    </style:style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10_55" style:family="text"/>
    <style:style style:name="T10_56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10_57" style:family="text"/>
    <style:style style:name="T10_58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10_59" style:family="text"/>
    <style:style style:name="T10_60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10_61" style:family="text"/>
    <style:style style:name="T10_62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>
      <style:text-properties fo:font-style="italic" style:font-style-asian="italic" style:font-style-complex="italic"/>
    </style:style>
    <style:style style:name="T10_103" style:family="text">
      <style:text-properties fo:font-style="italic" style:font-style-asian="italic" style:font-style-complex="italic"/>
    </style:style>
    <style:style style:name="T10_104" style:family="text">
      <style:text-properties fo:font-style="italic" style:font-style-asian="italic" style:font-style-complex="italic"/>
    </style:style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>
      <style:text-properties fo:color="#1155cc" style:text-underline-style="solid" style:text-underline-color="font-color"/>
    </style:style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weight="bold" style:font-weight-asian="bold" style:font-weight-complex="bold"/>
    </style:style>
    <style:style style:name="T11_2" style:family="text">
      <style:text-properties fo:font-weight="bold" style:font-weight-asian="bold" style:font-weight-complex="bold"/>
    </style:style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>
      <style:text-properties fo:font-style="italic" style:font-style-asian="italic" style:font-style-complex="italic"/>
    </style:style>
    <style:style style:name="T11_9" style:family="text">
      <style:text-properties fo:font-style="italic" style:font-style-asian="italic" style:font-style-complex="italic"/>
    </style:style>
    <style:style style:name="T11_10" style:family="text">
      <style:text-properties fo:font-style="italic" style:font-style-asian="italic" style:font-style-complex="italic"/>
    </style:style>
    <style:style style:name="T11_11" style:family="text">
      <style:text-properties fo:font-style="italic" style:font-style-asian="italic" style:font-style-complex="italic"/>
    </style:style>
    <style:style style:name="T11_12" style:family="text">
      <style:text-properties fo:font-style="italic" style:font-style-asian="italic" style:font-style-complex="italic"/>
    </style:style>
    <style:style style:name="T11_13" style:family="text">
      <style:text-properties fo:font-style="italic" style:font-style-asian="italic" style:font-style-complex="italic"/>
    </style:style>
    <style:style style:name="T11_14" style:family="text">
      <style:text-properties fo:font-style="italic" style:font-style-asian="italic" style:font-style-complex="italic"/>
    </style:style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font-weight="bold" style:font-weight-asian="bold" style:font-weight-complex="bold"/>
    </style:style>
    <style:style style:name="T12_2" style:family="text">
      <style:text-properties fo:font-weight="bold" style:font-weight-asian="bold" style:font-weight-complex="bold"/>
    </style:style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weight="bold" style:font-weight-asian="bold" style:font-weight-complex="bold"/>
    </style:style>
    <style:style style:name="T13_2" style:family="text">
      <style:text-properties fo:font-weight="bold" style:font-weight-asian="bold" style:font-weight-complex="bold"/>
    </style:style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font-weight="bold" style:font-weight-asian="bold" style:font-weight-complex="bold"/>
    </style:style>
    <style:style style:name="T14_2" style:family="text">
      <style:text-properties fo:font-weight="bold" style:font-weight-asian="bold" style:font-weight-complex="bold"/>
    </style:style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weight="bold" style:font-weight-asian="bold" style:font-weight-complex="bold"/>
    </style:style>
    <style:style style:name="T15_2" style:family="text">
      <style:text-properties fo:font-weight="bold" style:font-weight-asian="bold" style:font-weight-complex="bold"/>
    </style:style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weight="bold" style:font-weight-asian="bold" style:font-weight-complex="bold"/>
    </style:style>
    <style:style style:name="T16_2" style:family="text">
      <style:text-properties fo:font-weight="bold" style:font-weight-asian="bold" style:font-weight-complex="bold"/>
    </style:style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>
      <style:text-properties fo:font-weight="bold" style:font-weight-asian="bold" style:font-weight-complex="bold"/>
    </style:style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T17_105" style:family="text"/>
    <style:style style:name="T17_106" style:family="text"/>
    <style:style style:name="T17_107" style:family="text"/>
    <style:style style:name="T17_108" style:family="text"/>
    <style:style style:name="T17_109" style:family="text"/>
    <style:style style:name="T17_110" style:family="text"/>
    <style:style style:name="T17_111" style:family="text"/>
    <style:style style:name="T17_112" style:family="text"/>
    <style:style style:name="T17_113" style:family="text"/>
    <style:style style:name="T17_114" style:family="text"/>
    <style:style style:name="T17_115" style:family="text"/>
    <style:style style:name="T17_116" style:family="text"/>
    <style:style style:name="T17_117" style:family="text"/>
    <style:style style:name="T17_118" style:family="text"/>
    <style:style style:name="T17_119" style:family="text"/>
    <style:style style:name="T17_120" style:family="text"/>
    <style:style style:name="T17_121" style:family="text"/>
    <style:style style:name="T17_122" style:family="text"/>
    <style:style style:name="T17_123" style:family="text"/>
    <style:style style:name="T17_124" style:family="text"/>
    <style:style style:name="T17_125" style:family="text"/>
    <style:style style:name="T17_126" style:family="text"/>
    <style:style style:name="T17_127" style:family="text"/>
    <style:style style:name="T17_128" style:family="text"/>
    <style:style style:name="T17_129" style:family="text"/>
    <style:style style:name="T17_130" style:family="text"/>
    <style:style style:name="T17_131" style:family="text"/>
    <style:style style:name="T17_132" style:family="text"/>
    <style:style style:name="T17_133" style:family="text"/>
    <style:style style:name="T17_134" style:family="text"/>
    <style:style style:name="T17_135" style:family="text"/>
    <style:style style:name="T17_136" style:family="text"/>
    <style:style style:name="T17_137" style:family="text"/>
    <style:style style:name="T17_138" style:family="text"/>
    <style:style style:name="T17_139" style:family="text"/>
    <style:style style:name="T17_140" style:family="text"/>
    <style:style style:name="T17_141" style:family="text"/>
    <style:style style:name="T17_142" style:family="text"/>
    <style:style style:name="T17_143" style:family="text"/>
    <style:style style:name="T17_144" style:family="text"/>
    <style:style style:name="T17_145" style:family="text"/>
    <style:style style:name="T17_146" style:family="text"/>
    <style:style style:name="T17_147" style:family="text"/>
    <style:style style:name="T17_148" style:family="text"/>
    <style:style style:name="T17_149" style:family="text"/>
    <style:style style:name="T17_150" style:family="text"/>
    <style:style style:name="T17_151" style:family="text"/>
    <style:style style:name="T17_152" style:family="text"/>
    <style:style style:name="T17_153" style:family="text"/>
    <style:style style:name="T17_154" style:family="text"/>
    <style:style style:name="T17_155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weight="bold" style:font-weight-asian="bold" style:font-weight-complex="bold"/>
    </style:style>
    <style:style style:name="T18_2" style:family="text">
      <style:text-properties fo:font-weight="bold" style:font-weight-asian="bold" style:font-weight-complex="bold"/>
    </style:style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>
      <style:text-properties fo:font-style="italic" style:font-style-asian="italic" style:font-style-complex="italic"/>
    </style:style>
    <style:style style:name="T18_19" style:family="text">
      <style:text-properties fo:font-style="italic" style:font-style-asian="italic" style:font-style-complex="italic"/>
    </style:style>
    <style:style style:name="T18_20" style:family="text"/>
    <style:style style:name="T18_21" style:family="text">
      <style:text-properties fo:font-style="italic" style:font-style-asian="italic" style:font-style-complex="italic"/>
    </style:style>
    <style:style style:name="T18_22" style:family="text">
      <style:text-properties fo:font-style="italic" style:font-style-asian="italic" style:font-style-complex="italic"/>
    </style:style>
    <style:style style:name="T18_23" style:family="text">
      <style:text-properties fo:font-style="italic" style:font-style-asian="italic" style:font-style-complex="italic"/>
    </style:style>
    <style:style style:name="T18_24" style:family="text">
      <style:text-properties fo:font-style="italic" style:font-style-asian="italic" style:font-style-complex="italic"/>
    </style:style>
    <style:style style:name="T18_25" style:family="text">
      <style:text-properties fo:font-style="italic" style:font-style-asian="italic" style:font-style-complex="italic"/>
    </style:style>
    <style:style style:name="T18_26" style:family="text">
      <style:text-properties fo:font-style="italic" style:font-style-asian="italic" style:font-style-complex="italic"/>
    </style:style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>
      <style:text-properties fo:font-weight="bold" style:font-weight-asian="bold" style:font-weight-complex="bold"/>
    </style:style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>
      <style:text-properties fo:font-style="italic" style:font-style-asian="italic" style:font-style-complex="italic"/>
    </style:style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>
      <style:text-properties fo:color="#1155cc" style:text-underline-style="solid" style:text-underline-color="font-color"/>
    </style:style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>
      <style:text-properties fo:color="#1155cc" style:text-underline-style="solid" style:text-underline-color="font-color"/>
    </style:style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>
      <style:text-properties fo:font-style="italic" style:font-style-asian="italic" style:font-style-complex="italic"/>
    </style:style>
    <style:style style:name="T19_59" style:family="text">
      <style:text-properties fo:font-style="italic" style:font-style-asian="italic" style:font-style-complex="italic"/>
    </style:style>
    <style:style style:name="T19_60" style:family="text">
      <style:text-properties fo:font-style="italic" style:font-style-asian="italic" style:font-style-complex="italic"/>
    </style:style>
    <style:style style:name="T19_61" style:family="text">
      <style:text-properties fo:font-style="italic" style:font-style-asian="italic" style:font-style-complex="italic"/>
    </style:style>
    <style:style style:name="T19_62" style:family="text">
      <style:text-properties fo:font-style="italic" style:font-style-asian="italic" style:font-style-complex="italic"/>
    </style:style>
    <style:style style:name="T19_63" style:family="text">
      <style:text-properties fo:font-style="italic" style:font-style-asian="italic" style:font-style-complex="italic"/>
    </style:style>
    <style:style style:name="T19_64" style:family="text">
      <style:text-properties fo:font-style="italic" style:font-style-asian="italic" style:font-style-complex="italic"/>
    </style:style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>
      <style:text-properties fo:color="#1155cc" style:text-underline-style="solid" style:text-underline-color="font-color"/>
    </style:style>
    <style:style style:name="T19_70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weight="bold" style:font-weight-asian="bold" style:font-weight-complex="bold"/>
    </style:style>
    <style:style style:name="T20_2" style:family="text">
      <style:text-properties fo:font-weight="bold" style:font-weight-asian="bold" style:font-weight-complex="bold"/>
    </style:style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weight="bold" style:font-weight-asian="bold" style:font-weight-complex="bold"/>
    </style:style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/>
    <style:style style:name="T23_85" style:family="text"/>
    <style:style style:name="T23_86" style:family="text"/>
    <style:style style:name="T23_87" style:family="text"/>
    <style:style style:name="T23_88" style:family="text"/>
    <style:style style:name="T23_89" style:family="text"/>
    <style:style style:name="T23_90" style:family="text"/>
    <style:style style:name="T23_91" style:family="text"/>
    <style:style style:name="T23_92" style:family="text"/>
    <style:style style:name="T23_93" style:family="text"/>
    <style:style style:name="T23_94" style:family="text"/>
    <style:style style:name="T23_95" style:family="text"/>
    <style:style style:name="T23_96" style:family="text"/>
    <style:style style:name="T23_97" style:family="text"/>
    <style:style style:name="T23_98" style:family="text"/>
    <style:style style:name="T23_99" style:family="text"/>
    <style:style style:name="T23_100" style:family="text"/>
    <style:style style:name="T23_101" style:family="text"/>
    <style:style style:name="T23_102" style:family="text"/>
    <style:style style:name="T23_103" style:family="text"/>
    <style:style style:name="T23_104" style:family="text"/>
    <style:style style:name="T23_105" style:family="text"/>
    <style:style style:name="T23_106" style:family="text"/>
    <style:style style:name="T23_107" style:family="text"/>
    <style:style style:name="T23_108" style:family="text"/>
    <style:style style:name="T23_109" style:family="text"/>
    <style:style style:name="T23_110" style:family="text"/>
    <style:style style:name="T23_111" style:family="text"/>
    <style:style style:name="T23_112" style:family="text"/>
    <style:style style:name="T23_113" style:family="text"/>
    <style:style style:name="T23_114" style:family="text"/>
    <style:style style:name="T23_115" style:family="text"/>
    <style:style style:name="T23_116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>
      <style:text-properties fo:font-style="italic" style:font-style-asian="italic" style:font-style-complex="italic"/>
    </style:style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T24_89" style:family="text"/>
    <style:style style:name="T24_90" style:family="text"/>
    <style:style style:name="T24_91" style:family="text"/>
    <style:style style:name="T24_92" style:family="text"/>
    <style:style style:name="T24_93" style:family="text"/>
    <style:style style:name="T24_94" style:family="text"/>
    <style:style style:name="T24_95" style:family="text"/>
    <style:style style:name="T24_96" style:family="text"/>
    <style:style style:name="T24_97" style:family="text"/>
    <style:style style:name="T24_98" style:family="text"/>
    <style:style style:name="T24_99" style:family="text"/>
    <style:style style:name="T24_100" style:family="text"/>
    <style:style style:name="T24_101" style:family="text"/>
    <style:style style:name="T24_102" style:family="text"/>
    <style:style style:name="T24_103" style:family="text"/>
    <style:style style:name="T24_104" style:family="text"/>
    <style:style style:name="T24_105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weight="bold" style:font-weight-asian="bold" style:font-weight-complex="bold"/>
    </style:style>
    <style:style style:name="T25_2" style:family="text">
      <style:text-properties fo:font-weight="bold" style:font-weight-asian="bold" style:font-weight-complex="bold"/>
    </style:style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font-weight="bold" style:font-weight-asian="bold" style:font-weight-complex="bold"/>
    </style:style>
    <style:style style:name="T26_2" style:family="text">
      <style:text-properties fo:font-weight="bold" style:font-weight-asian="bold" style:font-weight-complex="bold"/>
    </style:style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font-weight="bold" style:font-weight-asian="bold" style:font-weight-complex="bold"/>
    </style:style>
    <style:style style:name="T27_2" style:family="text">
      <style:text-properties fo:font-weight="bold" style:font-weight-asian="bold" style:font-weight-complex="bold"/>
    </style:style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>
      <style:text-properties fo:font-style="italic" style:font-style-asian="italic" style:font-style-complex="italic"/>
    </style:style>
    <style:style style:name="T28_52" style:family="text">
      <style:text-properties fo:font-style="italic" style:font-style-asian="italic" style:font-style-complex="italic"/>
    </style:style>
    <style:style style:name="T28_53" style:family="text">
      <style:text-properties fo:font-style="italic" style:font-style-asian="italic" style:font-style-complex="italic"/>
    </style:style>
    <style:style style:name="T28_54" style:family="text">
      <style:text-properties fo:font-style="italic" style:font-style-asian="italic" style:font-style-complex="italic"/>
    </style:style>
    <style:style style:name="T28_55" style:family="text">
      <style:text-properties fo:font-style="italic" style:font-style-asian="italic" style:font-style-complex="italic"/>
    </style:style>
    <style:style style:name="T28_56" style:family="text">
      <style:text-properties fo:font-style="italic" style:font-style-asian="italic" style:font-style-complex="italic"/>
    </style:style>
    <style:style style:name="T28_57" style:family="text">
      <style:text-properties fo:font-style="italic" style:font-style-asian="italic" style:font-style-complex="italic"/>
    </style:style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>
      <style:text-properties fo:font-style="italic" style:font-style-asian="italic" style:font-style-complex="italic"/>
    </style:style>
    <style:style style:name="T28_76" style:family="text">
      <style:text-properties fo:font-style="italic" style:font-style-asian="italic" style:font-style-complex="italic"/>
    </style:style>
    <style:style style:name="T28_77" style:family="text">
      <style:text-properties fo:font-style="italic" style:font-style-asian="italic" style:font-style-complex="italic"/>
    </style:style>
    <style:style style:name="T28_78" style:family="text">
      <style:text-properties fo:font-style="italic" style:font-style-asian="italic" style:font-style-complex="italic"/>
    </style:style>
    <style:style style:name="T28_79" style:family="text">
      <style:text-properties fo:font-style="italic" style:font-style-asian="italic" style:font-style-complex="italic"/>
    </style:style>
    <style:style style:name="T28_80" style:family="text">
      <style:text-properties fo:font-style="italic" style:font-style-asian="italic" style:font-style-complex="italic"/>
    </style:style>
    <style:style style:name="T28_81" style:family="text">
      <style:text-properties fo:font-style="italic" style:font-style-asian="italic" style:font-style-complex="italic"/>
    </style:style>
    <style:style style:name="T28_82" style:family="text">
      <style:text-properties fo:font-style="italic" style:font-style-asian="italic" style:font-style-complex="italic"/>
    </style:style>
    <style:style style:name="T28_83" style:family="text">
      <style:text-properties fo:font-style="italic" style:font-style-asian="italic" style:font-style-complex="italic"/>
    </style:style>
    <style:style style:name="T28_84" style:family="text"/>
    <style:style style:name="T28_85" style:family="text"/>
    <style:style style:name="T28_86" style:family="text"/>
    <style:style style:name="T28_87" style:family="text"/>
    <style:style style:name="T28_88" style:family="text"/>
    <style:style style:name="T28_89" style:family="text"/>
    <style:style style:name="T28_90" style:family="text"/>
    <style:style style:name="T28_91" style:family="text"/>
    <style:style style:name="T28_92" style:family="text"/>
    <style:style style:name="T28_93" style:family="text"/>
    <style:style style:name="T28_94" style:family="text"/>
    <style:style style:name="T28_95" style:family="text"/>
    <style:style style:name="T28_96" style:family="text"/>
    <style:style style:name="T28_97" style:family="text"/>
    <style:style style:name="T28_98" style:family="text"/>
    <style:style style:name="T28_99" style:family="text"/>
    <style:style style:name="T28_100" style:family="text"/>
    <style:style style:name="T28_101" style:family="text"/>
    <style:style style:name="T28_102" style:family="text"/>
    <style:style style:name="T28_103" style:family="text"/>
    <style:style style:name="T28_104" style:family="text"/>
    <style:style style:name="T28_105" style:family="text"/>
    <style:style style:name="T28_106" style:family="text"/>
    <style:style style:name="T28_107" style:family="text"/>
    <style:style style:name="T28_108" style:family="text"/>
    <style:style style:name="T28_109" style:family="text"/>
    <style:style style:name="T28_110" style:family="text"/>
    <style:style style:name="T28_111" style:family="text"/>
    <style:style style:name="T28_112" style:family="text"/>
    <style:style style:name="T28_113" style:family="text"/>
    <style:style style:name="T28_114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font-weight="bold" style:font-weight-asian="bold" style:font-weight-complex="bold"/>
    </style:style>
    <style:style style:name="T29_2" style:family="text">
      <style:text-properties fo:font-weight="bold" style:font-weight-asian="bold" style:font-weight-complex="bold"/>
    </style:style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weight="bold" style:font-weight-asian="bold" style:font-weight-complex="bold"/>
    </style:style>
    <style:style style:name="T30_2" style:family="text">
      <style:text-properties fo:font-weight="bold" style:font-weight-asian="bold" style:font-weight-complex="bold"/>
    </style:style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weight="bold" style:font-weight-asian="bold" style:font-weight-complex="bold"/>
    </style:style>
    <style:style style:name="T31_2" style:family="text">
      <style:text-properties fo:font-weight="bold" style:font-weight-asian="bold" style:font-weight-complex="bold"/>
    </style:style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font-weight="bold" style:font-weight-asian="bold" style:font-weight-complex="bold"/>
    </style:style>
    <style:style style:name="T32_2" style:family="text">
      <style:text-properties fo:font-weight="bold" style:font-weight-asian="bold" style:font-weight-complex="bold"/>
    </style:style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T32_87" style:family="text"/>
    <style:style style:name="T32_88" style:family="text"/>
    <style:style style:name="T32_89" style:family="text"/>
    <style:style style:name="T32_90" style:family="text"/>
    <style:style style:name="T32_91" style:family="text"/>
    <style:style style:name="T32_92" style:family="text"/>
    <style:style style:name="T32_93" style:family="text"/>
    <style:style style:name="T32_94" style:family="text"/>
    <style:style style:name="T32_95" style:family="text"/>
    <style:style style:name="T32_96" style:family="text"/>
    <style:style style:name="T32_97" style:family="text"/>
    <style:style style:name="T32_98" style:family="text"/>
    <style:style style:name="T32_99" style:family="text"/>
    <style:style style:name="T32_100" style:family="text"/>
    <style:style style:name="T32_101" style:family="text"/>
    <style:style style:name="T32_102" style:family="text"/>
    <style:style style:name="T32_103" style:family="text"/>
    <style:style style:name="T32_104" style:family="text"/>
    <style:style style:name="T32_105" style:family="text"/>
    <style:style style:name="T32_106" style:family="text"/>
    <style:style style:name="T32_107" style:family="text"/>
    <style:style style:name="T32_108" style:family="text"/>
    <style:style style:name="T32_109" style:family="text"/>
    <style:style style:name="T32_110" style:family="text"/>
    <style:style style:name="T32_111" style:family="text"/>
    <style:style style:name="T32_112" style:family="text"/>
    <style:style style:name="T32_113" style:family="text"/>
    <style:style style:name="T32_114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weight="bold" style:font-weight-asian="bold" style:font-weight-complex="bold"/>
    </style:style>
    <style:style style:name="T33_2" style:family="text">
      <style:text-properties fo:font-weight="bold" style:font-weight-asian="bold" style:font-weight-complex="bold"/>
    </style:style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>
      <style:text-properties fo:font-style="italic" style:font-style-asian="italic" style:font-style-complex="italic"/>
    </style:style>
    <style:style style:name="T33_59" style:family="text">
      <style:text-properties fo:font-style="italic" style:font-style-asian="italic" style:font-style-complex="italic"/>
    </style:style>
    <style:style style:name="T33_60" style:family="text">
      <style:text-properties fo:font-style="italic" style:font-style-asian="italic" style:font-style-complex="italic"/>
    </style:style>
    <style:style style:name="T33_61" style:family="text"/>
    <style:style style:name="T33_62" style:family="text">
      <style:text-properties fo:font-style="italic" style:font-style-asian="italic" style:font-style-complex="italic"/>
    </style:style>
    <style:style style:name="T33_63" style:family="text">
      <style:text-properties fo:font-style="italic" style:font-style-asian="italic" style:font-style-complex="italic"/>
    </style:style>
    <style:style style:name="T33_64" style:family="text">
      <style:text-properties fo:font-style="italic" style:font-style-asian="italic" style:font-style-complex="italic"/>
    </style:style>
    <style:style style:name="T33_65" style:family="text">
      <style:text-properties fo:font-style="italic" style:font-style-asian="italic" style:font-style-complex="italic"/>
    </style:style>
    <style:style style:name="T33_66" style:family="text">
      <style:text-properties fo:font-style="italic" style:font-style-asian="italic" style:font-style-complex="italic"/>
    </style:style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T33_73" style:family="text"/>
    <style:style style:name="T33_74" style:family="text"/>
    <style:style style:name="T33_75" style:family="text"/>
    <style:style style:name="T33_76" style:family="text"/>
    <style:style style:name="T33_77" style:family="text"/>
    <style:style style:name="T33_78" style:family="text"/>
    <style:style style:name="T33_79" style:family="text"/>
    <style:style style:name="T33_80" style:family="text"/>
    <style:style style:name="T33_81" style:family="text"/>
    <style:style style:name="T33_82" style:family="text"/>
    <style:style style:name="T33_83" style:family="text"/>
    <style:style style:name="T33_84" style:family="text"/>
    <style:style style:name="T33_85" style:family="text"/>
    <style:style style:name="T33_86" style:family="text"/>
    <style:style style:name="T33_87" style:family="text"/>
    <style:style style:name="T33_88" style:family="text"/>
    <style:style style:name="T33_89" style:family="text"/>
    <style:style style:name="T33_90" style:family="text"/>
    <style:style style:name="T33_91" style:family="text"/>
    <style:style style:name="T33_92" style:family="text"/>
    <style:style style:name="T33_93" style:family="text"/>
    <style:style style:name="T33_94" style:family="text"/>
    <style:style style:name="T33_95" style:family="text"/>
    <style:style style:name="T33_96" style:family="text"/>
    <style:style style:name="T33_97" style:family="text"/>
    <style:style style:name="T33_98" style:family="text"/>
    <style:style style:name="T33_99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font-weight="bold" style:font-weight-asian="bold" style:font-weight-complex="bold"/>
    </style:style>
    <style:style style:name="T34_2" style:family="text">
      <style:text-properties fo:font-weight="bold" style:font-weight-asian="bold" style:font-weight-complex="bold"/>
    </style:style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weight="bold" style:font-weight-asian="bold" style:font-weight-complex="bold"/>
    </style:style>
    <style:style style:name="T36_2" style:family="text">
      <style:text-properties fo:font-weight="bold" style:font-weight-asian="bold" style:font-weight-complex="bold"/>
    </style:style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weight="bold" style:font-weight-asian="bold" style:font-weight-complex="bold"/>
    </style:style>
    <style:style style:name="T37_2" style:family="text">
      <style:text-properties fo:font-weight="bold" style:font-weight-asian="bold" style:font-weight-complex="bold"/>
    </style:style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font-weight="bold" style:font-weight-asian="bold" style:font-weight-complex="bold"/>
    </style:style>
    <style:style style:name="T38_2" style:family="text">
      <style:text-properties fo:font-weight="bold" style:font-weight-asian="bold" style:font-weight-complex="bold"/>
    </style:style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font-weight="bold" style:font-weight-asian="bold" style:font-weight-complex="bold"/>
    </style:style>
    <style:style style:name="T39_2" style:family="text">
      <style:text-properties fo:font-weight="bold" style:font-weight-asian="bold" style:font-weight-complex="bold"/>
    </style:style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>
      <style:text-properties fo:font-style="italic" style:font-style-asian="italic" style:font-style-complex="italic"/>
    </style:style>
    <style:style style:name="T39_35" style:family="text">
      <style:text-properties fo:font-style="italic" style:font-style-asian="italic" style:font-style-complex="italic"/>
    </style:style>
    <style:style style:name="T39_36" style:family="text">
      <style:text-properties fo:font-style="italic" style:font-style-asian="italic" style:font-style-complex="italic"/>
    </style:style>
    <style:style style:name="T39_37" style:family="text">
      <style:text-properties fo:font-style="italic" style:font-style-asian="italic" style:font-style-complex="italic"/>
    </style:style>
    <style:style style:name="T39_38" style:family="text">
      <style:text-properties fo:font-style="italic" style:font-style-asian="italic" style:font-style-complex="italic"/>
    </style:style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>
      <style:text-properties fo:font-style="italic" style:font-style-asian="italic" style:font-style-complex="italic"/>
    </style:style>
    <style:style style:name="T39_65" style:family="text">
      <style:text-properties fo:font-style="italic" style:font-style-asian="italic" style:font-style-complex="italic"/>
    </style:style>
    <style:style style:name="T39_66" style:family="text">
      <style:text-properties fo:font-style="italic" style:font-style-asian="italic" style:font-style-complex="italic"/>
    </style:style>
    <style:style style:name="T39_67" style:family="text">
      <style:text-properties fo:font-style="italic" style:font-style-asian="italic" style:font-style-complex="italic"/>
    </style:style>
    <style:style style:name="T39_68" style:family="text">
      <style:text-properties fo:font-style="italic" style:font-style-asian="italic" style:font-style-complex="italic"/>
    </style:style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T39_75" style:family="text"/>
    <style:style style:name="T39_76" style:family="text"/>
    <style:style style:name="T39_77" style:family="text"/>
    <style:style style:name="T39_78" style:family="text"/>
    <style:style style:name="T39_79" style:family="text"/>
    <style:style style:name="T39_80" style:family="text"/>
    <style:style style:name="T39_81" style:family="text"/>
    <style:style style:name="T39_82" style:family="text"/>
    <style:style style:name="T39_83" style:family="text"/>
    <style:style style:name="T39_84" style:family="text"/>
    <style:style style:name="T39_85" style:family="text"/>
    <style:style style:name="T39_86" style:family="text"/>
    <style:style style:name="T39_87" style:family="text"/>
    <style:style style:name="T39_88" style:family="text"/>
    <style:style style:name="T39_89" style:family="text"/>
    <style:style style:name="T39_90" style:family="text"/>
    <style:style style:name="T39_91" style:family="text"/>
    <style:style style:name="T39_92" style:family="text"/>
    <style:style style:name="T39_93" style:family="text"/>
    <style:style style:name="T39_94" style:family="text"/>
    <style:style style:name="T39_95" style:family="text"/>
    <style:style style:name="T39_96" style:family="text"/>
    <style:style style:name="T39_97" style:family="text"/>
    <style:style style:name="T39_98" style:family="text"/>
    <style:style style:name="T39_99" style:family="text"/>
    <style:style style:name="T39_100" style:family="text"/>
    <style:style style:name="T39_101" style:family="text"/>
    <style:style style:name="T39_102" style:family="text"/>
    <style:style style:name="T39_103" style:family="text"/>
    <style:style style:name="T39_104" style:family="text"/>
    <style:style style:name="T39_105" style:family="text"/>
    <style:style style:name="T39_106" style:family="text"/>
    <style:style style:name="T39_107" style:family="text"/>
    <style:style style:name="T39_108" style:family="text"/>
    <style:style style:name="T39_109" style:family="text"/>
    <style:style style:name="T39_110" style:family="text"/>
    <style:style style:name="T39_111" style:family="text"/>
    <style:style style:name="T39_112" style:family="text"/>
    <style:style style:name="T39_113" style:family="text"/>
    <style:style style:name="T39_114" style:family="text"/>
    <style:style style:name="T39_115" style:family="text"/>
    <style:style style:name="T39_116" style:family="text"/>
    <style:style style:name="T39_117" style:family="text"/>
    <style:style style:name="T39_118" style:family="text"/>
    <style:style style:name="T39_119" style:family="text"/>
    <style:style style:name="T39_120" style:family="text"/>
    <style:style style:name="T39_121" style:family="text"/>
    <style:style style:name="T39_122" style:family="text"/>
    <style:style style:name="T39_123" style:family="text"/>
    <style:style style:name="T39_124" style:family="text"/>
    <style:style style:name="T39_125" style:family="text"/>
    <style:style style:name="T39_126" style:family="text"/>
    <style:style style:name="T39_127" style:family="text"/>
    <style:style style:name="T39_128" style:family="text"/>
    <style:style style:name="T39_129" style:family="text"/>
    <style:style style:name="T39_130" style:family="text"/>
    <style:style style:name="T39_131" style:family="text"/>
    <style:style style:name="T39_132" style:family="text"/>
    <style:style style:name="T39_133" style:family="text"/>
    <style:style style:name="T39_134" style:family="text"/>
    <style:style style:name="T39_135" style:family="text"/>
    <style:style style:name="T39_136" style:family="text"/>
    <style:style style:name="T39_137" style:family="text"/>
    <style:style style:name="T39_138" style:family="text"/>
    <style:style style:name="T39_139" style:family="text"/>
    <style:style style:name="T39_140" style:family="text"/>
    <style:style style:name="T39_141" style:family="text"/>
    <style:style style:name="T39_142" style:family="text"/>
    <style:style style:name="T39_143" style:family="text"/>
    <style:style style:name="T39_144" style:family="text"/>
    <style:style style:name="T39_145" style:family="text"/>
    <style:style style:name="T39_146" style:family="text"/>
    <style:style style:name="T39_147" style:family="text"/>
    <style:style style:name="T39_148" style:family="text"/>
    <style:style style:name="T39_149" style:family="text"/>
    <style:style style:name="T39_150" style:family="text"/>
    <style:style style:name="T39_151" style:family="text"/>
    <style:style style:name="T39_152" style:family="text"/>
    <style:style style:name="T39_153" style:family="text"/>
    <style:style style:name="T39_154" style:family="text"/>
    <style:style style:name="T39_155" style:family="text"/>
    <style:style style:name="T39_156" style:family="text"/>
    <style:style style:name="T39_157" style:family="text"/>
    <style:style style:name="T39_158" style:family="text"/>
    <style:style style:name="T39_159" style:family="text"/>
    <style:style style:name="T39_160" style:family="text"/>
    <style:style style:name="T39_161" style:family="text"/>
    <style:style style:name="T39_162" style:family="text"/>
    <style:style style:name="T39_163" style:family="text"/>
    <style:style style:name="T39_164" style:family="text"/>
    <style:style style:name="T39_165" style:family="text"/>
    <style:style style:name="T39_166" style:family="text"/>
    <style:style style:name="T39_167" style:family="text"/>
    <style:style style:name="T39_168" style:family="text"/>
    <style:style style:name="T39_169" style:family="text"/>
    <style:style style:name="T39_170" style:family="text"/>
    <style:style style:name="T39_171" style:family="text"/>
    <style:style style:name="T39_172" style:family="text"/>
    <style:style style:name="T39_173" style:family="text"/>
    <style:style style:name="T39_174" style:family="text"/>
    <style:style style:name="T39_175" style:family="text"/>
    <style:style style:name="T39_176" style:family="text"/>
    <style:style style:name="T39_177" style:family="text"/>
    <style:style style:name="T39_178" style:family="text"/>
    <style:style style:name="T39_179" style:family="text"/>
    <style:style style:name="T39_180" style:family="text"/>
    <style:style style:name="T39_181" style:family="text"/>
    <style:style style:name="T39_182" style:family="text"/>
    <style:style style:name="T39_183" style:family="text"/>
    <style:style style:name="T39_184" style:family="text"/>
    <style:style style:name="T39_185" style:family="text"/>
    <style:style style:name="T39_186" style:family="text"/>
    <style:style style:name="T39_187" style:family="text"/>
    <style:style style:name="T39_188" style:family="text"/>
    <style:style style:name="T39_189" style:family="text"/>
    <style:style style:name="T39_190" style:family="text"/>
    <style:style style:name="T39_191" style:family="text"/>
    <style:style style:name="T39_192" style:family="text"/>
    <style:style style:name="T39_193" style:family="text"/>
    <style:style style:name="T39_194" style:family="text"/>
    <style:style style:name="T39_195" style:family="text"/>
    <style:style style:name="T39_196" style:family="text"/>
    <style:style style:name="T39_197" style:family="text"/>
    <style:style style:name="T39_198" style:family="text"/>
    <style:style style:name="T39_199" style:family="text"/>
    <style:style style:name="T39_200" style:family="text"/>
    <style:style style:name="T39_201" style:family="text"/>
    <style:style style:name="T39_202" style:family="text"/>
    <style:style style:name="T39_203" style:family="text"/>
    <style:style style:name="T39_204" style:family="text"/>
    <style:style style:name="T39_205" style:family="text"/>
    <style:style style:name="T39_206" style:family="text"/>
    <style:style style:name="T39_207" style:family="text"/>
    <style:style style:name="T39_208" style:family="text"/>
    <style:style style:name="T39_209" style:family="text"/>
    <style:style style:name="T39_210" style:family="text"/>
    <style:style style:name="T39_211" style:family="text"/>
    <style:style style:name="T39_212" style:family="text"/>
    <style:style style:name="T39_213" style:family="text"/>
    <style:style style:name="T39_214" style:family="text"/>
    <style:style style:name="T39_215" style:family="text"/>
    <style:style style:name="T39_216" style:family="text"/>
    <style:style style:name="T39_217" style:family="text"/>
    <style:style style:name="T39_218" style:family="text"/>
    <style:style style:name="T39_219" style:family="text"/>
    <style:style style:name="T39_220" style:family="text"/>
    <style:style style:name="T39_221" style:family="text"/>
    <style:style style:name="T39_222" style:family="text"/>
    <style:style style:name="T39_223" style:family="text"/>
    <style:style style:name="T39_224" style:family="text"/>
    <style:style style:name="T39_225" style:family="text"/>
    <style:style style:name="T39_226" style:family="text"/>
    <style:style style:name="T39_227" style:family="text"/>
    <style:style style:name="T39_228" style:family="text"/>
    <style:style style:name="T39_229" style:family="text"/>
    <style:style style:name="T39_230" style:family="text"/>
    <style:style style:name="T39_231" style:family="text"/>
    <style:style style:name="T39_232" style:family="text"/>
    <style:style style:name="T39_233" style:family="text"/>
    <style:style style:name="T39_234" style:family="text"/>
    <style:style style:name="T39_235" style:family="text"/>
    <style:style style:name="T39_236" style:family="text"/>
    <style:style style:name="T39_237" style:family="text"/>
    <style:style style:name="T39_238" style:family="text"/>
    <style:style style:name="T39_239" style:family="text"/>
    <style:style style:name="T39_240" style:family="text">
      <style:text-properties fo:font-style="italic" style:font-style-asian="italic" style:font-style-complex="italic"/>
    </style:style>
    <style:style style:name="T39_241" style:family="text"/>
    <style:style style:name="T39_242" style:family="text"/>
    <style:style style:name="T39_243" style:family="text"/>
    <style:style style:name="T39_244" style:family="text">
      <style:text-properties fo:font-style="italic" style:font-style-asian="italic" style:font-style-complex="italic"/>
    </style:style>
    <style:style style:name="T39_245" style:family="text">
      <style:text-properties fo:font-style="italic" style:font-style-asian="italic" style:font-style-complex="italic"/>
    </style:style>
    <style:style style:name="T39_246" style:family="text">
      <style:text-properties fo:font-style="italic" style:font-style-asian="italic" style:font-style-complex="italic"/>
    </style:style>
    <style:style style:name="T39_247" style:family="text">
      <style:text-properties fo:font-style="italic" style:font-style-asian="italic" style:font-style-complex="italic"/>
    </style:style>
    <style:style style:name="T39_248" style:family="text">
      <style:text-properties fo:font-style="italic" style:font-style-asian="italic" style:font-style-complex="italic"/>
    </style:style>
    <style:style style:name="T39_249" style:family="text">
      <style:text-properties fo:font-style="italic" style:font-style-asian="italic" style:font-style-complex="italic"/>
    </style:style>
    <style:style style:name="T39_250" style:family="text">
      <style:text-properties fo:font-style="italic" style:font-style-asian="italic" style:font-style-complex="italic"/>
    </style:style>
    <style:style style:name="T39_251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font-weight="bold" style:font-weight-asian="bold" style:font-weight-complex="bold"/>
    </style:style>
    <style:style style:name="T40_2" style:family="text">
      <style:text-properties fo:font-weight="bold" style:font-weight-asian="bold" style:font-weight-complex="bold"/>
    </style:style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/>
    <style:style style:name="T44_56" style:family="text"/>
    <style:style style:name="T44_57" style:family="text"/>
    <style:style style:name="T44_58" style:family="text"/>
    <style:style style:name="T44_59" style:family="text"/>
    <style:style style:name="T44_60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>
      <style:text-properties fo:color="#1155cc" style:text-underline-style="solid" style:text-underline-color="font-color"/>
    </style:style>
    <style:style style:name="T45_3" style:family="text"/>
    <style:style style:name="T45_4" style:family="text">
      <style:text-properties fo:color="#1155cc" style:text-underline-style="solid" style:text-underline-color="font-color"/>
    </style:style>
    <style:style style:name="T45_5" style:family="text"/>
    <style:style style:name="T45_6" style:family="text">
      <style:text-properties fo:color="#1155cc" style:text-underline-style="solid" style:text-underline-color="font-color"/>
    </style:style>
    <style:style style:name="T45_7" style:family="text"/>
    <style:style style:name="T45_8" style:family="text">
      <style:text-properties fo:color="#1155cc" style:text-underline-style="solid" style:text-underline-color="font-color"/>
    </style:style>
    <style:style style:name="T45_9" style:family="text"/>
    <style:style style:name="T45_10" style:family="text">
      <style:text-properties fo:color="#1155cc" style:text-underline-style="solid" style:text-underline-color="font-color"/>
    </style:style>
    <style:style style:name="T45_11" style:family="text"/>
    <style:style style:name="T45_12" style:family="text">
      <style:text-properties fo:color="#1155cc" style:text-underline-style="solid" style:text-underline-color="font-color"/>
    </style:style>
    <style:style style:name="T45_13" style:family="text"/>
    <style:style style:name="T45_14" style:family="text">
      <style:text-properties fo:color="#1155cc" style:text-underline-style="solid" style:text-underline-color="font-color"/>
    </style:style>
    <style:style style:name="T45_15" style:family="text"/>
    <style:style style:name="T45_16" style:family="text">
      <style:text-properties fo:color="#1155cc" style:text-underline-style="solid" style:text-underline-color="font-color"/>
    </style:style>
    <style:style style:name="T45_17" style:family="text"/>
    <style:style style:name="T45_18" style:family="text">
      <style:text-properties fo:color="#1155cc" style:text-underline-style="solid" style:text-underline-color="font-color"/>
    </style:style>
    <style:style style:name="T45_19" style:family="text"/>
    <style:style style:name="T45_20" style:family="text">
      <style:text-properties fo:color="#1155cc" style:text-underline-style="solid" style:text-underline-color="font-color"/>
    </style:style>
    <style:style style:name="T45_21" style:family="text"/>
    <style:style style:name="T45_22" style:family="text">
      <style:text-properties fo:color="#1155cc" style:text-underline-style="solid" style:text-underline-color="font-color"/>
    </style:style>
    <style:style style:name="T45_23" style:family="text"/>
    <style:style style:name="T45_24" style:family="text">
      <style:text-properties fo:color="#1155cc" style:text-underline-style="solid" style:text-underline-color="font-color"/>
    </style:style>
    <style:style style:name="T45_25" style:family="text"/>
    <style:style style:name="T45_26" style:family="text">
      <style:text-properties fo:color="#1155cc" style:text-underline-style="solid" style:text-underline-color="font-color"/>
    </style:style>
    <style:style style:name="T45_27" style:family="text"/>
    <style:style style:name="T45_28" style:family="text">
      <style:text-properties fo:color="#1155cc" style:text-underline-style="solid" style:text-underline-color="font-color"/>
    </style:style>
    <style:style style:name="T45_29" style:family="text"/>
    <style:style style:name="T45_30" style:family="text">
      <style:text-properties fo:color="#1155cc" style:text-underline-style="solid" style:text-underline-color="font-color"/>
    </style:style>
    <style:style style:name="T45_31" style:family="text"/>
    <style:style style:name="T45_32" style:family="text">
      <style:text-properties fo:color="#1155cc" style:text-underline-style="solid" style:text-underline-color="font-color"/>
    </style:style>
    <style:style style:name="T45_33" style:family="text"/>
    <style:style style:name="T45_34" style:family="text">
      <style:text-properties fo:color="#1155cc" style:text-underline-style="solid" style:text-underline-color="font-color"/>
    </style:style>
    <style:style style:name="T45_35" style:family="text"/>
    <style:style style:name="T45_36" style:family="text">
      <style:text-properties fo:color="#1155cc" style:text-underline-style="solid" style:text-underline-color="font-color"/>
    </style:style>
    <style:style style:name="T45_37" style:family="text"/>
    <style:style style:name="T45_38" style:family="text">
      <style:text-properties fo:color="#1155cc" style:text-underline-style="solid" style:text-underline-color="font-color"/>
    </style:style>
    <style:style style:name="T45_39" style:family="text"/>
    <style:style style:name="T45_40" style:family="text">
      <style:text-properties fo:color="#1155cc" style:text-underline-style="solid" style:text-underline-color="font-color"/>
    </style:style>
    <style:style style:name="T45_41" style:family="text"/>
    <style:style style:name="T45_42" style:family="text">
      <style:text-properties fo:color="#1155cc" style:text-underline-style="solid" style:text-underline-color="font-color"/>
    </style:style>
    <style:style style:name="T45_43" style:family="text"/>
    <style:style style:name="T45_44" style:family="text">
      <style:text-properties fo:color="#1155cc" style:text-underline-style="solid" style:text-underline-color="font-color"/>
    </style:style>
    <style:style style:name="T45_45" style:family="text"/>
    <style:style style:name="T45_46" style:family="text">
      <style:text-properties fo:color="#1155cc" style:text-underline-style="solid" style:text-underline-color="font-color"/>
    </style:style>
    <style:style style:name="T45_47" style:family="text"/>
    <style:style style:name="T45_48" style:family="text">
      <style:text-properties fo:color="#1155cc" style:text-underline-style="solid" style:text-underline-color="font-color"/>
    </style:style>
    <style:style style:name="T45_49" style:family="text"/>
    <style:style style:name="T45_50" style:family="text">
      <style:text-properties fo:color="#1155cc" style:text-underline-style="solid" style:text-underline-color="font-color"/>
    </style:style>
    <style:style style:name="T45_51" style:family="text"/>
    <style:style style:name="T45_52" style:family="text">
      <style:text-properties fo:color="#1155cc" style:text-underline-style="solid" style:text-underline-color="font-color"/>
    </style:style>
    <style:style style:name="T45_53" style:family="text"/>
    <style:style style:name="T45_54" style:family="text">
      <style:text-properties fo:color="#1155cc" style:text-underline-style="solid" style:text-underline-color="font-color"/>
    </style:style>
    <style:style style:name="T45_55" style:family="text"/>
    <style:style style:name="T45_56" style:family="text">
      <style:text-properties fo:color="#1155cc" style:text-underline-style="solid" style:text-underline-color="font-color"/>
    </style:style>
    <style:style style:name="T45_57" style:family="text"/>
    <style:style style:name="T45_58" style:family="text">
      <style:text-properties fo:color="#1155cc" style:text-underline-style="solid" style:text-underline-color="font-color"/>
    </style:style>
    <style:style style:name="T45_59" style:family="text"/>
    <style:style style:name="T45_60" style:family="text">
      <style:text-properties fo:color="#1155cc" style:text-underline-style="solid" style:text-underline-color="font-color"/>
    </style:style>
    <style:style style:name="T45_61" style:family="text"/>
    <style:style style:name="T45_62" style:family="text">
      <style:text-properties fo:color="#1155cc" style:text-underline-style="solid" style:text-underline-color="font-color"/>
    </style:style>
    <style:style style:name="T45_63" style:family="text"/>
    <style:style style:name="T45_64" style:family="text">
      <style:text-properties fo:color="#1155cc" style:text-underline-style="solid" style:text-underline-color="font-color"/>
    </style:style>
    <style:style style:name="T45_65" style:family="text"/>
    <style:style style:name="T45_66" style:family="text">
      <style:text-properties fo:color="#1155cc" style:text-underline-style="solid" style:text-underline-color="font-color"/>
    </style:style>
    <style:style style:name="T45_67" style:family="text"/>
    <style:style style:name="T45_68" style:family="text">
      <style:text-properties fo:color="#1155cc" style:text-underline-style="solid" style:text-underline-color="font-color"/>
    </style:style>
    <style:style style:name="T45_69" style:family="text"/>
    <style:style style:name="T45_70" style:family="text">
      <style:text-properties fo:color="#1155cc" style:text-underline-style="solid" style:text-underline-color="font-color"/>
    </style:style>
    <style:style style:name="T45_71" style:family="text"/>
    <style:style style:name="T45_72" style:family="text">
      <style:text-properties fo:color="#1155cc" style:text-underline-style="solid" style:text-underline-color="font-color"/>
    </style:style>
    <style:style style:name="T45_73" style:family="text"/>
    <style:style style:name="T45_74" style:family="text">
      <style:text-properties fo:color="#1155cc" style:text-underline-style="solid" style:text-underline-color="font-color"/>
    </style:style>
    <style:style style:name="T45_75" style:family="text"/>
    <style:style style:name="T45_76" style:family="text">
      <style:text-properties fo:color="#1155cc" style:text-underline-style="solid" style:text-underline-color="font-color"/>
    </style:style>
    <style:style style:name="T45_77" style:family="text"/>
    <style:style style:name="T45_78" style:family="text">
      <style:text-properties fo:color="#1155cc" style:text-underline-style="solid" style:text-underline-color="font-color"/>
    </style:style>
    <style:style style:name="T45_79" style:family="text"/>
    <style:style style:name="T45_80" style:family="text">
      <style:text-properties fo:color="#1155cc" style:text-underline-style="solid" style:text-underline-color="font-color"/>
    </style:style>
    <style:style style:name="T45_81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>
      <style:text-properties fo:color="#1155cc" style:text-underline-style="solid" style:text-underline-color="font-color"/>
    </style:style>
    <style:style style:name="T46_3" style:family="text"/>
    <style:style style:name="T46_4" style:family="text">
      <style:text-properties fo:color="#1155cc" style:text-underline-style="solid" style:text-underline-color="font-color"/>
    </style:style>
    <style:style style:name="T46_5" style:family="text"/>
    <style:style style:name="T46_6" style:family="text">
      <style:text-properties fo:color="#1155cc" style:text-underline-style="solid" style:text-underline-color="font-color"/>
    </style:style>
    <style:style style:name="T46_7" style:family="text"/>
    <style:style style:name="T46_8" style:family="text">
      <style:text-properties fo:color="#1155cc" style:text-underline-style="solid" style:text-underline-color="font-color"/>
    </style:style>
    <style:style style:name="T46_9" style:family="text"/>
    <style:style style:name="T46_10" style:family="text">
      <style:text-properties fo:color="#1155cc" style:text-underline-style="solid" style:text-underline-color="font-color"/>
    </style:style>
    <style:style style:name="T46_11" style:family="text"/>
    <style:style style:name="T46_12" style:family="text">
      <style:text-properties fo:color="#1155cc" style:text-underline-style="solid" style:text-underline-color="font-color"/>
    </style:style>
    <style:style style:name="T46_13" style:family="text"/>
    <style:style style:name="T46_14" style:family="text">
      <style:text-properties fo:color="#1155cc" style:text-underline-style="solid" style:text-underline-color="font-color"/>
    </style:style>
    <style:style style:name="T46_15" style:family="text"/>
    <style:style style:name="T46_16" style:family="text">
      <style:text-properties fo:color="#1155cc" style:text-underline-style="solid" style:text-underline-color="font-color"/>
    </style:style>
    <style:style style:name="T46_17" style:family="text"/>
    <style:style style:name="T46_18" style:family="text">
      <style:text-properties fo:color="#1155cc" style:text-underline-style="solid" style:text-underline-color="font-color"/>
    </style:style>
    <style:style style:name="T46_19" style:family="text"/>
    <style:style style:name="T46_20" style:family="text">
      <style:text-properties fo:color="#1155cc" style:text-underline-style="solid" style:text-underline-color="font-color"/>
    </style:style>
    <style:style style:name="T46_21" style:family="text"/>
    <style:style style:name="T46_22" style:family="text">
      <style:text-properties fo:color="#1155cc" style:text-underline-style="solid" style:text-underline-color="font-color"/>
    </style:style>
    <style:style style:name="T46_23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>
      <style:text-properties fo:color="#1155cc" style:text-underline-style="solid" style:text-underline-color="font-color"/>
    </style:style>
    <style:style style:name="T47_3" style:family="text"/>
    <style:style style:name="T47_4" style:family="text">
      <style:text-properties fo:color="#1155cc" style:text-underline-style="solid" style:text-underline-color="font-color"/>
    </style:style>
    <style:style style:name="T47_5" style:family="text"/>
    <style:style style:name="T47_6" style:family="text">
      <style:text-properties fo:color="#1155cc" style:text-underline-style="solid" style:text-underline-color="font-color"/>
    </style:style>
    <style:style style:name="T47_7" style:family="text"/>
    <style:style style:name="T47_8" style:family="text">
      <style:text-properties fo:color="#1155cc" style:text-underline-style="solid" style:text-underline-color="font-color"/>
    </style:style>
    <style:style style:name="T47_9" style:family="text"/>
    <style:style style:name="T47_10" style:family="text">
      <style:text-properties fo:color="#1155cc" style:text-underline-style="solid" style:text-underline-color="font-color"/>
    </style:style>
    <style:style style:name="T47_11" style:family="text"/>
    <style:style style:name="T47_12" style:family="text">
      <style:text-properties fo:color="#1155cc" style:text-underline-style="solid" style:text-underline-color="font-color"/>
    </style:style>
    <style:style style:name="T47_13" style:family="text"/>
    <style:style style:name="T47_14" style:family="text">
      <style:text-properties fo:color="#1155cc" style:text-underline-style="solid" style:text-underline-color="font-color"/>
    </style:style>
    <style:style style:name="T47_15" style:family="text"/>
    <style:style style:name="T47_16" style:family="text">
      <style:text-properties fo:color="#1155cc" style:text-underline-style="solid" style:text-underline-color="font-color"/>
    </style:style>
    <style:style style:name="T47_17" style:family="text"/>
    <style:style style:name="T47_18" style:family="text">
      <style:text-properties fo:color="#1155cc" style:text-underline-style="solid" style:text-underline-color="font-color"/>
    </style:style>
    <style:style style:name="T47_19" style:family="text"/>
    <style:style style:name="T47_20" style:family="text">
      <style:text-properties fo:color="#1155cc" style:text-underline-style="solid" style:text-underline-color="font-color"/>
    </style:style>
    <style:style style:name="T47_21" style:family="text"/>
    <style:style style:name="T47_22" style:family="text">
      <style:text-properties fo:color="#1155cc" style:text-underline-style="solid" style:text-underline-color="font-color"/>
    </style:style>
    <style:style style:name="T47_23" style:family="text"/>
    <style:style style:name="T47_24" style:family="text">
      <style:text-properties fo:color="#1155cc" style:text-underline-style="solid" style:text-underline-color="font-color"/>
    </style:style>
    <style:style style:name="T47_25" style:family="text"/>
    <style:style style:name="T47_26" style:family="text">
      <style:text-properties fo:color="#1155cc" style:text-underline-style="solid" style:text-underline-color="font-color"/>
    </style:style>
    <style:style style:name="T47_27" style:family="text"/>
    <style:style style:name="T47_28" style:family="text">
      <style:text-properties fo:color="#1155cc" style:text-underline-style="solid" style:text-underline-color="font-color"/>
    </style:style>
    <style:style style:name="T47_29" style:family="text"/>
    <style:style style:name="T47_30" style:family="text">
      <style:text-properties fo:color="#1155cc" style:text-underline-style="solid" style:text-underline-color="font-color"/>
    </style:style>
    <style:style style:name="T47_31" style:family="text"/>
    <style:style style:name="T47_32" style:family="text">
      <style:text-properties fo:color="#1155cc" style:text-underline-style="solid" style:text-underline-color="font-color"/>
    </style:style>
    <style:style style:name="T47_33" style:family="text"/>
    <style:style style:name="T47_34" style:family="text">
      <style:text-properties fo:color="#1155cc" style:text-underline-style="solid" style:text-underline-color="font-color"/>
    </style:style>
    <style:style style:name="T47_35" style:family="text"/>
    <style:style style:name="T47_36" style:family="text">
      <style:text-properties fo:color="#1155cc" style:text-underline-style="solid" style:text-underline-color="font-color"/>
    </style:style>
    <style:style style:name="T47_37" style:family="text"/>
    <style:style style:name="T47_38" style:family="text">
      <style:text-properties fo:color="#1155cc" style:text-underline-style="solid" style:text-underline-color="font-color"/>
    </style:style>
    <style:style style:name="T47_39" style:family="text"/>
    <style:style style:name="T47_40" style:family="text">
      <style:text-properties fo:color="#1155cc" style:text-underline-style="solid" style:text-underline-color="font-color"/>
    </style:style>
    <style:style style:name="T47_41" style:family="text"/>
    <style:style style:name="T47_42" style:family="text">
      <style:text-properties fo:color="#1155cc" style:text-underline-style="solid" style:text-underline-color="font-color"/>
    </style:style>
    <style:style style:name="T47_43" style:family="text"/>
    <style:style style:name="T47_44" style:family="text">
      <style:text-properties fo:color="#1155cc" style:text-underline-style="solid" style:text-underline-color="font-color"/>
    </style:style>
    <style:style style:name="T47_45" style:family="text"/>
    <style:style style:name="T47_46" style:family="text">
      <style:text-properties fo:color="#1155cc" style:text-underline-style="solid" style:text-underline-color="font-color"/>
    </style:style>
    <style:style style:name="T47_47" style:family="text"/>
    <style:style style:name="T47_48" style:family="text">
      <style:text-properties fo:color="#1155cc" style:text-underline-style="solid" style:text-underline-color="font-color"/>
    </style:style>
    <style:style style:name="T47_49" style:family="text"/>
    <style:style style:name="T47_50" style:family="text">
      <style:text-properties fo:color="#1155cc" style:text-underline-style="solid" style:text-underline-color="font-color"/>
    </style:style>
    <style:style style:name="T47_51" style:family="text"/>
    <style:style style:name="T47_52" style:family="text">
      <style:text-properties fo:color="#1155cc" style:text-underline-style="solid" style:text-underline-color="font-color"/>
    </style:style>
    <style:style style:name="T47_53" style:family="text"/>
    <style:style style:name="T47_54" style:family="text">
      <style:text-properties fo:color="#1155cc" style:text-underline-style="solid" style:text-underline-color="font-color"/>
    </style:style>
    <style:style style:name="T47_55" style:family="text"/>
    <style:style style:name="T47_56" style:family="text">
      <style:text-properties fo:color="#1155cc" style:text-underline-style="solid" style:text-underline-color="font-color"/>
    </style:style>
    <style:style style:name="T47_57" style:family="text"/>
    <style:style style:name="T47_58" style:family="text">
      <style:text-properties fo:color="#1155cc" style:text-underline-style="solid" style:text-underline-color="font-color"/>
    </style:style>
    <style:style style:name="T47_59" style:family="text"/>
    <style:style style:name="T47_60" style:family="text">
      <style:text-properties fo:color="#1155cc" style:text-underline-style="solid" style:text-underline-color="font-color"/>
    </style:style>
    <style:style style:name="T47_61" style:family="text"/>
    <style:style style:name="T47_62" style:family="text">
      <style:text-properties fo:color="#1155cc" style:text-underline-style="solid" style:text-underline-color="font-color"/>
    </style:style>
    <style:style style:name="T47_63" style:family="text"/>
    <style:style style:name="T47_64" style:family="text">
      <style:text-properties fo:color="#1155cc" style:text-underline-style="solid" style:text-underline-color="font-color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>
      <style:text-properties fo:color="#1155cc" style:text-underline-style="solid" style:text-underline-color="font-color"/>
    </style:style>
    <style:style style:name="T48_3" style:family="text"/>
    <style:style style:name="T48_4" style:family="text">
      <style:text-properties fo:color="#1155cc" style:text-underline-style="solid" style:text-underline-color="font-color"/>
    </style:style>
    <style:style style:name="T48_5" style:family="text"/>
    <style:style style:name="T48_6" style:family="text">
      <style:text-properties fo:color="#1155cc" style:text-underline-style="solid" style:text-underline-color="font-color"/>
    </style:style>
    <style:style style:name="T48_7" style:family="text"/>
    <style:style style:name="T48_8" style:family="text">
      <style:text-properties fo:color="#1155cc" style:text-underline-style="solid" style:text-underline-color="font-color"/>
    </style:style>
    <style:style style:name="T48_9" style:family="text"/>
    <style:style style:name="T48_10" style:family="text">
      <style:text-properties fo:color="#1155cc" style:text-underline-style="solid" style:text-underline-color="font-color"/>
    </style:style>
    <style:style style:name="T48_11" style:family="text"/>
    <style:style style:name="T48_12" style:family="text">
      <style:text-properties fo:color="#1155cc" style:text-underline-style="solid" style:text-underline-color="font-color"/>
    </style:style>
    <style:style style:name="T48_13" style:family="text"/>
    <style:style style:name="T48_14" style:family="text">
      <style:text-properties fo:color="#1155cc" style:text-underline-style="solid" style:text-underline-color="font-color"/>
    </style:style>
    <style:style style:name="T48_15" style:family="text"/>
    <style:style style:name="T48_16" style:family="text">
      <style:text-properties fo:color="#1155cc" style:text-underline-style="solid" style:text-underline-color="font-color"/>
    </style:style>
    <style:style style:name="T48_17" style:family="text"/>
    <style:style style:name="T48_18" style:family="text">
      <style:text-properties fo:color="#1155cc" style:text-underline-style="solid" style:text-underline-color="font-color"/>
    </style:style>
    <style:style style:name="T48_19" style:family="text"/>
    <style:style style:name="T48_20" style:family="text">
      <style:text-properties fo:color="#1155cc" style:text-underline-style="solid" style:text-underline-color="font-color"/>
    </style:style>
    <style:style style:name="T48_21" style:family="text"/>
    <style:style style:name="T48_22" style:family="text">
      <style:text-properties fo:color="#1155cc" style:text-underline-style="solid" style:text-underline-color="font-color"/>
    </style:style>
    <style:style style:name="T48_23" style:family="text"/>
    <style:style style:name="T48_24" style:family="text">
      <style:text-properties fo:color="#1155cc" style:text-underline-style="solid" style:text-underline-color="font-color"/>
    </style:style>
    <style:style style:name="T48_25" style:family="text"/>
    <style:style style:name="T48_26" style:family="text">
      <style:text-properties fo:color="#1155cc" style:text-underline-style="solid" style:text-underline-color="font-color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>
      <style:text-properties fo:color="#1155cc" style:text-underline-style="solid" style:text-underline-color="font-color"/>
    </style:style>
    <style:style style:name="T49_3" style:family="text"/>
    <style:style style:name="T49_4" style:family="text">
      <style:text-properties fo:color="#1155cc" style:text-underline-style="solid" style:text-underline-color="font-color"/>
    </style:style>
    <style:style style:name="T49_5" style:family="text"/>
    <style:style style:name="T49_6" style:family="text">
      <style:text-properties fo:color="#1155cc" style:text-underline-style="solid" style:text-underline-color="font-color"/>
    </style:style>
    <style:style style:name="T49_7" style:family="text"/>
    <style:style style:name="T49_8" style:family="text">
      <style:text-properties fo:color="#1155cc" style:text-underline-style="solid" style:text-underline-color="font-color"/>
    </style:style>
    <style:style style:name="T49_9" style:family="text"/>
    <style:style style:name="T49_10" style:family="text">
      <style:text-properties fo:color="#1155cc" style:text-underline-style="solid" style:text-underline-color="font-color"/>
    </style:style>
    <style:style style:name="T49_11" style:family="text"/>
    <style:style style:name="T49_12" style:family="text">
      <style:text-properties fo:color="#1155cc" style:text-underline-style="solid" style:text-underline-color="font-color"/>
    </style:style>
    <style:style style:name="T49_13" style:family="text"/>
    <style:style style:name="T49_14" style:family="text">
      <style:text-properties fo:color="#1155cc" style:text-underline-style="solid" style:text-underline-color="font-color"/>
    </style:style>
    <style:style style:name="T49_15" style:family="text"/>
    <style:style style:name="T49_16" style:family="text">
      <style:text-properties fo:color="#1155cc" style:text-underline-style="solid" style:text-underline-color="font-color"/>
    </style:style>
    <style:style style:name="T49_17" style:family="text"/>
    <style:style style:name="T49_18" style:family="text">
      <style:text-properties fo:color="#1155cc" style:text-underline-style="solid" style:text-underline-color="font-color"/>
    </style:style>
    <style:style style:name="T49_19" style:family="text"/>
    <style:style style:name="T49_20" style:family="text">
      <style:text-properties fo:color="#1155cc" style:text-underline-style="solid" style:text-underline-color="font-color"/>
    </style:style>
    <style:style style:name="T49_21" style:family="text"/>
    <style:style style:name="T49_22" style:family="text">
      <style:text-properties fo:color="#1155cc" style:text-underline-style="solid" style:text-underline-color="font-color"/>
    </style:style>
    <style:style style:name="T49_23" style:family="text"/>
    <style:style style:name="T49_24" style:family="text">
      <style:text-properties fo:color="#1155cc" style:text-underline-style="solid" style:text-underline-color="font-color"/>
    </style:style>
    <style:style style:name="T49_25" style:family="text"/>
    <style:style style:name="T49_26" style:family="text">
      <style:text-properties fo:color="#1155cc" style:text-underline-style="solid" style:text-underline-color="font-color"/>
    </style:style>
    <style:style style:name="T49_27" style:family="text"/>
    <style:style style:name="T49_28" style:family="text">
      <style:text-properties fo:color="#1155cc" style:text-underline-style="solid" style:text-underline-color="font-color"/>
    </style:style>
    <style:style style:name="T49_29" style:family="text"/>
    <style:style style:name="T49_30" style:family="text">
      <style:text-properties fo:color="#1155cc" style:text-underline-style="solid" style:text-underline-color="font-color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Wywiad</text:span><text:span text:style-name="T1_2"><text:s/></text:span><text:span text:style-name="T1_3">z</text:span><text:span text:style-name="T1_4"><text:s/></text:span><text:span text:style-name="T1_5">Silhouette</text:span><text:span text:style-name="T1_6"><text:s/></text:span><text:span text:style-name="T1_7">i</text:span><text:span text:style-name="T1_8"><text:s/></text:span><text:span text:style-name="T1_9">GhostQuill</text:span></text:p>
      <text:p text:style-name="P2"><text:span text:style-name="T2_1">Osiemnastoletnie</text:span><text:span text:style-name="T2_2"><text:s/></text:span><text:span text:style-name="T2_3">bliźniaczki</text:span><text:span text:style-name="T2_4"><text:s/></text:span><text:span text:style-name="T2_5">z</text:span><text:span text:style-name="T2_6"><text:s/></text:span><text:span text:style-name="T2_7">Australii</text:span><text:span text:style-name="T2_8">,<text:s/></text:span><text:span text:style-name="T2_9">szerzej</text:span><text:span text:style-name="T2_10"><text:s/></text:span><text:span text:style-name="T2_11">znane</text:span><text:span text:style-name="T2_12"><text:s/></text:span><text:span text:style-name="T2_13">jako</text:span><text:span text:style-name="T2_14"><text:s/></text:span><text:span text:style-name="T2_15">InkPotts</text:span><text:span text:style-name="T2_16">,<text:s/></text:span><text:span text:style-name="T2_17">już</text:span><text:span text:style-name="T2_18"><text:s/></text:span><text:span text:style-name="T2_19">od</text:span><text:span text:style-name="T2_20"><text:s/></text:span><text:span text:style-name="T2_21">pół</text:span><text:span text:style-name="T2_22"><text:s/></text:span><text:span text:style-name="T2_23">roku</text:span><text:span text:style-name="T2_24"><text:s/></text:span><text:span text:style-name="T2_25">urzekają</text:span><text:span text:style-name="T2_26"><text:s/></text:span><text:span text:style-name="T2_27">fandom</text:span><text:span text:style-name="T2_28"><text:s/></text:span><text:span text:style-name="T2_29">swoimi</text:span><text:span text:style-name="T2_30"><text:s/></text:span><text:span text:style-name="T2_31">animatikami</text:span><text:span text:style-name="T2_32">.<text:s/></text:span><text:span text:style-name="T2_33">Połączenie</text:span><text:span text:style-name="T2_34"><text:s/></text:span><text:span text:style-name="T2_35">kucyków</text:span><text:span text:style-name="T2_36"><text:s/></text:span><text:span text:style-name="T2_37">z</text:span><text:span text:style-name="T2_38"><text:s/></text:span><text:span text:style-name="T2_39">musicalami</text:span><text:span text:style-name="T2_40"><text:s/></text:span><text:span text:style-name="T2_41">przyniosło</text:span><text:span text:style-name="T2_42"><text:s/></text:span><text:span text:style-name="T2_43">już</text:span><text:span text:style-name="T2_44"><text:s/></text:span><text:span text:style-name="T2_45">siostrom</text:span><text:span text:style-name="T2_46"><text:s/></text:span><text:span text:style-name="T2_47">ponad</text:span><text:span text:style-name="T2_48"><text:s/></text:span><text:span text:style-name="T2_49">osiem</text:span><text:span text:style-name="T2_50"><text:s/></text:span><text:span text:style-name="T2_51">tysięcy</text:span><text:span text:style-name="T2_52"><text:s/></text:span><text:span text:style-name="T2_53">subskrybentów</text:span><text:span text:style-name="T2_54"><text:s/></text:span><text:span text:style-name="T2_55">na</text:span><text:span text:style-name="T2_56"><text:s/></text:span><text:span text:style-name="T2_57">YouTube</text:span><text:span text:style-name="T2_58">,<text:s/></text:span><text:span text:style-name="T2_59">a</text:span><text:span text:style-name="T2_60"><text:s/></text:span><text:span text:style-name="T2_61">one</text:span><text:span text:style-name="T2_62"><text:s/></text:span><text:span text:style-name="T2_63">snują</text:span><text:span text:style-name="T2_64"><text:s/></text:span><text:span text:style-name="T2_65">naprawdę</text:span><text:span text:style-name="T2_66"><text:s/></text:span><text:span text:style-name="T2_67">dalekosiężne</text:span><text:span text:style-name="T2_68"><text:s/></text:span><text:span text:style-name="T2_69">plany</text:span><text:span text:style-name="T2_70">.<text:s/></text:span><text:span text:style-name="T2_71">Dowiedzmy</text:span><text:span text:style-name="T2_72"><text:s/></text:span><text:span text:style-name="T2_73">się</text:span><text:span text:style-name="T2_74"><text:s/></text:span><text:span text:style-name="T2_75">więcej</text:span><text:span text:style-name="T2_76"><text:s/></text:span><text:span text:style-name="T2_77">o</text:span><text:span text:style-name="T2_78"><text:s/></text:span><text:span text:style-name="T2_79">GhostQuill</text:span><text:span text:style-name="T2_80"><text:s/></text:span><text:span text:style-name="T2_81">i</text:span><text:span text:style-name="T2_82"><text:s/></text:span><text:span text:style-name="T2_83">Silhouette</text:span><text:span text:style-name="T2_84">.</text:span></text:p>
      <text:p text:style-name="P3"/>
      <text:p text:style-name="P4"><text:span text:style-name="T4_1">Salmonella</text:span><text:span text:style-name="T4_2">:</text:span><text:span text:style-name="T4_3"><text:s/></text:span><text:span text:style-name="T4_4">Jest</text:span><text:span text:style-name="T4_5"><text:s/></text:span><text:span text:style-name="T4_6">mi</text:span><text:span text:style-name="T4_7"><text:s/></text:span><text:span text:style-name="T4_8">bardzo</text:span><text:span text:style-name="T4_9"><text:s/></text:span><text:span text:style-name="T4_10">miło</text:span><text:span text:style-name="T4_11"><text:s/></text:span><text:span text:style-name="T4_12">móc</text:span><text:span text:style-name="T4_13"><text:s/></text:span><text:span text:style-name="T4_14">dziś</text:span><text:span text:style-name="T4_15"><text:s/></text:span><text:span text:style-name="T4_16">z</text:span><text:span text:style-name="T4_17"><text:s/></text:span><text:span text:style-name="T4_18">wami</text:span><text:span text:style-name="T4_19"><text:s/></text:span><text:span text:style-name="T4_20">rozmawiać</text:span><text:span text:style-name="T4_21">.<text:s/></text:span><text:span text:style-name="T4_22">Czy</text:span><text:span text:style-name="T4_23"><text:s/></text:span><text:span text:style-name="T4_24">mogłybyście</text:span><text:span text:style-name="T4_25"><text:s/></text:span><text:span text:style-name="T4_26">na</text:span><text:span text:style-name="T4_27"><text:s/></text:span><text:span text:style-name="T4_28">początek</text:span><text:span text:style-name="T4_29"><text:s/></text:span><text:span text:style-name="T4_30">przypomnieć</text:span><text:span text:style-name="T4_31"><text:s/></text:span><text:span text:style-name="T4_32">mi</text:span><text:span text:style-name="T4_33">,<text:s/></text:span><text:span text:style-name="T4_34">czym</text:span><text:span text:style-name="T4_35"><text:s/></text:span><text:span text:style-name="T4_36">zajmuje</text:span><text:span text:style-name="T4_37"><text:s/></text:span><text:span text:style-name="T4_38">się</text:span><text:span text:style-name="T4_39"><text:s/></text:span><text:span text:style-name="T4_40">każda</text:span><text:span text:style-name="T4_41"><text:s/></text:span><text:span text:style-name="T4_42">z</text:span><text:span text:style-name="T4_43"><text:s/></text:span><text:span text:style-name="T4_44">was</text:span><text:span text:style-name="T4_45">?</text:span></text:p>
      <text:p text:style-name="P5"><text:span text:style-name="T5_1">Silhouette</text:span><text:span text:style-name="T5_2">:</text:span><text:span text:style-name="T5_3"><text:s/></text:span><text:span text:style-name="T5_4">Ja</text:span><text:span text:style-name="T5_5"><text:s/></text:span><text:span text:style-name="T5_6">jestem</text:span><text:span text:style-name="T5_7"><text:s/></text:span><text:span text:style-name="T5_8">odpowiedzialna</text:span><text:span text:style-name="T5_9"><text:s/></text:span><text:span text:style-name="T5_10">za</text:span><text:span text:style-name="T5_11"><text:s/></text:span><text:span text:style-name="T5_12">wszystkie</text:span><text:span text:style-name="T5_13"><text:s/></text:span><text:span text:style-name="T5_14">rysunki</text:span><text:span text:style-name="T5_15">.<text:s/></text:span><text:span text:style-name="T5_16">Oprócz</text:span><text:span text:style-name="T5_17"><text:s/></text:span><text:span text:style-name="T5_18">tego</text:span><text:span text:style-name="T5_19"><text:s/></text:span><text:span text:style-name="T5_20">tworzę</text:span><text:span text:style-name="T5_21"><text:s/></text:span><text:span text:style-name="T5_22">storyboardy</text:span><text:span text:style-name="T5_23">,<text:s/></text:span><text:span text:style-name="T5_24">z</text:span><text:span text:style-name="T5_25"><text:s/></text:span><text:span text:style-name="T5_26">którymi</text:span><text:span text:style-name="T5_27"><text:s/></text:span><text:span text:style-name="T5_28">Ghosty</text:span><text:span text:style-name="T5_29"><text:s/></text:span><text:span text:style-name="T5_30">czasem</text:span><text:span text:style-name="T5_31"><text:s/></text:span><text:span text:style-name="T5_32">mi</text:span><text:span text:style-name="T5_33"><text:s/></text:span><text:span text:style-name="T5_34">pomaga</text:span><text:span text:style-name="T5_35">,<text:s/></text:span><text:span text:style-name="T5_36">podsuwając</text:span><text:span text:style-name="T5_37"><text:s/></text:span><text:span text:style-name="T5_38">nowe</text:span><text:span text:style-name="T5_39"><text:s/></text:span><text:span text:style-name="T5_40">pomysły</text:span><text:span text:style-name="T5_41">.<text:s/></text:span><text:span text:style-name="T5_42">Zajmuję</text:span><text:span text:style-name="T5_43"><text:s/></text:span><text:span text:style-name="T5_44">się</text:span><text:span text:style-name="T5_45"><text:s/></text:span><text:span text:style-name="T5_46">też</text:span><text:span text:style-name="T5_47"><text:s/></text:span><text:span text:style-name="T5_48">cieniowaniem</text:span><text:span text:style-name="T5_49"><text:s/></text:span><text:span text:style-name="T5_50">i</text:span><text:span text:style-name="T5_51"><text:s/></text:span><text:span text:style-name="T5_52">tłami</text:span><text:span text:style-name="T5_53">.</text:span></text:p>
      <text:p text:style-name="P6"><text:span text:style-name="T6_1">GhostQuill</text:span><text:span text:style-name="T6_2">:<text:s/></text:span><text:span text:style-name="T6_3">Od</text:span><text:span text:style-name="T6_4"><text:s/></text:span><text:span text:style-name="T6_5">kiedy</text:span><text:span text:style-name="T6_6"><text:s/></text:span><text:span text:style-name="T6_7">nasze</text:span><text:span text:style-name="T6_8"><text:s/></text:span><text:span text:style-name="T6_9">filmy</text:span><text:span text:style-name="T6_10"><text:s/></text:span><text:span text:style-name="T6_11">przestały</text:span><text:span text:style-name="T6_12"><text:s/></text:span><text:span text:style-name="T6_13">być</text:span><text:span text:style-name="T6_14"><text:s/></text:span><text:span text:style-name="T6_15">monochromatyczne</text:span><text:span text:style-name="T6_16">,<text:s/></text:span><text:span text:style-name="T6_17">moim</text:span><text:span text:style-name="T6_18"><text:s/></text:span><text:span text:style-name="T6_19">zadaniem</text:span><text:span text:style-name="T6_20"><text:s/></text:span><text:span text:style-name="T6_21">stało</text:span><text:span text:style-name="T6_22"><text:s/></text:span><text:span text:style-name="T6_23">się</text:span><text:span text:style-name="T6_24"><text:s/></text:span><text:span text:style-name="T6_25">kolorowanie</text:span><text:span text:style-name="T6_26">.<text:s/></text:span><text:span text:style-name="T6_27">Nie</text:span><text:span text:style-name="T6_28"><text:s/></text:span><text:span text:style-name="T6_29">umiem</text:span><text:span text:style-name="T6_30"><text:s/></text:span><text:span text:style-name="T6_31">cieniować</text:span><text:span text:style-name="T6_32">,<text:s/></text:span><text:span text:style-name="T6_33">więc</text:span><text:span text:style-name="T6_34"><text:s/></text:span><text:span text:style-name="T6_35">robi</text:span><text:span text:style-name="T6_36"><text:s/></text:span><text:span text:style-name="T6_37">to</text:span><text:span text:style-name="T6_38"><text:s/></text:span><text:span text:style-name="T6_39">Silhouette</text:span><text:span text:style-name="T6_40">,<text:s/></text:span><text:span text:style-name="T6_41">ale</text:span><text:span text:style-name="T6_42"><text:s/></text:span><text:span text:style-name="T6_43">kiedy</text:span><text:span text:style-name="T6_44"><text:s/></text:span><text:span text:style-name="T6_45">wszystko</text:span><text:span text:style-name="T6_46"><text:s/></text:span><text:span text:style-name="T6_47">jest</text:span><text:span text:style-name="T6_48"><text:s/></text:span><text:span text:style-name="T6_49">gotowe</text:span><text:span text:style-name="T6_50">,<text:s/></text:span><text:span text:style-name="T6_51">łączę</text:span><text:span text:style-name="T6_52"><text:s/></text:span><text:span text:style-name="T6_53">grafikę</text:span><text:span text:style-name="T6_54"><text:s/></text:span><text:span text:style-name="T6_55">z</text:span><text:span text:style-name="T6_56"><text:s/></text:span><text:span text:style-name="T6_57">muzyką</text:span><text:span text:style-name="T6_58"><text:s/></text:span><text:span text:style-name="T6_59">za</text:span><text:span text:style-name="T6_60"><text:s/></text:span><text:span text:style-name="T6_61">pomocą</text:span><text:span text:style-name="T6_62"><text:s/></text:span><text:span text:style-name="T6_63">Adobe</text:span><text:span text:style-name="T6_64"><text:s/></text:span><text:span text:style-name="T6_65">After</text:span><text:span text:style-name="T6_66"><text:s/></text:span><text:span text:style-name="T6_67">Effects</text:span><text:span text:style-name="T6_68"><text:s/></text:span><text:span text:style-name="T6_69">CS</text:span><text:span text:style-name="T6_70">6.</text:span></text:p>
      <text:p text:style-name="P7"><text:span text:style-name="T7_1">Sal</text:span><text:span text:style-name="T7_2">:</text:span><text:span text:style-name="T7_3"><text:s/></text:span><text:span text:style-name="T7_4">Do</text:span><text:span text:style-name="T7_5"><text:s/></text:span><text:span text:style-name="T7_6">montażu</text:span><text:span text:style-name="T7_7"><text:s/></text:span><text:span text:style-name="T7_8">używacie</text:span><text:span text:style-name="T7_9"><text:s/></text:span><text:span text:style-name="T7_10">After</text:span><text:span text:style-name="T7_11"><text:s/></text:span><text:span text:style-name="T7_12">Effects</text:span><text:span text:style-name="T7_13">…<text:s/></text:span><text:span text:style-name="T7_14">A</text:span><text:span text:style-name="T7_15"><text:s/></text:span><text:span text:style-name="T7_16">co</text:span><text:span text:style-name="T7_17"><text:s/></text:span><text:span text:style-name="T7_18">z</text:span><text:span text:style-name="T7_19"><text:s/></text:span><text:span text:style-name="T7_20">programem</text:span><text:span text:style-name="T7_21"><text:s/></text:span><text:span text:style-name="T7_22">graficznym</text:span><text:span text:style-name="T7_23">?</text:span></text:p>
      <text:p text:style-name="P8"><text:span text:style-name="T8_1">Sil</text:span><text:span text:style-name="T8_2">:</text:span><text:span text:style-name="T8_3"><text:s/></text:span><text:span text:style-name="T8_4">Korzystam</text:span><text:span text:style-name="T8_5"><text:s/></text:span><text:span text:style-name="T8_6">z</text:span><text:span text:style-name="T8_7"><text:s/></text:span><text:span text:style-name="T8_8">Photoshop</text:span><text:span text:style-name="T8_9"><text:s/></text:span><text:span text:style-name="T8_10">Elements</text:span><text:span text:style-name="T8_11"><text:s/>7,<text:s/></text:span><text:span text:style-name="T8_12">ale</text:span><text:span text:style-name="T8_13"><text:s/></text:span><text:span text:style-name="T8_14">pierwsza</text:span><text:span text:style-name="T8_15"><text:s/></text:span><text:span text:style-name="T8_16">wersja</text:span><text:span text:style-name="T8_17"><text:s/></text:span><text:span text:style-name="T8_18">storyboardu</text:span><text:span text:style-name="T8_19"><text:s/></text:span><text:span text:style-name="T8_20">powstaje</text:span><text:span text:style-name="T8_21"><text:s/></text:span><text:span text:style-name="T8_22">na</text:span><text:span text:style-name="T8_23"><text:s/></text:span><text:span text:style-name="T8_24">papierze</text:span><text:span text:style-name="T8_25">.</text:span></text:p>
      <text:p text:style-name="P9"><text:span text:style-name="T9_1">Sal</text:span><text:span text:style-name="T9_2">:</text:span><text:span text:style-name="T9_3"><text:s/></text:span><text:span text:style-name="T9_4">Wiem</text:span><text:span text:style-name="T9_5"><text:s/></text:span><text:span text:style-name="T9_6">już</text:span><text:span text:style-name="T9_7">,<text:s/></text:span><text:span text:style-name="T9_8">jakie</text:span><text:span text:style-name="T9_9"><text:s/></text:span><text:span text:style-name="T9_10">są</text:span><text:span text:style-name="T9_11"><text:s/></text:span><text:span text:style-name="T9_12">zadania</text:span><text:span text:style-name="T9_13"><text:s/></text:span><text:span text:style-name="T9_14">każdej</text:span><text:span text:style-name="T9_15"><text:s/></text:span><text:span text:style-name="T9_16">z</text:span><text:span text:style-name="T9_17"><text:s/></text:span><text:span text:style-name="T9_18">was</text:span><text:span text:style-name="T9_19">…<text:s/></text:span><text:span text:style-name="T9_20">Kto</text:span><text:span text:style-name="T9_21"><text:s/></text:span><text:span text:style-name="T9_22">właściwie</text:span><text:span text:style-name="T9_23"><text:s/></text:span><text:span text:style-name="T9_24">wpadł</text:span><text:span text:style-name="T9_25"><text:s/></text:span><text:span text:style-name="T9_26">na</text:span><text:span text:style-name="T9_27"><text:s/></text:span><text:span text:style-name="T9_28">pomysł</text:span><text:span text:style-name="T9_29"><text:s/></text:span><text:span text:style-name="T9_30">tworzenia</text:span><text:span text:style-name="T9_31"><text:s/></text:span><text:span text:style-name="T9_32">kucykowych</text:span><text:span text:style-name="T9_33"><text:s/></text:span><text:span text:style-name="T9_34">animatików</text:span><text:span text:style-name="T9_35">?</text:span></text:p>
      <text:p text:style-name="P10"><text:span text:style-name="T10_1">Sil</text:span><text:span text:style-name="T10_2">:</text:span><text:span text:style-name="T10_3"><text:s/></text:span><text:span text:style-name="T10_4">Przyszło</text:span><text:span text:style-name="T10_5"><text:s/></text:span><text:span text:style-name="T10_6">mi</text:span><text:span text:style-name="T10_7"><text:s/></text:span><text:span text:style-name="T10_8">to</text:span><text:span text:style-name="T10_9"><text:s/></text:span><text:span text:style-name="T10_10">do</text:span><text:span text:style-name="T10_11"><text:s/></text:span><text:span text:style-name="T10_12">głowy</text:span><text:span text:style-name="T10_13"><text:s/></text:span><text:span text:style-name="T10_14">dzięki</text:span><text:span text:style-name="T10_15"><text:s/></text:span><text:span text:style-name="T10_16">kilku</text:span><text:span text:style-name="T10_17"><text:s/></text:span><text:span text:style-name="T10_18">obejrzanym</text:span><text:span text:style-name="T10_19"><text:s/></text:span><text:span text:style-name="T10_20">filmom</text:span><text:span text:style-name="T10_21"><text:s/></text:span><text:span text:style-name="T10_22">tego</text:span><text:span text:style-name="T10_23"><text:s/></text:span><text:span text:style-name="T10_24">typu</text:span><text:span text:style-name="T10_25">.<text:s/></text:span><text:span text:style-name="T10_26">Pierwszym</text:span><text:span text:style-name="T10_27"><text:s/></text:span><text:span text:style-name="T10_28">z</text:span><text:span text:style-name="T10_29"><text:s/></text:span><text:span text:style-name="T10_30">nich</text:span><text:span text:style-name="T10_31"><text:s/></text:span><text:span text:style-name="T10_32">było</text:span><text:span text:style-name="T10_33"><text:s/></text:span><text:span text:style-name="T10_34"><text:a xlink:type="simple" xlink:href="https://www.youtube.com/watch?v=ijzMnFr-8Tc"><text:span text:style-name="T10_35">Anthropology</text:span></text:a></text:span><text:span text:style-name="T10_36">,<text:s/></text:span><text:span text:style-name="T10_37">ale</text:span><text:span text:style-name="T10_38"><text:s/></text:span><text:span text:style-name="T10_39">własne</text:span><text:span text:style-name="T10_40"><text:s/></text:span><text:span text:style-name="T10_41">dzieło</text:span><text:span text:style-name="T10_42"><text:s/></text:span><text:span text:style-name="T10_43">zapragnęłam</text:span><text:span text:style-name="T10_44"><text:s/></text:span><text:span text:style-name="T10_45">stworzyć</text:span><text:span text:style-name="T10_46"><text:s/></text:span><text:span text:style-name="T10_47">dopiero</text:span><text:span text:style-name="T10_48"><text:s/></text:span><text:span text:style-name="T10_49">po</text:span><text:span text:style-name="T10_50"><text:s/></text:span><text:span text:style-name="T10_51">odkryciu</text:span><text:span text:style-name="T10_52"><text:s/></text:span><text:span text:style-name="T10_53"><text:a xlink:type="simple" xlink:href="https://www.youtube.com/watch?v=ffmD2uzVu1A"><text:span text:style-name="T10_54">Rio</text:span></text:a></text:span><text:span text:style-name="T10_55"><text:a xlink:type="simple" xlink:href="https://www.youtube.com/watch?v=ffmD2uzVu1A"><text:span text:style-name="T10_56"><text:s/></text:span></text:a></text:span><text:span text:style-name="T10_57"><text:a xlink:type="simple" xlink:href="https://www.youtube.com/watch?v=ffmD2uzVu1A"><text:span text:style-name="T10_58">Knows</text:span></text:a></text:span><text:span text:style-name="T10_59"><text:a xlink:type="simple" xlink:href="https://www.youtube.com/watch?v=ffmD2uzVu1A"><text:span text:style-name="T10_60"><text:s/></text:span></text:a></text:span><text:span text:style-name="T10_61"><text:a xlink:type="simple" xlink:href="https://www.youtube.com/watch?v=ffmD2uzVu1A"><text:span text:style-name="T10_62">Best</text:span></text:a></text:span><text:span text:style-name="T10_63"><text:s/></text:span><text:span text:style-name="T10_64">autorstwa</text:span><text:span text:style-name="T10_65"><text:s/></text:span><text:span text:style-name="T10_66">Riquis</text:span><text:span text:style-name="T10_67">101<text:s/></text:span><text:span text:style-name="T10_68">i</text:span><text:span text:style-name="T10_69"><text:s/></text:span><text:span text:style-name="T10_70">ILoveKimPossibleAlot</text:span><text:span text:style-name="T10_71">.<text:s/></text:span><text:span text:style-name="T10_72">Po</text:span><text:span text:style-name="T10_73"><text:s/></text:span><text:span text:style-name="T10_74">prostu</text:span><text:span text:style-name="T10_75"><text:s/></text:span><text:span text:style-name="T10_76">przyszło</text:span><text:span text:style-name="T10_77"><text:s/></text:span><text:span text:style-name="T10_78">mi</text:span><text:span text:style-name="T10_79"><text:s/></text:span><text:span text:style-name="T10_80">do</text:span><text:span text:style-name="T10_81"><text:s/></text:span><text:span text:style-name="T10_82">głowy</text:span><text:span text:style-name="T10_83">,<text:s/></text:span><text:span text:style-name="T10_84">że</text:span><text:span text:style-name="T10_85"><text:s/></text:span><text:span text:style-name="T10_86">sama</text:span><text:span text:style-name="T10_87"><text:s/></text:span><text:span text:style-name="T10_88">mogłabym</text:span><text:span text:style-name="T10_89"><text:s/></text:span><text:span text:style-name="T10_90">zrobić</text:span><text:span text:style-name="T10_91"><text:s/></text:span><text:span text:style-name="T10_92">coś</text:span><text:span text:style-name="T10_93"><text:s/></text:span><text:span text:style-name="T10_94">podobnego</text:span><text:span text:style-name="T10_95">.<text:s/></text:span><text:span text:style-name="T10_96">Na</text:span><text:span text:style-name="T10_97"><text:s/></text:span><text:span text:style-name="T10_98">realizację</text:span><text:span text:style-name="T10_99"><text:s/></text:span><text:span text:style-name="T10_100">musicalu</text:span><text:span text:style-name="T10_101"><text:s/></text:span><text:span text:style-name="T10_102">Jekyll</text:span><text:span text:style-name="T10_103"><text:s/>&amp;<text:s/></text:span><text:span text:style-name="T10_104">Hyde</text:span><text:span text:style-name="T10_105"><text:s/></text:span><text:span text:style-name="T10_106">zdecydowałyśmy</text:span><text:span text:style-name="T10_107"><text:s/></text:span><text:span text:style-name="T10_108">się</text:span><text:span text:style-name="T10_109"><text:s/></text:span><text:span text:style-name="T10_110">dzięki</text:span><text:span text:style-name="T10_111"><text:s/></text:span><text:span text:style-name="T10_112">innemu</text:span><text:span text:style-name="T10_113"><text:s/></text:span><text:span text:style-name="T10_114">artyście</text:span><text:span text:style-name="T10_115">,<text:s/></text:span><text:span text:style-name="T10_116">na</text:span><text:span text:style-name="T10_117"><text:s/></text:span><text:span text:style-name="T10_118">Deviantarcie</text:span><text:span text:style-name="T10_119"><text:s/></text:span><text:span text:style-name="T10_120">nazywającemu</text:span><text:span text:style-name="T10_121"><text:s/></text:span><text:span text:style-name="T10_122">się</text:span><text:span text:style-name="T10_123"><text:s/></text:span><text:span text:style-name="T10_124"><text:a xlink:type="simple" xlink:href="http://otherwise.deviantart.com/"><text:span text:style-name="T10_125">otherwise</text:span></text:a></text:span><text:span text:style-name="T10_126">.<text:s/></text:span><text:span text:style-name="T10_127">Ghosty</text:span><text:span text:style-name="T10_128"><text:s/></text:span><text:span text:style-name="T10_129">zaoferowała</text:span><text:span text:style-name="T10_130"><text:s/></text:span><text:span text:style-name="T10_131">mi</text:span><text:span text:style-name="T10_132"><text:s/></text:span><text:span text:style-name="T10_133">pomoc</text:span><text:span text:style-name="T10_134"><text:s/></text:span><text:span text:style-name="T10_135">z</text:span><text:span text:style-name="T10_136"><text:s/></text:span><text:span text:style-name="T10_137">montażem</text:span><text:span text:style-name="T10_138">.</text:span></text:p>
      <text:p text:style-name="P11"><text:span text:style-name="T11_1">Sal</text:span><text:span text:style-name="T11_2">:</text:span><text:span text:style-name="T11_3"><text:s/></text:span><text:span text:style-name="T11_4">Czyli</text:span><text:span text:style-name="T11_5"><text:s/></text:span><text:span text:style-name="T11_6">seria</text:span><text:span text:style-name="T11_7"><text:s/></text:span><text:span text:style-name="T11_8">Doctor</text:span><text:span text:style-name="T11_9"><text:s/></text:span><text:span text:style-name="T11_10">Pinkie</text:span><text:span text:style-name="T11_11"><text:s/>&amp;<text:s/></text:span><text:span text:style-name="T11_12">Miss</text:span><text:span text:style-name="T11_13"><text:s/></text:span><text:span text:style-name="T11_14">Pie</text:span><text:span text:style-name="T11_15"><text:s/></text:span><text:span text:style-name="T11_16">była</text:span><text:span text:style-name="T11_17"><text:s/></text:span><text:span text:style-name="T11_18">pierwszym</text:span><text:span text:style-name="T11_19"><text:s/></text:span><text:span text:style-name="T11_20">kiedykolwiek</text:span><text:span text:style-name="T11_21"><text:s/></text:span><text:span text:style-name="T11_22">zrealizowanym</text:span><text:span text:style-name="T11_23"><text:s/></text:span><text:span text:style-name="T11_24">przez</text:span><text:span text:style-name="T11_25"><text:s/></text:span><text:span text:style-name="T11_26">ciebie</text:span><text:span text:style-name="T11_27"><text:s/></text:span><text:span text:style-name="T11_28">projektem</text:span><text:span text:style-name="T11_29"><text:s/></text:span><text:span text:style-name="T11_30">tego</text:span><text:span text:style-name="T11_31"><text:s/></text:span><text:span text:style-name="T11_32">typu</text:span><text:span text:style-name="T11_33">?<text:s/></text:span><text:span text:style-name="T11_34">A</text:span><text:span text:style-name="T11_35"><text:s/></text:span><text:span text:style-name="T11_36">co</text:span><text:span text:style-name="T11_37"><text:s/></text:span><text:span text:style-name="T11_38">z</text:span><text:span text:style-name="T11_39"><text:s/></text:span><text:span text:style-name="T11_40">rysowaniem</text:span><text:span text:style-name="T11_41">,<text:s/></text:span><text:span text:style-name="T11_42">jak</text:span><text:span text:style-name="T11_43"><text:s/></text:span><text:span text:style-name="T11_44">długo</text:span><text:span text:style-name="T11_45"><text:s/></text:span><text:span text:style-name="T11_46">się</text:span><text:span text:style-name="T11_47"><text:s/></text:span><text:span text:style-name="T11_48">nim</text:span><text:span text:style-name="T11_49"><text:s/></text:span><text:span text:style-name="T11_50">zajmujesz</text:span><text:span text:style-name="T11_51">?</text:span></text:p>
      <text:p text:style-name="P12"><text:span text:style-name="T12_1">Sil</text:span><text:span text:style-name="T12_2">:<text:s/></text:span><text:span text:style-name="T12_3">Tak</text:span><text:span text:style-name="T12_4">,<text:s/></text:span><text:span text:style-name="T12_5">filmy</text:span><text:span text:style-name="T12_6"><text:s/></text:span><text:span text:style-name="T12_7">o</text:span><text:span text:style-name="T12_8"><text:s/></text:span><text:span text:style-name="T12_9">Pinkie</text:span><text:span text:style-name="T12_10"><text:s/></text:span><text:span text:style-name="T12_11">były</text:span><text:span text:style-name="T12_12"><text:s/></text:span><text:span text:style-name="T12_13">moimi</text:span><text:span text:style-name="T12_14"><text:s/></text:span><text:span text:style-name="T12_15">pierwszymi</text:span><text:span text:style-name="T12_16"><text:s/></text:span><text:span text:style-name="T12_17">animatikami</text:span><text:span text:style-name="T12_18">.<text:s/></text:span><text:span text:style-name="T12_19">Wiele</text:span><text:span text:style-name="T12_20"><text:s/></text:span><text:span text:style-name="T12_21">lat</text:span><text:span text:style-name="T12_22"><text:s/></text:span><text:span text:style-name="T12_23">temu</text:span><text:span text:style-name="T12_24"><text:s/></text:span><text:span text:style-name="T12_25">stworzyłyśmy</text:span><text:span text:style-name="T12_26"><text:s/></text:span><text:span text:style-name="T12_27">jedną</text:span><text:span text:style-name="T12_28"><text:s/></text:span><text:span text:style-name="T12_29">czy</text:span><text:span text:style-name="T12_30"><text:s/></text:span><text:span text:style-name="T12_31">dwie</text:span><text:span text:style-name="T12_32"><text:s/></text:span><text:span text:style-name="T12_33">animacje</text:span><text:span text:style-name="T12_34"><text:s/></text:span><text:span text:style-name="T12_35">poklatkowe</text:span><text:span text:style-name="T12_36">,<text:s/></text:span><text:span text:style-name="T12_37">jednak</text:span><text:span text:style-name="T12_38"><text:s/></text:span><text:span text:style-name="T12_39">nie</text:span><text:span text:style-name="T12_40"><text:s/></text:span><text:span text:style-name="T12_41">mam</text:span><text:span text:style-name="T12_42"><text:s/></text:span><text:span text:style-name="T12_43">cierpliwości</text:span><text:span text:style-name="T12_44"><text:s/></text:span><text:span text:style-name="T12_45">do</text:span><text:span text:style-name="T12_46"><text:s/></text:span><text:span text:style-name="T12_47">takich</text:span><text:span text:style-name="T12_48"><text:s/></text:span><text:span text:style-name="T12_49">rzeczy</text:span><text:span text:style-name="T12_50"><text:s/>–<text:s/></text:span><text:span text:style-name="T12_51">dlatego</text:span><text:span text:style-name="T12_52"><text:s/></text:span><text:span text:style-name="T12_53">wolę</text:span><text:span text:style-name="T12_54"><text:s/></text:span><text:span text:style-name="T12_55">storyboardy</text:span><text:span text:style-name="T12_56">.<text:s/></text:span><text:span text:style-name="T12_57">Jeśli</text:span><text:span text:style-name="T12_58"><text:s/></text:span><text:span text:style-name="T12_59">chodzi</text:span><text:span text:style-name="T12_60"><text:s/></text:span><text:span text:style-name="T12_61">o</text:span><text:span text:style-name="T12_62"><text:s/></text:span><text:span text:style-name="T12_63">rysowanie</text:span><text:span text:style-name="T12_64">,<text:s/></text:span><text:span text:style-name="T12_65">robię</text:span><text:span text:style-name="T12_66"><text:s/></text:span><text:span text:style-name="T12_67">to</text:span><text:span text:style-name="T12_68"><text:s/></text:span><text:span text:style-name="T12_69">już</text:span><text:span text:style-name="T12_70"><text:s/></text:span><text:span text:style-name="T12_71">od</text:span><text:span text:style-name="T12_72"><text:s/></text:span><text:span text:style-name="T12_73">ośmiu</text:span><text:span text:style-name="T12_74"><text:s/></text:span><text:span text:style-name="T12_75">lat</text:span><text:span text:style-name="T12_76">.</text:span></text:p>
      <text:p text:style-name="P13"><text:span text:style-name="T13_1">Sal</text:span><text:span text:style-name="T13_2">:<text:s/></text:span><text:span text:style-name="T13_3">Rozmawiałyśmy</text:span><text:span text:style-name="T13_4"><text:s/></text:span><text:span text:style-name="T13_5">już</text:span><text:span text:style-name="T13_6"><text:s/></text:span><text:span text:style-name="T13_7">o</text:span><text:span text:style-name="T13_8"><text:s/></text:span><text:span text:style-name="T13_9">początkach</text:span><text:span text:style-name="T13_10"><text:s/></text:span><text:span text:style-name="T13_11">animowania</text:span><text:span text:style-name="T13_12">,<text:s/></text:span><text:span text:style-name="T13_13">a</text:span><text:span text:style-name="T13_14"><text:s/></text:span><text:span text:style-name="T13_15">jak</text:span><text:span text:style-name="T13_16"><text:s/></text:span><text:span text:style-name="T13_17">z</text:span><text:span text:style-name="T13_18"><text:s/></text:span><text:span text:style-name="T13_19">fandomem</text:span><text:span text:style-name="T13_20">?<text:s/></text:span><text:span text:style-name="T13_21">Jak</text:span><text:span text:style-name="T13_22"><text:s/></text:span><text:span text:style-name="T13_23">zaczęła</text:span><text:span text:style-name="T13_24"><text:s/></text:span><text:span text:style-name="T13_25">się</text:span><text:span text:style-name="T13_26"><text:s/></text:span><text:span text:style-name="T13_27">wasza</text:span><text:span text:style-name="T13_28"><text:s/></text:span><text:span text:style-name="T13_29">przygoda</text:span><text:span text:style-name="T13_30"><text:s/></text:span><text:span text:style-name="T13_31">z</text:span><text:span text:style-name="T13_32"><text:s/></text:span><text:span text:style-name="T13_33">kucykami</text:span><text:span text:style-name="T13_34">?</text:span></text:p>
      <text:p text:style-name="P14"><text:span text:style-name="T14_1">GQ</text:span><text:span text:style-name="T14_2">:<text:s/></text:span><text:span text:style-name="T14_3">To</text:span><text:span text:style-name="T14_4"><text:s/></text:span><text:span text:style-name="T14_5">stało</text:span><text:span text:style-name="T14_6"><text:s/></text:span><text:span text:style-name="T14_7">się</text:span><text:span text:style-name="T14_8"><text:s/></text:span><text:span text:style-name="T14_9">w</text:span><text:span text:style-name="T14_10"><text:s/></text:span><text:span text:style-name="T14_11">czasie</text:span><text:span text:style-name="T14_12"><text:s/></text:span><text:span text:style-name="T14_13">przerwy</text:span><text:span text:style-name="T14_14"><text:s/></text:span><text:span text:style-name="T14_15">między</text:span><text:span text:style-name="T14_16"><text:s/></text:span><text:span text:style-name="T14_17">drugim</text:span><text:span text:style-name="T14_18"><text:s/></text:span><text:span text:style-name="T14_19">i</text:span><text:span text:style-name="T14_20"><text:s/></text:span><text:span text:style-name="T14_21">trzecim</text:span><text:span text:style-name="T14_22"><text:s/></text:span><text:span text:style-name="T14_23">sezonem</text:span><text:span text:style-name="T14_24">.<text:s/></text:span><text:span text:style-name="T14_25">Natrafiłam</text:span><text:span text:style-name="T14_26"><text:s/></text:span><text:span text:style-name="T14_27">w</text:span><text:span text:style-name="T14_28"><text:s/></text:span><text:span text:style-name="T14_29">telewizji</text:span><text:span text:style-name="T14_30"><text:s/></text:span><text:span text:style-name="T14_31">na</text:span><text:span text:style-name="T14_32"><text:s/></text:span><text:span text:style-name="T14_33">reklamę</text:span><text:span text:style-name="T14_34"><text:s/></text:span><text:span text:style-name="T14_35">serialu</text:span><text:span text:style-name="T14_36"><text:s/></text:span><text:span text:style-name="T14_37">i</text:span><text:span text:style-name="T14_38"><text:s/></text:span><text:span text:style-name="T14_39">zainteresowałam</text:span><text:span text:style-name="T14_40"><text:s/></text:span><text:span text:style-name="T14_41">się</text:span><text:span text:style-name="T14_42"><text:s/></text:span><text:span text:style-name="T14_43">nim</text:span><text:span text:style-name="T14_44">.<text:s/></text:span><text:span text:style-name="T14_45">Zaczęłam</text:span><text:span text:style-name="T14_46"><text:s/></text:span><text:span text:style-name="T14_47">oglądać</text:span><text:span text:style-name="T14_48"><text:s/>–<text:s/></text:span><text:span text:style-name="T14_49">w</text:span><text:span text:style-name="T14_50"><text:s/></text:span><text:span text:style-name="T14_51">nocy</text:span><text:span text:style-name="T14_52">,<text:s/></text:span><text:span text:style-name="T14_53">po</text:span><text:span text:style-name="T14_54"><text:s/></text:span><text:span text:style-name="T14_55">kryjomu</text:span><text:span text:style-name="T14_56">,<text:s/></text:span><text:span text:style-name="T14_57">nie</text:span><text:span text:style-name="T14_58"><text:s/></text:span><text:span text:style-name="T14_59">mówiąc</text:span><text:span text:style-name="T14_60"><text:s/></text:span><text:span text:style-name="T14_61">nawet</text:span><text:span text:style-name="T14_62"><text:s/></text:span><text:span text:style-name="T14_63">Sil</text:span><text:span text:style-name="T14_64">.<text:s/></text:span><text:span text:style-name="T14_65">W</text:span><text:span text:style-name="T14_66"><text:s/></text:span><text:span text:style-name="T14_67">końcu</text:span><text:span text:style-name="T14_68"><text:s/></text:span><text:span text:style-name="T14_69">jednak</text:span><text:span text:style-name="T14_70"><text:s/></text:span><text:span text:style-name="T14_71">złapała</text:span><text:span text:style-name="T14_72"><text:s/></text:span><text:span text:style-name="T14_73">mnie</text:span><text:span text:style-name="T14_74"><text:s/></text:span><text:span text:style-name="T14_75">na</text:span><text:span text:style-name="T14_76"><text:s/></text:span><text:span text:style-name="T14_77">gorącym</text:span><text:span text:style-name="T14_78"><text:s/></text:span><text:span text:style-name="T14_79">uczynku</text:span><text:span text:style-name="T14_80"><text:s/></text:span><text:span text:style-name="T14_81">i</text:span><text:span text:style-name="T14_82"><text:s/></text:span><text:span text:style-name="T14_83">chciała</text:span><text:span text:style-name="T14_84"><text:s/></text:span><text:span text:style-name="T14_85">wiedzieć</text:span><text:span text:style-name="T14_86">,<text:s/></text:span><text:span text:style-name="T14_87">co</text:span><text:span text:style-name="T14_88"><text:s/></text:span><text:span text:style-name="T14_89">robię</text:span><text:span text:style-name="T14_90">.<text:s/></text:span></text:p>
      <text:p text:style-name="P15"><text:span text:style-name="T15_1">Sil</text:span><text:span text:style-name="T15_2">:</text:span><text:span text:style-name="T15_3"><text:s/></text:span><text:span text:style-name="T15_4">Ja</text:span><text:span text:style-name="T15_5">,<text:s/></text:span><text:span text:style-name="T15_6">w</text:span><text:span text:style-name="T15_7"><text:s/></text:span><text:span text:style-name="T15_8">przeciwieństwie</text:span><text:span text:style-name="T15_9"><text:s/></text:span><text:span text:style-name="T15_10">do</text:span><text:span text:style-name="T15_11"><text:s/></text:span><text:span text:style-name="T15_12">siostry</text:span><text:span text:style-name="T15_13">,<text:s/></text:span><text:span text:style-name="T15_14">nie</text:span><text:span text:style-name="T15_15"><text:s/></text:span><text:span text:style-name="T15_16">miałam</text:span><text:span text:style-name="T15_17"><text:s/></text:span><text:span text:style-name="T15_18">pojęcia</text:span><text:span text:style-name="T15_19"><text:s/></text:span><text:span text:style-name="T15_20">o</text:span><text:span text:style-name="T15_21"><text:s/></text:span><text:span text:style-name="T15_22">serialu</text:span><text:span text:style-name="T15_23"><text:s/></text:span><text:span text:style-name="T15_24">i</text:span><text:span text:style-name="T15_25"><text:s/></text:span><text:span text:style-name="T15_26">całym</text:span><text:span text:style-name="T15_27"><text:s/></text:span><text:span text:style-name="T15_28">fandomie</text:span><text:span text:style-name="T15_29">.<text:s/></text:span><text:span text:style-name="T15_30">Kiedy</text:span><text:span text:style-name="T15_31"><text:s/></text:span><text:span text:style-name="T15_32">natknęłam</text:span><text:span text:style-name="T15_33"><text:s/></text:span><text:span text:style-name="T15_34">się</text:span><text:span text:style-name="T15_35"><text:s/></text:span><text:span text:style-name="T15_36">na</text:span><text:span text:style-name="T15_37"><text:s/></text:span><text:span text:style-name="T15_38">Ghosty</text:span><text:span text:style-name="T15_39"><text:s/></text:span><text:span text:style-name="T15_40">oglądającą</text:span><text:span text:style-name="T15_41"><text:s/></text:span><text:span text:style-name="T15_42">program</text:span><text:span text:style-name="T15_43">,<text:s/></text:span><text:span text:style-name="T15_44">zafrapowało</text:span><text:span text:style-name="T15_45"><text:s/></text:span><text:span text:style-name="T15_46">mnie</text:span><text:span text:style-name="T15_47"><text:s/></text:span><text:span text:style-name="T15_48">to</text:span><text:span text:style-name="T15_49">.<text:s/></text:span><text:span text:style-name="T15_50">Wtedy</text:span><text:span text:style-name="T15_51"><text:s/></text:span><text:span text:style-name="T15_52">wszystko</text:span><text:span text:style-name="T15_53"><text:s/></text:span><text:span text:style-name="T15_54">mi</text:span><text:span text:style-name="T15_55"><text:s/></text:span><text:span text:style-name="T15_56">wyjaśniła</text:span><text:span text:style-name="T15_57">,<text:s/></text:span><text:span text:style-name="T15_58">uznałam</text:span><text:span text:style-name="T15_59"><text:s/></text:span><text:span text:style-name="T15_60">całą</text:span><text:span text:style-name="T15_61"><text:s/></text:span><text:span text:style-name="T15_62">historię</text:span><text:span text:style-name="T15_63"><text:s/></text:span><text:span text:style-name="T15_64">z</text:span><text:span text:style-name="T15_65"><text:s/></text:span><text:span text:style-name="T15_66">dorosłymi</text:span><text:span text:style-name="T15_67"><text:s/></text:span><text:span text:style-name="T15_68">fanami</text:span><text:span text:style-name="T15_69"><text:s/></text:span><text:span text:style-name="T15_70">kucyków</text:span><text:span text:style-name="T15_71"><text:s/></text:span><text:span text:style-name="T15_72">za</text:span><text:span text:style-name="T15_73"><text:s/></text:span><text:span text:style-name="T15_74">przezabawną</text:span><text:span text:style-name="T15_75"><text:s/>–<text:s/></text:span><text:span text:style-name="T15_76">i</text:span><text:span text:style-name="T15_77">,<text:s/></text:span><text:span text:style-name="T15_78">naturalnie</text:span><text:span text:style-name="T15_79">,<text:s/></text:span><text:span text:style-name="T15_80">musiałam</text:span><text:span text:style-name="T15_81"><text:s/></text:span><text:span text:style-name="T15_82">sama</text:span><text:span text:style-name="T15_83"><text:s/></text:span><text:span text:style-name="T15_84">zacząć</text:span><text:span text:style-name="T15_85"><text:s/></text:span><text:span text:style-name="T15_86">oglądać</text:span><text:span text:style-name="T15_87"><text:s/></text:span><text:span text:style-name="T15_88">serial</text:span><text:span text:style-name="T15_89">.<text:s/></text:span><text:span text:style-name="T15_90">To</text:span><text:span text:style-name="T15_91"><text:s/></text:span><text:span text:style-name="T15_92">było</text:span><text:span text:style-name="T15_93"><text:s/></text:span><text:span text:style-name="T15_94">niesamowite</text:span><text:span text:style-name="T15_95">!</text:span></text:p>
      <text:p text:style-name="P16"><text:span text:style-name="T16_1">Sal</text:span><text:span text:style-name="T16_2">:</text:span><text:span text:style-name="T16_3"><text:s/></text:span><text:span text:style-name="T16_4">Bierzecie</text:span><text:span text:style-name="T16_5"><text:s/></text:span><text:span text:style-name="T16_6">jakiś</text:span><text:span text:style-name="T16_7"><text:s/></text:span><text:span text:style-name="T16_8">udział</text:span><text:span text:style-name="T16_9"><text:s/></text:span><text:span text:style-name="T16_10">w</text:span><text:span text:style-name="T16_11"><text:s/></text:span><text:span text:style-name="T16_12">życiu</text:span><text:span text:style-name="T16_13"><text:s/></text:span><text:span text:style-name="T16_14">lokalnego</text:span><text:span text:style-name="T16_15"><text:s/></text:span><text:span text:style-name="T16_16">fandomu</text:span><text:span text:style-name="T16_17">?</text:span></text:p>
      <text:p text:style-name="P17"><text:span text:style-name="T17_1">GQ</text:span><text:span text:style-name="T17_2">:</text:span><text:span text:style-name="T17_3"><text:s/></text:span><text:span text:style-name="T17_4">Nie</text:span><text:span text:style-name="T17_5">.<text:s/></text:span><text:span text:style-name="T17_6">Niewiele</text:span><text:span text:style-name="T17_7"><text:s/></text:span><text:span text:style-name="T17_8">osób</text:span><text:span text:style-name="T17_9"><text:s/></text:span><text:span text:style-name="T17_10">wokół</text:span><text:span text:style-name="T17_11"><text:s/></text:span><text:span text:style-name="T17_12">nas</text:span><text:span text:style-name="T17_13"><text:s/></text:span><text:span text:style-name="T17_14">wie</text:span><text:span text:style-name="T17_15">,<text:s/></text:span><text:span text:style-name="T17_16">że</text:span><text:span text:style-name="T17_17"><text:s/></text:span><text:span text:style-name="T17_18">lubimy</text:span><text:span text:style-name="T17_19"><text:s/></text:span><text:span text:style-name="T17_20">MLP</text:span><text:span text:style-name="T17_21">.<text:s/></text:span><text:span text:style-name="T17_22">Mimo</text:span><text:span text:style-name="T17_23"><text:s/></text:span><text:span text:style-name="T17_24">że</text:span><text:span text:style-name="T17_25"><text:s/></text:span><text:span text:style-name="T17_26">przepadałyśmy</text:span><text:span text:style-name="T17_27"><text:s/></text:span><text:span text:style-name="T17_28">za</text:span><text:span text:style-name="T17_29"><text:s/></text:span><text:span text:style-name="T17_30">serialem</text:span><text:span text:style-name="T17_31"><text:s/></text:span><text:span text:style-name="T17_32">przez</text:span><text:span text:style-name="T17_33"><text:s/></text:span><text:span text:style-name="T17_34">dłuższy</text:span><text:span text:style-name="T17_35"><text:s/></text:span><text:span text:style-name="T17_36">czas</text:span><text:span text:style-name="T17_37">,<text:s/></text:span><text:span text:style-name="T17_38">nie</text:span><text:span text:style-name="T17_39"><text:s/></text:span><text:span text:style-name="T17_40">powiedziałyśmy</text:span><text:span text:style-name="T17_41"><text:s/></text:span><text:span text:style-name="T17_42">o</text:span><text:span text:style-name="T17_43"><text:s/></text:span><text:span text:style-name="T17_44">tym</text:span><text:span text:style-name="T17_45"><text:s/></text:span><text:span text:style-name="T17_46">nikomu</text:span><text:span text:style-name="T17_47"><text:s/></text:span><text:span text:style-name="T17_48">z</text:span><text:span text:style-name="T17_49"><text:s/></text:span><text:span text:style-name="T17_50">naszych</text:span><text:span text:style-name="T17_51"><text:s/></text:span><text:span text:style-name="T17_52">znajomych</text:span><text:span text:style-name="T17_53">,<text:s/></text:span><text:span text:style-name="T17_54">dopóki</text:span><text:span text:style-name="T17_55"><text:s/></text:span><text:span text:style-name="T17_56">nie</text:span><text:span text:style-name="T17_57"><text:s/></text:span><text:span text:style-name="T17_58">opublikowałyśmy</text:span><text:span text:style-name="T17_59"><text:s/></text:span><text:span text:style-name="T17_60">kilku</text:span><text:span text:style-name="T17_61"><text:s/></text:span><text:span text:style-name="T17_62">pierwszych</text:span><text:span text:style-name="T17_63"><text:s/></text:span><text:span text:style-name="T17_64">filmów</text:span><text:span text:style-name="T17_65">.<text:s/></text:span><text:span text:style-name="T17_66">Rodzice</text:span><text:span text:style-name="T17_67"><text:s/></text:span><text:span text:style-name="T17_68">także</text:span><text:span text:style-name="T17_69"><text:s/></text:span><text:span text:style-name="T17_70">nie</text:span><text:span text:style-name="T17_71"><text:s/></text:span><text:span text:style-name="T17_72">mieli</text:span><text:span text:style-name="T17_73"><text:s/></text:span><text:span text:style-name="T17_74">o</text:span><text:span text:style-name="T17_75"><text:s/></text:span><text:span text:style-name="T17_76">niczym</text:span><text:span text:style-name="T17_77"><text:s/></text:span><text:span text:style-name="T17_78">pojęcia</text:span><text:span text:style-name="T17_79"><text:s/></text:span><text:span text:style-name="T17_80">aż</text:span><text:span text:style-name="T17_81"><text:s/></text:span><text:span text:style-name="T17_82">do</text:span><text:span text:style-name="T17_83"><text:s/></text:span><text:span text:style-name="T17_84">decyzji</text:span><text:span text:style-name="T17_85"><text:s/></text:span><text:span text:style-name="T17_86">o</text:span><text:span text:style-name="T17_87"><text:s/></text:span><text:span text:style-name="T17_88">tworzeniu</text:span><text:span text:style-name="T17_89"><text:s/></text:span><text:span text:style-name="T17_90">animatików</text:span><text:span text:style-name="T17_91">.<text:s/></text:span><text:span text:style-name="T17_92">Jesteśmy</text:span><text:span text:style-name="T17_93"><text:s/></text:span><text:span text:style-name="T17_94">bardzo</text:span><text:span text:style-name="T17_95"><text:s/></text:span><text:span text:style-name="T17_96">introwertyczne</text:span><text:span text:style-name="T17_97"><text:s/></text:span><text:span text:style-name="T17_98">i</text:span><text:span text:style-name="T17_99"><text:s/></text:span><text:span text:style-name="T17_100">poznawanie</text:span><text:span text:style-name="T17_101"><text:s/></text:span><text:span text:style-name="T17_102">nowych</text:span><text:span text:style-name="T17_103"><text:s/></text:span><text:span text:style-name="T17_104">osób</text:span><text:span text:style-name="T17_105"><text:s/></text:span><text:span text:style-name="T17_106">nigdy</text:span><text:span text:style-name="T17_107"><text:s/></text:span><text:span text:style-name="T17_108">nie</text:span><text:span text:style-name="T17_109"><text:s/></text:span><text:span text:style-name="T17_110">było</text:span><text:span text:style-name="T17_111"><text:s/></text:span><text:span text:style-name="T17_112">naszą</text:span><text:span text:style-name="T17_113"><text:s/></text:span><text:span text:style-name="T17_114">mocną</text:span><text:span text:style-name="T17_115"><text:s/></text:span><text:span text:style-name="T17_116">stroną</text:span><text:span text:style-name="T17_117">.<text:s/></text:span><text:span text:style-name="T17_118">Jako</text:span><text:span text:style-name="T17_119"><text:s/></text:span><text:span text:style-name="T17_120">bliźniaczki</text:span><text:span text:style-name="T17_121"><text:s/></text:span><text:span text:style-name="T17_122">zawsze</text:span><text:span text:style-name="T17_123"><text:s/></text:span><text:span text:style-name="T17_124">mogłyśmy</text:span><text:span text:style-name="T17_125"><text:s/></text:span><text:span text:style-name="T17_126">spędzać</text:span><text:span text:style-name="T17_127"><text:s/></text:span><text:span text:style-name="T17_128">czas</text:span><text:span text:style-name="T17_129"><text:s/></text:span><text:span text:style-name="T17_130">ze</text:span><text:span text:style-name="T17_131"><text:s/></text:span><text:span text:style-name="T17_132">sobą</text:span><text:span text:style-name="T17_133"><text:s/></text:span><text:span text:style-name="T17_134">nawzajem</text:span><text:span text:style-name="T17_135">,<text:s/></text:span><text:span text:style-name="T17_136">nie</text:span><text:span text:style-name="T17_137"><text:s/></text:span><text:span text:style-name="T17_138">z</text:span><text:span text:style-name="T17_139"><text:s/></text:span><text:span text:style-name="T17_140">innymi</text:span><text:span text:style-name="T17_141"><text:s/></text:span><text:span text:style-name="T17_142">ludźmi</text:span><text:span text:style-name="T17_143">.<text:s/></text:span><text:span text:style-name="T17_144">Ostatnio</text:span><text:span text:style-name="T17_145"><text:s/></text:span><text:span text:style-name="T17_146">jednak</text:span><text:span text:style-name="T17_147"><text:s/></text:span><text:span text:style-name="T17_148">coraz</text:span><text:span text:style-name="T17_149"><text:s/></text:span><text:span text:style-name="T17_150">bardziej</text:span><text:span text:style-name="T17_151"><text:s/></text:span><text:span text:style-name="T17_152">się</text:span><text:span text:style-name="T17_153"><text:s/></text:span><text:span text:style-name="T17_154">otwieramy</text:span><text:span text:style-name="T17_155">.</text:span></text:p>
      <text:p text:style-name="P18"><text:span text:style-name="T18_1">Sal</text:span><text:span text:style-name="T18_2">:</text:span><text:span text:style-name="T18_3"><text:s/></text:span><text:span text:style-name="T18_4">Ostatnie</text:span><text:span text:style-name="T18_5"><text:s/></text:span><text:span text:style-name="T18_6">pytanie</text:span><text:span text:style-name="T18_7"><text:s/></text:span><text:span text:style-name="T18_8">dotyczące</text:span><text:span text:style-name="T18_9"><text:s/></text:span><text:span text:style-name="T18_10">fandomu</text:span><text:span text:style-name="T18_11"><text:s/>–<text:s/></text:span><text:span text:style-name="T18_12">czy</text:span><text:span text:style-name="T18_13"><text:s/></text:span><text:span text:style-name="T18_14">oprócz</text:span><text:span text:style-name="T18_15"><text:s/></text:span><text:span text:style-name="T18_16">twórców</text:span><text:span text:style-name="T18_17"><text:s/></text:span><text:span text:style-name="T18_18">Anthropology</text:span><text:span text:style-name="T18_19"><text:s/></text:span><text:span text:style-name="T18_20">i</text:span><text:span text:style-name="T18_21"><text:s/></text:span><text:span text:style-name="T18_22">Rio</text:span><text:span text:style-name="T18_23"><text:s/></text:span><text:span text:style-name="T18_24">Knows</text:span><text:span text:style-name="T18_25"><text:s/></text:span><text:span text:style-name="T18_26">Best</text:span><text:span text:style-name="T18_27"><text:s/></text:span><text:span text:style-name="T18_28">jacyś</text:span><text:span text:style-name="T18_29"><text:s/></text:span><text:span text:style-name="T18_30">bronies</text:span><text:span text:style-name="T18_31"><text:s/></text:span><text:span text:style-name="T18_32">was</text:span><text:span text:style-name="T18_33"><text:s/></text:span><text:span text:style-name="T18_34">inspirują</text:span><text:span text:style-name="T18_35">?</text:span></text:p>
      <text:p text:style-name="P19"><text:span text:style-name="T19_1">Sil</text:span><text:span text:style-name="T19_2">:</text:span><text:span text:style-name="T19_3"><text:s/></text:span><text:span text:style-name="T19_4">Nie</text:span><text:span text:style-name="T19_5"><text:s/></text:span><text:span text:style-name="T19_6">jestem</text:span><text:span text:style-name="T19_7"><text:s/></text:span><text:span text:style-name="T19_8">pewna</text:span><text:span text:style-name="T19_9">,<text:s/></text:span><text:span text:style-name="T19_10">czy</text:span><text:span text:style-name="T19_11"><text:s/></text:span><text:span text:style-name="T19_12">można</text:span><text:span text:style-name="T19_13"><text:s/></text:span><text:span text:style-name="T19_14">powiedzieć</text:span><text:span text:style-name="T19_15">,<text:s/></text:span><text:span text:style-name="T19_16">że</text:span><text:span text:style-name="T19_17"><text:s/></text:span><text:span text:style-name="T19_18">ktoś</text:span><text:span text:style-name="T19_19"><text:s/></text:span><text:span text:style-name="T19_20">mnie</text:span><text:span text:style-name="T19_21"><text:s/></text:span><text:span text:style-name="T19_22">inspiruje</text:span><text:span text:style-name="T19_23">,<text:s/></text:span><text:span text:style-name="T19_24">ale</text:span><text:span text:style-name="T19_25"><text:s/></text:span><text:span text:style-name="T19_26">istnieje</text:span><text:span text:style-name="T19_27"><text:s/></text:span><text:span text:style-name="T19_28">kilku</text:span><text:span text:style-name="T19_29"><text:s/></text:span><text:span text:style-name="T19_30">artystów</text:span><text:span text:style-name="T19_31">,<text:s/></text:span><text:span text:style-name="T19_32">których</text:span><text:span text:style-name="T19_33"><text:s/></text:span><text:span text:style-name="T19_34">podziwiam</text:span><text:span text:style-name="T19_35">,<text:s/></text:span><text:span text:style-name="T19_36">jak</text:span><text:span text:style-name="T19_37"><text:s/></text:span><text:span text:style-name="T19_38"><text:a xlink:type="simple" xlink:href="http://mickeymonster.deviantart.com/"><text:span text:style-name="T19_39">MickeyMonster</text:span></text:a></text:span><text:span text:style-name="T19_40"><text:s/></text:span><text:span text:style-name="T19_41">i</text:span><text:span text:style-name="T19_42"><text:s/></text:span><text:span text:style-name="T19_43"><text:a xlink:type="simple" xlink:href="http://grievousfan.deviantart.com/"><text:span text:style-name="T19_44">grievousfan</text:span></text:a></text:span><text:span text:style-name="T19_45">.<text:s/></text:span><text:span text:style-name="T19_46">No</text:span><text:span text:style-name="T19_47"><text:s/></text:span><text:span text:style-name="T19_48">i</text:span><text:span text:style-name="T19_49"><text:s/></text:span><text:span text:style-name="T19_50">oczywiście</text:span><text:span text:style-name="T19_51"><text:s/></text:span><text:span text:style-name="T19_52">animatik</text:span><text:span text:style-name="T19_53"><text:s/></text:span><text:span text:style-name="T19_54">i</text:span><text:span text:style-name="T19_55"><text:s/></text:span><text:span text:style-name="T19_56">animacja</text:span><text:span text:style-name="T19_57"><text:s/></text:span><text:span text:style-name="T19_58">Children</text:span><text:span text:style-name="T19_59"><text:s/></text:span><text:span text:style-name="T19_60">of</text:span><text:span text:style-name="T19_61"><text:s/></text:span><text:span text:style-name="T19_62">the</text:span><text:span text:style-name="T19_63"><text:s/></text:span><text:span text:style-name="T19_64">Night</text:span><text:span text:style-name="T19_65"><text:s/></text:span><text:span text:style-name="T19_66">autorstwa</text:span><text:span text:style-name="T19_67"><text:s/></text:span><text:span text:style-name="T19_68"><text:a xlink:type="simple" xlink:href="https://www.youtube.com/channel/UCaVf-df5Fm9U5ooS-UF7TOg"><text:span text:style-name="T19_69">DuoCartoonist</text:span></text:a></text:span><text:span text:style-name="T19_70">.</text:span></text:p>
      <text:p text:style-name="P20"><text:span text:style-name="T20_1">Sal</text:span><text:span text:style-name="T20_2">:<text:s/></text:span><text:span text:style-name="T20_3">Wracając</text:span><text:span text:style-name="T20_4"><text:s/></text:span><text:span text:style-name="T20_5">do</text:span><text:span text:style-name="T20_6"><text:s/></text:span><text:span text:style-name="T20_7">samych</text:span><text:span text:style-name="T20_8"><text:s/></text:span><text:span text:style-name="T20_9">filmów</text:span><text:span text:style-name="T20_10"><text:s/>–<text:s/></text:span><text:span text:style-name="T20_11">jak</text:span><text:span text:style-name="T20_12"><text:s/></text:span><text:span text:style-name="T20_13">dokładnie</text:span><text:span text:style-name="T20_14"><text:s/></text:span><text:span text:style-name="T20_15">przebiega</text:span><text:span text:style-name="T20_16"><text:s/></text:span><text:span text:style-name="T20_17">ich</text:span><text:span text:style-name="T20_18"><text:s/></text:span><text:span text:style-name="T20_19">tworzenie</text:span><text:span text:style-name="T20_20">?</text:span></text:p>
      <text:p text:style-name="P21"><text:span text:style-name="T21_1">Sil</text:span><text:span text:style-name="T21_2">:</text:span><text:span text:style-name="T21_3"><text:s/></text:span><text:span text:style-name="T21_4">Najpierw</text:span><text:span text:style-name="T21_5"><text:s/></text:span><text:span text:style-name="T21_6">decydujemy</text:span><text:span text:style-name="T21_7">,<text:s/></text:span><text:span text:style-name="T21_8">jaką</text:span><text:span text:style-name="T21_9"><text:s/></text:span><text:span text:style-name="T21_10">piosenkę</text:span><text:span text:style-name="T21_11"><text:s/></text:span><text:span text:style-name="T21_12">chcemy</text:span><text:span text:style-name="T21_13"><text:s/></text:span><text:span text:style-name="T21_14">zilustrować</text:span><text:span text:style-name="T21_15">.<text:s/></text:span><text:span text:style-name="T21_16">Wtedy</text:span><text:span text:style-name="T21_17"><text:s/></text:span><text:span text:style-name="T21_18">tworzę</text:span><text:span text:style-name="T21_19"><text:s/></text:span><text:span text:style-name="T21_20">do</text:span><text:span text:style-name="T21_21"><text:s/></text:span><text:span text:style-name="T21_22">niej</text:span><text:span text:style-name="T21_23"><text:s/></text:span><text:span text:style-name="T21_24">storyboard</text:span><text:span text:style-name="T21_25"><text:s/></text:span><text:span text:style-name="T21_26">i</text:span><text:span text:style-name="T21_27"><text:s/></text:span><text:span text:style-name="T21_28">przerysowuję</text:span><text:span text:style-name="T21_29"><text:s/></text:span><text:span text:style-name="T21_30">go</text:span><text:span text:style-name="T21_31"><text:s/></text:span><text:span text:style-name="T21_32">do</text:span><text:span text:style-name="T21_33"><text:s/></text:span><text:span text:style-name="T21_34">Photoshopa</text:span><text:span text:style-name="T21_35">.<text:s/></text:span><text:span text:style-name="T21_36">Tu</text:span><text:span text:style-name="T21_37"><text:s/></text:span><text:span text:style-name="T21_38">wkracza</text:span><text:span text:style-name="T21_39"><text:s/></text:span><text:span text:style-name="T21_40">Ghosty</text:span><text:span text:style-name="T21_41">,<text:s/></text:span><text:span text:style-name="T21_42">koloruje</text:span><text:span text:style-name="T21_43"><text:s/></text:span><text:span text:style-name="T21_44">szkice</text:span><text:span text:style-name="T21_45">,<text:s/></text:span><text:span text:style-name="T21_46">przekazuje</text:span><text:span text:style-name="T21_47"><text:s/></text:span><text:span text:style-name="T21_48">je</text:span><text:span text:style-name="T21_49"><text:s/></text:span><text:span text:style-name="T21_50">mi</text:span><text:span text:style-name="T21_51"><text:s/></text:span><text:span text:style-name="T21_52">do</text:span><text:span text:style-name="T21_53"><text:s/></text:span><text:span text:style-name="T21_54">cieniowania</text:span><text:span text:style-name="T21_55"><text:s/></text:span><text:span text:style-name="T21_56">i</text:span><text:span text:style-name="T21_57"><text:s/></text:span><text:span text:style-name="T21_58">dodania</text:span><text:span text:style-name="T21_59"><text:s/></text:span><text:span text:style-name="T21_60">teł</text:span><text:span text:style-name="T21_61">.<text:s/></text:span><text:span text:style-name="T21_62">Wtedy</text:span><text:span text:style-name="T21_63"><text:s/></text:span><text:span text:style-name="T21_64">ona</text:span><text:span text:style-name="T21_65"><text:s/></text:span><text:span text:style-name="T21_66">zajmuje</text:span><text:span text:style-name="T21_67"><text:s/></text:span><text:span text:style-name="T21_68">się</text:span><text:span text:style-name="T21_69"><text:s/></text:span><text:span text:style-name="T21_70">ostatecznym</text:span><text:span text:style-name="T21_71"><text:s/></text:span><text:span text:style-name="T21_72">montażem</text:span><text:span text:style-name="T21_73">,<text:s/></text:span><text:span text:style-name="T21_74">a</text:span><text:span text:style-name="T21_75"><text:s/></text:span><text:span text:style-name="T21_76">następnie</text:span><text:span text:style-name="T21_77"><text:s/></text:span><text:span text:style-name="T21_78">umieszcza</text:span><text:span text:style-name="T21_79"><text:s/></text:span><text:span text:style-name="T21_80">animatik</text:span><text:span text:style-name="T21_81"><text:s/></text:span><text:span text:style-name="T21_82">na</text:span><text:span text:style-name="T21_83"><text:s/></text:span><text:span text:style-name="T21_84">YouTube</text:span><text:span text:style-name="T21_85">.</text:span></text:p>
      <text:p text:style-name="P22"><text:span text:style-name="T22_1">Sal</text:span><text:span text:style-name="T22_2">:</text:span><text:span text:style-name="T22_3"><text:s/></text:span><text:span text:style-name="T22_4">Ciekawi</text:span><text:span text:style-name="T22_5"><text:s/></text:span><text:span text:style-name="T22_6">mnie</text:span><text:span text:style-name="T22_7"><text:s/></text:span><text:span text:style-name="T22_8">pierwszy</text:span><text:span text:style-name="T22_9"><text:s/></text:span><text:span text:style-name="T22_10">etap</text:span><text:span text:style-name="T22_11">.<text:s/></text:span><text:span text:style-name="T22_12">Jak</text:span><text:span text:style-name="T22_13"><text:s/></text:span><text:span text:style-name="T22_14">decydujecie</text:span><text:span text:style-name="T22_15">,<text:s/></text:span><text:span text:style-name="T22_16">których</text:span><text:span text:style-name="T22_17"><text:s/></text:span><text:span text:style-name="T22_18">utworów</text:span><text:span text:style-name="T22_19"><text:s/></text:span><text:span text:style-name="T22_20">chcecie</text:span><text:span text:style-name="T22_21"><text:s/></text:span><text:span text:style-name="T22_22">użyć</text:span><text:span text:style-name="T22_23">?<text:s/></text:span><text:span text:style-name="T22_24">Zawsze</text:span><text:span text:style-name="T22_25"><text:s/></text:span><text:span text:style-name="T22_26">się</text:span><text:span text:style-name="T22_27"><text:s/></text:span><text:span text:style-name="T22_28">ze</text:span><text:span text:style-name="T22_29"><text:s/></text:span><text:span text:style-name="T22_30">sobą</text:span><text:span text:style-name="T22_31"><text:s/></text:span><text:span text:style-name="T22_32">zgadzacie</text:span><text:span text:style-name="T22_33">,<text:s/></text:span><text:span text:style-name="T22_34">czy</text:span><text:span text:style-name="T22_35"><text:s/></text:span><text:span text:style-name="T22_36">też</text:span><text:span text:style-name="T22_37">,<text:s/></text:span><text:span text:style-name="T22_38">um</text:span><text:span text:style-name="T22_39">,<text:s/></text:span><text:span text:style-name="T22_40">intensywne</text:span><text:span text:style-name="T22_41"><text:s/></text:span><text:span text:style-name="T22_42">debaty</text:span><text:span text:style-name="T22_43"><text:s/></text:span><text:span text:style-name="T22_44">zajmują</text:span><text:span text:style-name="T22_45"><text:s/></text:span><text:span text:style-name="T22_46">wam</text:span><text:span text:style-name="T22_47"><text:s/></text:span><text:span text:style-name="T22_48">nieco</text:span><text:span text:style-name="T22_49"><text:s/></text:span><text:span text:style-name="T22_50">czasu</text:span><text:span text:style-name="T22_51">?</text:span></text:p>
      <text:p text:style-name="P23"><text:span text:style-name="T23_1">GQ</text:span><text:span text:style-name="T23_2">:<text:s/></text:span><text:span text:style-name="T23_3">Bardzo</text:span><text:span text:style-name="T23_4"><text:s/></text:span><text:span text:style-name="T23_5">często</text:span><text:span text:style-name="T23_6"><text:s/></text:span><text:span text:style-name="T23_7">się</text:span><text:span text:style-name="T23_8"><text:s/></text:span><text:span text:style-name="T23_9">nie</text:span><text:span text:style-name="T23_10"><text:s/></text:span><text:span text:style-name="T23_11">zgadzamy</text:span><text:span text:style-name="T23_12"><text:s/></text:span><text:span text:style-name="T23_13">i</text:span><text:span text:style-name="T23_14"><text:s/></text:span><text:span text:style-name="T23_15">to</text:span><text:span text:style-name="T23_16"><text:s/></text:span><text:span text:style-name="T23_17">Sil</text:span><text:span text:style-name="T23_18"><text:s/></text:span><text:span text:style-name="T23_19">zawsze</text:span><text:span text:style-name="T23_20"><text:s/></text:span><text:span text:style-name="T23_21">ma</text:span><text:span text:style-name="T23_22"><text:s/></text:span><text:span text:style-name="T23_23">ostatnie</text:span><text:span text:style-name="T23_24"><text:s/></text:span><text:span text:style-name="T23_25">słowo</text:span><text:span text:style-name="T23_26">.<text:s/></text:span><text:span text:style-name="T23_27">To</text:span><text:span text:style-name="T23_28"><text:s/></text:span><text:span text:style-name="T23_29">ona</text:span><text:span text:style-name="T23_30"><text:s/></text:span><text:span text:style-name="T23_31">musi</text:span><text:span text:style-name="T23_32"><text:s/></text:span><text:span text:style-name="T23_33">wszystko</text:span><text:span text:style-name="T23_34"><text:s/></text:span><text:span text:style-name="T23_35">narysować</text:span><text:span text:style-name="T23_36"><text:s/></text:span><text:span text:style-name="T23_37">i</text:span><text:span text:style-name="T23_38"><text:s/></text:span><text:span text:style-name="T23_39">jeśli</text:span><text:span text:style-name="T23_40"><text:s/></text:span><text:span text:style-name="T23_41">nie</text:span><text:span text:style-name="T23_42"><text:s/></text:span><text:span text:style-name="T23_43">byłaby</text:span><text:span text:style-name="T23_44"><text:s/></text:span><text:span text:style-name="T23_45">zainteresowana</text:span><text:span text:style-name="T23_46"><text:s/></text:span><text:span text:style-name="T23_47">piosenką</text:span><text:span text:style-name="T23_48">,<text:s/></text:span><text:span text:style-name="T23_49">animatik</text:span><text:span text:style-name="T23_50"><text:s/></text:span><text:span text:style-name="T23_51">prawdopodobnie</text:span><text:span text:style-name="T23_52"><text:s/></text:span><text:span text:style-name="T23_53">nigdy</text:span><text:span text:style-name="T23_54"><text:s/></text:span><text:span text:style-name="T23_55">nie</text:span><text:span text:style-name="T23_56"><text:s/></text:span><text:span text:style-name="T23_57">zostałby</text:span><text:span text:style-name="T23_58"><text:s/></text:span><text:span text:style-name="T23_59">skończony</text:span><text:span text:style-name="T23_60">…<text:s/></text:span><text:span text:style-name="T23_61">Robimy</text:span><text:span text:style-name="T23_62"><text:s/></text:span><text:span text:style-name="T23_63">je</text:span><text:span text:style-name="T23_64"><text:s/></text:span><text:span text:style-name="T23_65">w</text:span><text:span text:style-name="T23_66"><text:s/></text:span><text:span text:style-name="T23_67">końcu</text:span><text:span text:style-name="T23_68"><text:s/></text:span><text:span text:style-name="T23_69">dla</text:span><text:span text:style-name="T23_70"><text:s/></text:span><text:span text:style-name="T23_71">zabawy</text:span><text:span text:style-name="T23_72"><text:s/></text:span><text:span text:style-name="T23_73">i</text:span><text:span text:style-name="T23_74"><text:s/></text:span><text:span text:style-name="T23_75">przyjemności</text:span><text:span text:style-name="T23_76">,<text:s/></text:span><text:span text:style-name="T23_77">nic</text:span><text:span text:style-name="T23_78"><text:s/></text:span><text:span text:style-name="T23_79">nie</text:span><text:span text:style-name="T23_80"><text:s/></text:span><text:span text:style-name="T23_81">udałoby</text:span><text:span text:style-name="T23_82"><text:s/></text:span><text:span text:style-name="T23_83">się</text:span><text:span text:style-name="T23_84">,<text:s/></text:span><text:span text:style-name="T23_85">gdyby</text:span><text:span text:style-name="T23_86"><text:s/></text:span><text:span text:style-name="T23_87">muzyka</text:span><text:span text:style-name="T23_88"><text:s/></text:span><text:span text:style-name="T23_89">nam</text:span><text:span text:style-name="T23_90"><text:s/></text:span><text:span text:style-name="T23_91">nie</text:span><text:span text:style-name="T23_92"><text:s/></text:span><text:span text:style-name="T23_93">odpowiadała</text:span><text:span text:style-name="T23_94">.<text:s/></text:span><text:span text:style-name="T23_95">Na</text:span><text:span text:style-name="T23_96"><text:s/></text:span><text:span text:style-name="T23_97">szczęście</text:span><text:span text:style-name="T23_98"><text:s/></text:span><text:span text:style-name="T23_99">mamy</text:span><text:span text:style-name="T23_100"><text:s/></text:span><text:span text:style-name="T23_101">dość</text:span><text:span text:style-name="T23_102"><text:s/></text:span><text:span text:style-name="T23_103">podobny</text:span><text:span text:style-name="T23_104"><text:s/></text:span><text:span text:style-name="T23_105">gust</text:span><text:span text:style-name="T23_106">,<text:s/></text:span><text:span text:style-name="T23_107">więc</text:span><text:span text:style-name="T23_108"><text:s/></text:span><text:span text:style-name="T23_109">nie</text:span><text:span text:style-name="T23_110"><text:s/></text:span><text:span text:style-name="T23_111">dyskutujemy</text:span><text:span text:style-name="T23_112"><text:s/></text:span><text:span text:style-name="T23_113">zbyt</text:span><text:span text:style-name="T23_114"><text:s/></text:span><text:span text:style-name="T23_115">długo</text:span><text:span text:style-name="T23_116">.</text:span></text:p>
      <text:p text:style-name="P24"><text:span text:style-name="T24_1">Sil</text:span><text:span text:style-name="T24_2">:</text:span><text:span text:style-name="T24_3"><text:s/></text:span><text:span text:style-name="T24_4">Większość</text:span><text:span text:style-name="T24_5"><text:s/></text:span><text:span text:style-name="T24_6">naszych</text:span><text:span text:style-name="T24_7"><text:s/></text:span><text:span text:style-name="T24_8">sprzeczek</text:span><text:span text:style-name="T24_9"><text:s/></text:span><text:span text:style-name="T24_10">dotyczy</text:span><text:span text:style-name="T24_11"><text:s/></text:span><text:span text:style-name="T24_12">tego</text:span><text:span text:style-name="T24_13">,<text:s/></text:span><text:span text:style-name="T24_14">za</text:span><text:span text:style-name="T24_15"><text:s/></text:span><text:span text:style-name="T24_16">którą</text:span><text:span text:style-name="T24_17"><text:s/></text:span><text:span text:style-name="T24_18">piosenkę</text:span><text:span text:style-name="T24_19"><text:s/></text:span><text:span text:style-name="T24_20">zabrać</text:span><text:span text:style-name="T24_21"><text:s/></text:span><text:span text:style-name="T24_22">się</text:span><text:span text:style-name="T24_23"><text:s/></text:span><text:span text:style-name="T24_24">najpierw</text:span><text:span text:style-name="T24_25"><text:s/></text:span><text:span text:style-name="T24_26">i</text:span><text:span text:style-name="T24_27"><text:s/></text:span><text:span text:style-name="T24_28">ile</text:span><text:span text:style-name="T24_29"><text:s/></text:span><text:span text:style-name="T24_30">utworów</text:span><text:span text:style-name="T24_31"><text:s/></text:span><text:span text:style-name="T24_32">w</text:span><text:span text:style-name="T24_33"><text:s/></text:span><text:span text:style-name="T24_34">ogóle</text:span><text:span text:style-name="T24_35"><text:s/></text:span><text:span text:style-name="T24_36">zrealizować</text:span><text:span text:style-name="T24_37">,<text:s/></text:span><text:span text:style-name="T24_38">ponieważ</text:span><text:span text:style-name="T24_39"><text:s/></text:span><text:span text:style-name="T24_40">pewna</text:span><text:span text:style-name="T24_41"><text:s/></text:span><text:span text:style-name="T24_42">osoba</text:span><text:span text:style-name="T24_43"><text:s/></text:span><text:span text:style-name="T24_44">w</text:span><text:span text:style-name="T24_45"><text:s/></text:span><text:span text:style-name="T24_46">naszym</text:span><text:span text:style-name="T24_47"><text:s/></text:span><text:span text:style-name="T24_48">małym</text:span><text:span text:style-name="T24_49"><text:s/></text:span><text:span text:style-name="T24_50">zespole</text:span><text:span text:style-name="T24_51"><text:s/></text:span><text:span text:style-name="T24_52">uważa</text:span><text:span text:style-name="T24_53">,<text:s/></text:span><text:span text:style-name="T24_54">że</text:span><text:span text:style-name="T24_55"><text:s/></text:span><text:span text:style-name="T24_56">wspaniałym</text:span><text:span text:style-name="T24_57"><text:s/></text:span><text:span text:style-name="T24_58">pomysłem</text:span><text:span text:style-name="T24_59"><text:s/></text:span><text:span text:style-name="T24_60">byłoby</text:span><text:span text:style-name="T24_61"><text:s/></text:span><text:span text:style-name="T24_62">zilustrowanie</text:span><text:span text:style-name="T24_63"><text:s/></text:span><text:span text:style-name="T24_64">niemal</text:span><text:span text:style-name="T24_65"><text:s/></text:span><text:span text:style-name="T24_66">wszystkich</text:span><text:span text:style-name="T24_67"><text:s/></text:span><text:span text:style-name="T24_68">kompozycji</text:span><text:span text:style-name="T24_69"><text:s/></text:span><text:span text:style-name="T24_70">z</text:span><text:span text:style-name="T24_71"><text:s/></text:span><text:span text:style-name="T24_72">każdego</text:span><text:span text:style-name="T24_73"><text:s/></text:span><text:span text:style-name="T24_74">musicalu</text:span><text:span text:style-name="T24_75">.<text:s/></text:span><text:span text:style-name="T24_76">Nie</text:span><text:span text:style-name="T24_77"><text:s/></text:span><text:span text:style-name="T24_78">robimy</text:span><text:span text:style-name="T24_79"><text:s/></text:span><text:span text:style-name="T24_80">tego</text:span><text:span text:style-name="T24_81">,<text:s/></text:span><text:span text:style-name="T24_82">ponieważ</text:span><text:span text:style-name="T24_83"><text:s/></text:span><text:span text:style-name="T24_84">chcemy</text:span><text:span text:style-name="T24_85">,<text:s/></text:span><text:span text:style-name="T24_86">aby</text:span><text:span text:style-name="T24_87"><text:s/></text:span><text:span text:style-name="T24_88">widzowie</text:span><text:span text:style-name="T24_89"><text:s/></text:span><text:span text:style-name="T24_90">wsparli</text:span><text:span text:style-name="T24_91"><text:s/></text:span><text:span text:style-name="T24_92">te</text:span><text:span text:style-name="T24_93"><text:s/></text:span><text:span text:style-name="T24_94">tytuły</text:span><text:span text:style-name="T24_95"><text:s/></text:span><text:span text:style-name="T24_96">i</text:span><text:span text:style-name="T24_97"><text:s/></text:span><text:span text:style-name="T24_98">sami</text:span><text:span text:style-name="T24_99"><text:s/></text:span><text:span text:style-name="T24_100">odkryli</text:span><text:span text:style-name="T24_101"><text:s/></text:span><text:span text:style-name="T24_102">resztę</text:span><text:span text:style-name="T24_103"><text:s/></text:span><text:span text:style-name="T24_104">piosenek</text:span><text:span text:style-name="T24_105">.</text:span></text:p>
      <text:p text:style-name="P25"><text:span text:style-name="T25_1">Sal</text:span><text:span text:style-name="T25_2">:</text:span><text:span text:style-name="T25_3"><text:s/></text:span><text:span text:style-name="T25_4">To</text:span><text:span text:style-name="T25_5"><text:s/></text:span><text:span text:style-name="T25_6">jedna</text:span><text:span text:style-name="T25_7"><text:s/></text:span><text:span text:style-name="T25_8">z</text:span><text:span text:style-name="T25_9"><text:s/></text:span><text:span text:style-name="T25_10">rzeczy</text:span><text:span text:style-name="T25_11">,<text:s/></text:span><text:span text:style-name="T25_12">które</text:span><text:span text:style-name="T25_13"><text:s/></text:span><text:span text:style-name="T25_14">najbardziej</text:span><text:span text:style-name="T25_15"><text:s/></text:span><text:span text:style-name="T25_16">lubię</text:span><text:span text:style-name="T25_17"><text:s/></text:span><text:span text:style-name="T25_18">w</text:span><text:span text:style-name="T25_19"><text:s/></text:span><text:span text:style-name="T25_20">waszych</text:span><text:span text:style-name="T25_21"><text:s/></text:span><text:span text:style-name="T25_22">animatikach</text:span><text:span text:style-name="T25_23"><text:s/>–<text:s/></text:span><text:span text:style-name="T25_24">wierzę</text:span><text:span text:style-name="T25_25">,<text:s/></text:span><text:span text:style-name="T25_26">że</text:span><text:span text:style-name="T25_27"><text:s/></text:span><text:span text:style-name="T25_28">mogą</text:span><text:span text:style-name="T25_29"><text:s/></text:span><text:span text:style-name="T25_30">zachęcić</text:span><text:span text:style-name="T25_31"><text:s/></text:span><text:span text:style-name="T25_32">nowe</text:span><text:span text:style-name="T25_33"><text:s/></text:span><text:span text:style-name="T25_34">osoby</text:span><text:span text:style-name="T25_35"><text:s/></text:span><text:span text:style-name="T25_36">do</text:span><text:span text:style-name="T25_37"><text:s/></text:span><text:span text:style-name="T25_38">zainteresowania</text:span><text:span text:style-name="T25_39"><text:s/></text:span><text:span text:style-name="T25_40">się</text:span><text:span text:style-name="T25_41"><text:s/></text:span><text:span text:style-name="T25_42">musicalami</text:span><text:span text:style-name="T25_43">,<text:s/></text:span><text:span text:style-name="T25_44">które</text:span><text:span text:style-name="T25_45">,<text:s/></text:span><text:span text:style-name="T25_46">przynajmniej</text:span><text:span text:style-name="T25_47"><text:s/></text:span><text:span text:style-name="T25_48">w</text:span><text:span text:style-name="T25_49"><text:s/></text:span><text:span text:style-name="T25_50">Polsce</text:span><text:span text:style-name="T25_51">,<text:s/></text:span><text:span text:style-name="T25_52">nie</text:span><text:span text:style-name="T25_53"><text:s/></text:span><text:span text:style-name="T25_54">są</text:span><text:span text:style-name="T25_55"><text:s/></text:span><text:span text:style-name="T25_56">szczególnie</text:span><text:span text:style-name="T25_57"><text:s/></text:span><text:span text:style-name="T25_58">popularne</text:span><text:span text:style-name="T25_59">.</text:span></text:p>
      <text:p text:style-name="P26"><text:span text:style-name="T26_1">GQ</text:span><text:span text:style-name="T26_2">:<text:s/></text:span><text:span text:style-name="T26_3">Musicale</text:span><text:span text:style-name="T26_4"><text:s/></text:span><text:span text:style-name="T26_5">są</text:span><text:span text:style-name="T26_6"><text:s/></text:span><text:span text:style-name="T26_7">niesamowite</text:span><text:span text:style-name="T26_8">.<text:s/></text:span><text:span text:style-name="T26_9">Uwielbiamy</text:span><text:span text:style-name="T26_10"><text:s/></text:span><text:span text:style-name="T26_11">je</text:span><text:span text:style-name="T26_12"><text:s/></text:span><text:span text:style-name="T26_13">dzięki</text:span><text:span text:style-name="T26_14"><text:s/></text:span><text:span text:style-name="T26_15">dorastaniu</text:span><text:span text:style-name="T26_16"><text:s/></text:span><text:span text:style-name="T26_17">na</text:span><text:span text:style-name="T26_18"><text:s/></text:span><text:span text:style-name="T26_19">filmach</text:span><text:span text:style-name="T26_20"><text:s/></text:span><text:span text:style-name="T26_21">Disneya</text:span><text:span text:style-name="T26_22">,<text:s/></text:span><text:span text:style-name="T26_23">które</text:span><text:span text:style-name="T26_24"><text:s/></text:span><text:span text:style-name="T26_25">także</text:span><text:span text:style-name="T26_26"><text:s/></text:span><text:span text:style-name="T26_27">można</text:span><text:span text:style-name="T26_28"><text:s/></text:span><text:span text:style-name="T26_29">uznać</text:span><text:span text:style-name="T26_30"><text:s/></text:span><text:span text:style-name="T26_31">za</text:span><text:span text:style-name="T26_32"><text:s/></text:span><text:span text:style-name="T26_33">naszą</text:span><text:span text:style-name="T26_34"><text:s/></text:span><text:span text:style-name="T26_35">inspirację</text:span><text:span text:style-name="T26_36">.<text:s/></text:span><text:span text:style-name="T26_37">Niestety</text:span><text:span text:style-name="T26_38"><text:s/></text:span><text:span text:style-name="T26_39">przedstawienia</text:span><text:span text:style-name="T26_40"><text:s/></text:span><text:span text:style-name="T26_41">rzadko</text:span><text:span text:style-name="T26_42"><text:s/></text:span><text:span text:style-name="T26_43">odbywają</text:span><text:span text:style-name="T26_44"><text:s/></text:span><text:span text:style-name="T26_45">się</text:span><text:span text:style-name="T26_46"><text:s/></text:span><text:span text:style-name="T26_47">w</text:span><text:span text:style-name="T26_48"><text:s/></text:span><text:span text:style-name="T26_49">naszym</text:span><text:span text:style-name="T26_50"><text:s/></text:span><text:span text:style-name="T26_51">mieście</text:span><text:span text:style-name="T26_52">.</text:span></text:p>
      <text:p text:style-name="P27"><text:span text:style-name="T27_1">Sal</text:span><text:span text:style-name="T27_2">:<text:s/></text:span><text:span text:style-name="T27_3">Rozmawiałyśmy</text:span><text:span text:style-name="T27_4"><text:s/></text:span><text:span text:style-name="T27_5">jednak</text:span><text:span text:style-name="T27_6"><text:s/></text:span><text:span text:style-name="T27_7">o</text:span><text:span text:style-name="T27_8"><text:s/></text:span><text:span text:style-name="T27_9">procesie</text:span><text:span text:style-name="T27_10"><text:s/></text:span><text:span text:style-name="T27_11">tworzenia</text:span><text:span text:style-name="T27_12"><text:s/></text:span><text:span text:style-name="T27_13">filmów</text:span><text:span text:style-name="T27_14">.<text:s/></text:span><text:span text:style-name="T27_15">Jak</text:span><text:span text:style-name="T27_16"><text:s/></text:span><text:span text:style-name="T27_17">długo</text:span><text:span text:style-name="T27_18"><text:s/></text:span><text:span text:style-name="T27_19">zajmuje</text:span><text:span text:style-name="T27_20">?</text:span></text:p>
      <text:p text:style-name="P28"><text:span text:style-name="T28_1">GQ</text:span><text:span text:style-name="T28_2">:<text:s/></text:span><text:span text:style-name="T28_3">Przeważnie</text:span><text:span text:style-name="T28_4"><text:s/></text:span><text:span text:style-name="T28_5">około</text:span><text:span text:style-name="T28_6"><text:s/></text:span><text:span text:style-name="T28_7">miesiąca</text:span><text:span text:style-name="T28_8">.<text:s/></text:span><text:span text:style-name="T28_9">Były</text:span><text:span text:style-name="T28_10"><text:s/></text:span><text:span text:style-name="T28_11">przypadki</text:span><text:span text:style-name="T28_12">,<text:s/></text:span><text:span text:style-name="T28_13">kiedy</text:span><text:span text:style-name="T28_14"><text:s/></text:span><text:span text:style-name="T28_15">ten</text:span><text:span text:style-name="T28_16"><text:s/></text:span><text:span text:style-name="T28_17">czas</text:span><text:span text:style-name="T28_18"><text:s/></text:span><text:span text:style-name="T28_19">uległ</text:span><text:span text:style-name="T28_20"><text:s/></text:span><text:span text:style-name="T28_21">zmianie</text:span><text:span text:style-name="T28_22">,<text:s/></text:span><text:span text:style-name="T28_23">wszystko</text:span><text:span text:style-name="T28_24"><text:s/></text:span><text:span text:style-name="T28_25">zależy</text:span><text:span text:style-name="T28_26"><text:s/></text:span><text:span text:style-name="T28_27">od</text:span><text:span text:style-name="T28_28"><text:s/></text:span><text:span text:style-name="T28_29">długości</text:span><text:span text:style-name="T28_30"><text:s/></text:span><text:span text:style-name="T28_31">piosenki</text:span><text:span text:style-name="T28_32"><text:s/></text:span><text:span text:style-name="T28_33">i</text:span><text:span text:style-name="T28_34"><text:s/></text:span><text:span text:style-name="T28_35">naszej</text:span><text:span text:style-name="T28_36"><text:s/></text:span><text:span text:style-name="T28_37">decyzji</text:span><text:span text:style-name="T28_38"><text:s/></text:span><text:span text:style-name="T28_39">o</text:span><text:span text:style-name="T28_40"><text:s/></text:span><text:span text:style-name="T28_41">ewentualnym</text:span><text:span text:style-name="T28_42"><text:s/></text:span><text:span text:style-name="T28_43">kolorowaniu</text:span><text:span text:style-name="T28_44">.<text:s/></text:span><text:span text:style-name="T28_45">Najdłużej</text:span><text:span text:style-name="T28_46"><text:s/></text:span><text:span text:style-name="T28_47">trwało</text:span><text:span text:style-name="T28_48"><text:s/></text:span><text:span text:style-name="T28_49">tworzenie</text:span><text:span text:style-name="T28_50"><text:s/></text:span><text:span text:style-name="T28_51">I</text:span><text:span text:style-name="T28_52"><text:s/></text:span><text:span text:style-name="T28_53">Will</text:span><text:span text:style-name="T28_54"><text:s/></text:span><text:span text:style-name="T28_55">Be</text:span><text:span text:style-name="T28_56"><text:s/></text:span><text:span text:style-name="T28_57">There</text:span><text:span text:style-name="T28_58">,<text:s/></text:span><text:span text:style-name="T28_59">które</text:span><text:span text:style-name="T28_60"><text:s/></text:span><text:span text:style-name="T28_61">zabrało</text:span><text:span text:style-name="T28_62"><text:s/></text:span><text:span text:style-name="T28_63">nam</text:span><text:span text:style-name="T28_64"><text:s/></text:span><text:span text:style-name="T28_65">około</text:span><text:span text:style-name="T28_66"><text:s/></text:span><text:span text:style-name="T28_67">dwóch</text:span><text:span text:style-name="T28_68"><text:s/></text:span><text:span text:style-name="T28_69">miesięcy</text:span><text:span text:style-name="T28_70">,<text:s/></text:span><text:span text:style-name="T28_71">a</text:span><text:span text:style-name="T28_72"><text:s/></text:span><text:span text:style-name="T28_73">najkrócej</text:span><text:span text:style-name="T28_74"><text:s/></text:span><text:span text:style-name="T28_75">You</text:span><text:span text:style-name="T28_76">’</text:span><text:span text:style-name="T28_77">re</text:span><text:span text:style-name="T28_78"><text:s/></text:span><text:span text:style-name="T28_79">Only</text:span><text:span text:style-name="T28_80"><text:s/></text:span><text:span text:style-name="T28_81">Second</text:span><text:span text:style-name="T28_82"><text:s/></text:span><text:span text:style-name="T28_83">Rate</text:span><text:span text:style-name="T28_84">,<text:s/></text:span><text:span text:style-name="T28_85">skończone</text:span><text:span text:style-name="T28_86"><text:s/></text:span><text:span text:style-name="T28_87">w</text:span><text:span text:style-name="T28_88"><text:s/></text:span><text:span text:style-name="T28_89">zaledwie</text:span><text:span text:style-name="T28_90"><text:s/></text:span><text:span text:style-name="T28_91">tydzień</text:span><text:span text:style-name="T28_92"><text:s/>–<text:s/></text:span><text:span text:style-name="T28_93">głównie</text:span><text:span text:style-name="T28_94"><text:s/></text:span><text:span text:style-name="T28_95">dzięki</text:span><text:span text:style-name="T28_96"><text:s/></text:span><text:span text:style-name="T28_97">temu</text:span><text:span text:style-name="T28_98">,<text:s/></text:span><text:span text:style-name="T28_99">że</text:span><text:span text:style-name="T28_100"><text:s/></text:span><text:span text:style-name="T28_101">byłyśmy</text:span><text:span text:style-name="T28_102"><text:s/></text:span><text:span text:style-name="T28_103">bardzo</text:span><text:span text:style-name="T28_104"><text:s/></text:span><text:span text:style-name="T28_105">podekscytowane</text:span><text:span text:style-name="T28_106"><text:s/></text:span><text:span text:style-name="T28_107">po</text:span><text:span text:style-name="T28_108"><text:s/></text:span><text:span text:style-name="T28_109">finale</text:span><text:span text:style-name="T28_110"><text:s/></text:span><text:span text:style-name="T28_111">czwartego</text:span><text:span text:style-name="T28_112"><text:s/></text:span><text:span text:style-name="T28_113">sezonu</text:span><text:span text:style-name="T28_114">.</text:span></text:p>
      <text:p text:style-name="P29"><text:span text:style-name="T29_1">Sal</text:span><text:span text:style-name="T29_2">:</text:span><text:span text:style-name="T29_3"><text:s/></text:span><text:span text:style-name="T29_4">Jak</text:span><text:span text:style-name="T29_5"><text:s/></text:span><text:span text:style-name="T29_6">wiele</text:span><text:span text:style-name="T29_7"><text:s/></text:span><text:span text:style-name="T29_8">czasu</text:span><text:span text:style-name="T29_9"><text:s/></text:span><text:span text:style-name="T29_10">pochłania</text:span><text:span text:style-name="T29_11"><text:s/></text:span><text:span text:style-name="T29_12">praca</text:span><text:span text:style-name="T29_13"><text:s/></text:span><text:span text:style-name="T29_14">nad</text:span><text:span text:style-name="T29_15"><text:s/></text:span><text:span text:style-name="T29_16">animatikami</text:span><text:span text:style-name="T29_17"><text:s/></text:span><text:span text:style-name="T29_18">każdego</text:span><text:span text:style-name="T29_19">,<text:s/></text:span><text:span text:style-name="T29_20">dajmy</text:span><text:span text:style-name="T29_21"><text:s/></text:span><text:span text:style-name="T29_22">na</text:span><text:span text:style-name="T29_23"><text:s/></text:span><text:span text:style-name="T29_24">to</text:span><text:span text:style-name="T29_25">,<text:s/></text:span><text:span text:style-name="T29_26">tygodnia</text:span><text:span text:style-name="T29_27">?</text:span></text:p>
      <text:p text:style-name="P30"><text:span text:style-name="T30_1">GQ</text:span><text:span text:style-name="T30_2">:</text:span><text:span text:style-name="T30_3"><text:s/></text:span><text:span text:style-name="T30_4">Staramy</text:span><text:span text:style-name="T30_5"><text:s/></text:span><text:span text:style-name="T30_6">się</text:span><text:span text:style-name="T30_7"><text:s/></text:span><text:span text:style-name="T30_8">codziennie</text:span><text:span text:style-name="T30_9"><text:s/></text:span><text:span text:style-name="T30_10">pracować</text:span><text:span text:style-name="T30_11"><text:s/></text:span><text:span text:style-name="T30_12">nad</text:span><text:span text:style-name="T30_13"><text:s/></text:span><text:span text:style-name="T30_14">nimi</text:span><text:span text:style-name="T30_15"><text:s/></text:span><text:span text:style-name="T30_16">przez</text:span><text:span text:style-name="T30_17"><text:s/></text:span><text:span text:style-name="T30_18">kilka</text:span><text:span text:style-name="T30_19"><text:s/></text:span><text:span text:style-name="T30_20">godzin</text:span><text:span text:style-name="T30_21">,<text:s/></text:span><text:span text:style-name="T30_22">ale</text:span><text:span text:style-name="T30_23"><text:s/></text:span><text:span text:style-name="T30_24">mamy</text:span><text:span text:style-name="T30_25"><text:s/></text:span><text:span text:style-name="T30_26">także</text:span><text:span text:style-name="T30_27"><text:s/></text:span><text:span text:style-name="T30_28">inne</text:span><text:span text:style-name="T30_29"><text:s/></text:span><text:span text:style-name="T30_30">zobowiązania</text:span><text:span text:style-name="T30_31">.</text:span></text:p>
      <text:p text:style-name="P31"><text:span text:style-name="T31_1">Sal</text:span><text:span text:style-name="T31_2">:</text:span><text:span text:style-name="T31_3"><text:s/></text:span><text:span text:style-name="T31_4">Rozumiem</text:span><text:span text:style-name="T31_5">.<text:s/></text:span><text:span text:style-name="T31_6">Swoją</text:span><text:span text:style-name="T31_7"><text:s/></text:span><text:span text:style-name="T31_8">drogą</text:span><text:span text:style-name="T31_9">,<text:s/></text:span><text:span text:style-name="T31_10">czym</text:span><text:span text:style-name="T31_11">,<text:s/></text:span><text:span text:style-name="T31_12">oprócz</text:span><text:span text:style-name="T31_13"><text:s/></text:span><text:span text:style-name="T31_14">MLP</text:span><text:span text:style-name="T31_15">,<text:s/></text:span><text:span text:style-name="T31_16">się</text:span><text:span text:style-name="T31_17"><text:s/></text:span><text:span text:style-name="T31_18">interesujecie</text:span><text:span text:style-name="T31_19">?</text:span></text:p>
      <text:p text:style-name="P32"><text:span text:style-name="T32_1">GQ</text:span><text:span text:style-name="T32_2">:<text:s/></text:span><text:span text:style-name="T32_3">Uwielbiam</text:span><text:span text:style-name="T32_4"><text:s/></text:span><text:span text:style-name="T32_5">pisać</text:span><text:span text:style-name="T32_6">,<text:s/></text:span><text:span text:style-name="T32_7">opowiadania</text:span><text:span text:style-name="T32_8"><text:s/></text:span><text:span text:style-name="T32_9">to</text:span><text:span text:style-name="T32_10"><text:s/></text:span><text:span text:style-name="T32_11">moja</text:span><text:span text:style-name="T32_12"><text:s/></text:span><text:span text:style-name="T32_13">pasja</text:span><text:span text:style-name="T32_14">.<text:s/></text:span><text:span text:style-name="T32_15">Kiedy</text:span><text:span text:style-name="T32_16"><text:s/></text:span><text:span text:style-name="T32_17">byłam</text:span><text:span text:style-name="T32_18"><text:s/></text:span><text:span text:style-name="T32_19">młodsza</text:span><text:span text:style-name="T32_20">,<text:s/></text:span><text:span text:style-name="T32_21">jeździłam</text:span><text:span text:style-name="T32_22"><text:s/></text:span><text:span text:style-name="T32_23">konno</text:span><text:span text:style-name="T32_24">,<text:s/></text:span><text:span text:style-name="T32_25">ale</text:span><text:span text:style-name="T32_26"><text:s/></text:span><text:span text:style-name="T32_27">musiałam</text:span><text:span text:style-name="T32_28"><text:s/></text:span><text:span text:style-name="T32_29">zarzucić</text:span><text:span text:style-name="T32_30"><text:s/></text:span><text:span text:style-name="T32_31">to</text:span><text:span text:style-name="T32_32"><text:s/></text:span><text:span text:style-name="T32_33">podczas</text:span><text:span text:style-name="T32_34"><text:s/></text:span><text:span text:style-name="T32_35">szkoły</text:span><text:span text:style-name="T32_36"><text:s/></text:span><text:span text:style-name="T32_37">średniej</text:span><text:span text:style-name="T32_38">.<text:s/></text:span><text:span text:style-name="T32_39">Być</text:span><text:span text:style-name="T32_40"><text:s/></text:span><text:span text:style-name="T32_41">może</text:span><text:span text:style-name="T32_42"><text:s/></text:span><text:span text:style-name="T32_43">któregoś</text:span><text:span text:style-name="T32_44"><text:s/></text:span><text:span text:style-name="T32_45">dnia</text:span><text:span text:style-name="T32_46"><text:s/></text:span><text:span text:style-name="T32_47">wrócę</text:span><text:span text:style-name="T32_48"><text:s/></text:span><text:span text:style-name="T32_49">do</text:span><text:span text:style-name="T32_50"><text:s/></text:span><text:span text:style-name="T32_51">tego</text:span><text:span text:style-name="T32_52"><text:s/></text:span><text:span text:style-name="T32_53">hobby</text:span><text:span text:style-name="T32_54">.<text:s/></text:span><text:span text:style-name="T32_55">Interesuję</text:span><text:span text:style-name="T32_56"><text:s/></text:span><text:span text:style-name="T32_57">się</text:span><text:span text:style-name="T32_58"><text:s/></text:span><text:span text:style-name="T32_59">także</text:span><text:span text:style-name="T32_60"><text:s/></text:span><text:span text:style-name="T32_61">kinematografią</text:span><text:span text:style-name="T32_62">,<text:s/></text:span><text:span text:style-name="T32_63">chciałabym</text:span><text:span text:style-name="T32_64"><text:s/></text:span><text:span text:style-name="T32_65">któregoś</text:span><text:span text:style-name="T32_66"><text:s/></text:span><text:span text:style-name="T32_67">dnia</text:span><text:span text:style-name="T32_68"><text:s/></text:span><text:span text:style-name="T32_69">mieć</text:span><text:span text:style-name="T32_70"><text:s/></text:span><text:span text:style-name="T32_71">pracę</text:span><text:span text:style-name="T32_72"><text:s/></text:span><text:span text:style-name="T32_73">związaną</text:span><text:span text:style-name="T32_74"><text:s/></text:span><text:span text:style-name="T32_75">z</text:span><text:span text:style-name="T32_76"><text:s/></text:span><text:span text:style-name="T32_77">filmami</text:span><text:span text:style-name="T32_78"><text:s/></text:span><text:span text:style-name="T32_79">animowanymi</text:span><text:span text:style-name="T32_80"><text:s/></text:span><text:span text:style-name="T32_81">jako</text:span><text:span text:style-name="T32_82"><text:s/></text:span><text:span text:style-name="T32_83">scenopisarka</text:span><text:span text:style-name="T32_84">,<text:s/></text:span><text:span text:style-name="T32_85">producentka</text:span><text:span text:style-name="T32_86"><text:s/></text:span><text:span text:style-name="T32_87">lub</text:span><text:span text:style-name="T32_88"><text:s/></text:span><text:span text:style-name="T32_89">reżyserka</text:span><text:span text:style-name="T32_90">.<text:s/></text:span><text:span text:style-name="T32_91">Nie</text:span><text:span text:style-name="T32_92"><text:s/></text:span><text:span text:style-name="T32_93">potrafię</text:span><text:span text:style-name="T32_94"><text:s/></text:span><text:span text:style-name="T32_95">rysować</text:span><text:span text:style-name="T32_96"><text:s/></text:span><text:span text:style-name="T32_97">jak</text:span><text:span text:style-name="T32_98"><text:s/></text:span><text:span text:style-name="T32_99">Sil</text:span><text:span text:style-name="T32_100">,<text:s/></text:span><text:span text:style-name="T32_101">ale</text:span><text:span text:style-name="T32_102"><text:s/></text:span><text:span text:style-name="T32_103">wciąż</text:span><text:span text:style-name="T32_104"><text:s/></text:span><text:span text:style-name="T32_105">chciałabym</text:span><text:span text:style-name="T32_106"><text:s/></text:span><text:span text:style-name="T32_107">być</text:span><text:span text:style-name="T32_108"><text:s/></text:span><text:span text:style-name="T32_109">zaangażowana</text:span><text:span text:style-name="T32_110"><text:s/></text:span><text:span text:style-name="T32_111">w</text:span><text:span text:style-name="T32_112"><text:s/></text:span><text:span text:style-name="T32_113">animację</text:span><text:span text:style-name="T32_114">.</text:span></text:p>
      <text:p text:style-name="P33"><text:span text:style-name="T33_1">Sil</text:span><text:span text:style-name="T33_2">:</text:span><text:span text:style-name="T33_3"><text:s/></text:span><text:span text:style-name="T33_4">Uwielbiam</text:span><text:span text:style-name="T33_5"><text:s/></text:span><text:span text:style-name="T33_6">gry</text:span><text:span text:style-name="T33_7"><text:s/></text:span><text:span text:style-name="T33_8">wideo</text:span><text:span text:style-name="T33_9"><text:s/></text:span><text:span text:style-name="T33_10">i</text:span><text:span text:style-name="T33_11"><text:s/></text:span><text:span text:style-name="T33_12">komiksy</text:span><text:span text:style-name="T33_13">.<text:s/></text:span><text:span text:style-name="T33_14">Moje</text:span><text:span text:style-name="T33_15"><text:s/></text:span><text:span text:style-name="T33_16">ulubione</text:span><text:span text:style-name="T33_17"><text:s/></text:span><text:span text:style-name="T33_18">serie</text:span><text:span text:style-name="T33_19"><text:s/></text:span><text:span text:style-name="T33_20">gier</text:span><text:span text:style-name="T33_21"><text:s/></text:span><text:span text:style-name="T33_22">to</text:span><text:span text:style-name="T33_23"><text:s/></text:span><text:span text:style-name="T33_24">Assassin</text:span><text:span text:style-name="T33_25">’</text:span><text:span text:style-name="T33_26">s</text:span><text:span text:style-name="T33_27"><text:s/></text:span><text:span text:style-name="T33_28">Creed</text:span><text:span text:style-name="T33_29"><text:s/></text:span><text:span text:style-name="T33_30">i</text:span><text:span text:style-name="T33_31"><text:s/></text:span><text:span text:style-name="T33_32">Batman</text:span><text:span text:style-name="T33_33"><text:s/></text:span><text:span text:style-name="T33_34">Arkham</text:span><text:span text:style-name="T33_35">,<text:s/></text:span><text:span text:style-name="T33_36">interesuję</text:span><text:span text:style-name="T33_37"><text:s/></text:span><text:span text:style-name="T33_38">się</text:span><text:span text:style-name="T33_39"><text:s/></text:span><text:span text:style-name="T33_40">też</text:span><text:span text:style-name="T33_41"><text:s/></text:span><text:span text:style-name="T33_42">komiksami</text:span><text:span text:style-name="T33_43"><text:s/></text:span><text:span text:style-name="T33_44">DC</text:span><text:span text:style-name="T33_45"><text:s/></text:span><text:span text:style-name="T33_46">Comics</text:span><text:span text:style-name="T33_47">.<text:s/></text:span><text:span text:style-name="T33_48">Lubię</text:span><text:span text:style-name="T33_49"><text:s/></text:span><text:span text:style-name="T33_50">kilka</text:span><text:span text:style-name="T33_51"><text:s/></text:span><text:span text:style-name="T33_52">seriali</text:span><text:span text:style-name="T33_53"><text:s/></text:span><text:span text:style-name="T33_54">telewizyjnych</text:span><text:span text:style-name="T33_55">,<text:s/></text:span><text:span text:style-name="T33_56">jak</text:span><text:span text:style-name="T33_57"><text:s/></text:span><text:span text:style-name="T33_58">Doctor</text:span><text:span text:style-name="T33_59"><text:s/></text:span><text:span text:style-name="T33_60">Who</text:span><text:span text:style-name="T33_61">,<text:s/></text:span><text:span text:style-name="T33_62">Buffy</text:span><text:span text:style-name="T33_63">:<text:s/></text:span><text:span text:style-name="T33_64">Postrach</text:span><text:span text:style-name="T33_65"><text:s/></text:span><text:span text:style-name="T33_66">wampirów</text:span><text:span text:style-name="T33_67"><text:s/></text:span><text:span text:style-name="T33_68">i</text:span><text:span text:style-name="T33_69"><text:s/></text:span><text:span text:style-name="T33_70">wszystkie</text:span><text:span text:style-name="T33_71"><text:s/></text:span><text:span text:style-name="T33_72">animacje</text:span><text:span text:style-name="T33_73"><text:s/></text:span><text:span text:style-name="T33_74">oparte</text:span><text:span text:style-name="T33_75"><text:s/></text:span><text:span text:style-name="T33_76">na</text:span><text:span text:style-name="T33_77"><text:s/></text:span><text:span text:style-name="T33_78">komiksach</text:span><text:span text:style-name="T33_79"><text:s/></text:span><text:span text:style-name="T33_80">DC</text:span><text:span text:style-name="T33_81">.<text:s/></text:span><text:span text:style-name="T33_82">Chciałabym</text:span><text:span text:style-name="T33_83"><text:s/></text:span><text:span text:style-name="T33_84">kiedyś</text:span><text:span text:style-name="T33_85"><text:s/></text:span><text:span text:style-name="T33_86">profesjonalnie</text:span><text:span text:style-name="T33_87"><text:s/></text:span><text:span text:style-name="T33_88">zajmować</text:span><text:span text:style-name="T33_89"><text:s/></text:span><text:span text:style-name="T33_90">się</text:span><text:span text:style-name="T33_91"><text:s/></text:span><text:span text:style-name="T33_92">storyboardami</text:span><text:span text:style-name="T33_93"><text:s/></text:span><text:span text:style-name="T33_94">do</text:span><text:span text:style-name="T33_95"><text:s/></text:span><text:span text:style-name="T33_96">filmów</text:span><text:span text:style-name="T33_97"><text:s/></text:span><text:span text:style-name="T33_98">animowanych</text:span><text:span text:style-name="T33_99">.</text:span></text:p>
      <text:p text:style-name="P34"><text:span text:style-name="T34_1">Sal</text:span><text:span text:style-name="T34_2">:</text:span><text:span text:style-name="T34_3"><text:s/></text:span><text:span text:style-name="T34_4">Wasze</text:span><text:span text:style-name="T34_5"><text:s/></text:span><text:span text:style-name="T34_6">plany</text:span><text:span text:style-name="T34_7"><text:s/></text:span><text:span text:style-name="T34_8">na</text:span><text:span text:style-name="T34_9"><text:s/></text:span><text:span text:style-name="T34_10">przyszłość</text:span><text:span text:style-name="T34_11"><text:s/></text:span><text:span text:style-name="T34_12">są</text:span><text:span text:style-name="T34_13"><text:s/></text:span><text:span text:style-name="T34_14">wspaniałe</text:span><text:span text:style-name="T34_15">,<text:s/></text:span><text:span text:style-name="T34_16">mam</text:span><text:span text:style-name="T34_17"><text:s/></text:span><text:span text:style-name="T34_18">nadzieję</text:span><text:span text:style-name="T34_19">,<text:s/></text:span><text:span text:style-name="T34_20">że</text:span><text:span text:style-name="T34_21"><text:s/></text:span><text:span text:style-name="T34_22">uda</text:span><text:span text:style-name="T34_23"><text:s/></text:span><text:span text:style-name="T34_24">się</text:span><text:span text:style-name="T34_25"><text:s/></text:span><text:span text:style-name="T34_26">je</text:span><text:span text:style-name="T34_27"><text:s/></text:span><text:span text:style-name="T34_28">zrealizować</text:span><text:span text:style-name="T34_29">.</text:span></text:p>
      <text:p text:style-name="P35"><text:span text:style-name="T35_1">Przygotowując</text:span><text:span text:style-name="T35_2"><text:s/></text:span><text:span text:style-name="T35_3">się</text:span><text:span text:style-name="T35_4"><text:s/></text:span><text:span text:style-name="T35_5">do</text:span><text:span text:style-name="T35_6"><text:s/></text:span><text:span text:style-name="T35_7">wywiadu</text:span><text:span text:style-name="T35_8">,<text:s/></text:span><text:span text:style-name="T35_9">jeszcze</text:span><text:span text:style-name="T35_10"><text:s/></text:span><text:span text:style-name="T35_11">raz</text:span><text:span text:style-name="T35_12"><text:s/></text:span><text:span text:style-name="T35_13">obejrzałam</text:span><text:span text:style-name="T35_14"><text:s/></text:span><text:span text:style-name="T35_15">wszystkie</text:span><text:span text:style-name="T35_16"><text:s/></text:span><text:span text:style-name="T35_17">animatiki</text:span><text:span text:style-name="T35_18"><text:s/></text:span><text:span text:style-name="T35_19">jeden</text:span><text:span text:style-name="T35_20"><text:s/></text:span><text:span text:style-name="T35_21">po</text:span><text:span text:style-name="T35_22"><text:s/></text:span><text:span text:style-name="T35_23">drugim</text:span><text:span text:style-name="T35_24">,<text:s/></text:span><text:span text:style-name="T35_25">co</text:span><text:span text:style-name="T35_26"><text:s/></text:span><text:span text:style-name="T35_27">pozwoliło</text:span><text:span text:style-name="T35_28"><text:s/></text:span><text:span text:style-name="T35_29">mi</text:span><text:span text:style-name="T35_30"><text:s/></text:span><text:span text:style-name="T35_31">zauważyć</text:span><text:span text:style-name="T35_32"><text:s/></text:span><text:span text:style-name="T35_33">olbrzymi</text:span><text:span text:style-name="T35_34"><text:s/></text:span><text:span text:style-name="T35_35">wzrost</text:span><text:span text:style-name="T35_36"><text:s/></text:span><text:span text:style-name="T35_37">ich</text:span><text:span text:style-name="T35_38"><text:s/></text:span><text:span text:style-name="T35_39">jakości</text:span><text:span text:style-name="T35_40">.<text:s/></text:span><text:span text:style-name="T35_41">Wraz</text:span><text:span text:style-name="T35_42"><text:s/></text:span><text:span text:style-name="T35_43">z</text:span><text:span text:style-name="T35_44"><text:s/></text:span><text:span text:style-name="T35_45">każdym</text:span><text:span text:style-name="T35_46"><text:s/></text:span><text:span text:style-name="T35_47">kolejnym</text:span><text:span text:style-name="T35_48"><text:s/></text:span><text:span text:style-name="T35_49">dziełem</text:span><text:span text:style-name="T35_50"><text:s/></text:span><text:span text:style-name="T35_51">stajecie</text:span><text:span text:style-name="T35_52"><text:s/></text:span><text:span text:style-name="T35_53">się</text:span><text:span text:style-name="T35_54"><text:s/></text:span><text:span text:style-name="T35_55">coraz</text:span><text:span text:style-name="T35_56"><text:s/></text:span><text:span text:style-name="T35_57">lepsze</text:span><text:span text:style-name="T35_58"><text:s/>–<text:s/></text:span><text:span text:style-name="T35_59">czy</text:span><text:span text:style-name="T35_60"><text:s/></text:span><text:span text:style-name="T35_61">jest</text:span><text:span text:style-name="T35_62"><text:s/></text:span><text:span text:style-name="T35_63">coś</text:span><text:span text:style-name="T35_64">,<text:s/></text:span><text:span text:style-name="T35_65">co</text:span><text:span text:style-name="T35_66"><text:s/></text:span><text:span text:style-name="T35_67">wciąż</text:span><text:span text:style-name="T35_68"><text:s/></text:span><text:span text:style-name="T35_69">chciałybyście</text:span><text:span text:style-name="T35_70"><text:s/></text:span><text:span text:style-name="T35_71">ulepszyć</text:span><text:span text:style-name="T35_72">?</text:span></text:p>
      <text:p text:style-name="P36"><text:span text:style-name="T36_1">GQ</text:span><text:span text:style-name="T36_2">:</text:span><text:span text:style-name="T36_3"><text:s/></text:span><text:span text:style-name="T36_4">Chętnie</text:span><text:span text:style-name="T36_5"><text:s/></text:span><text:span text:style-name="T36_6">poprawiłabym</text:span><text:span text:style-name="T36_7"><text:s/></text:span><text:span text:style-name="T36_8">umiejętności</text:span><text:span text:style-name="T36_9"><text:s/></text:span><text:span text:style-name="T36_10">związane</text:span><text:span text:style-name="T36_11"><text:s/></text:span><text:span text:style-name="T36_12">z</text:span><text:span text:style-name="T36_13"><text:s/></text:span><text:span text:style-name="T36_14">montażem</text:span><text:span text:style-name="T36_15">.<text:s/></text:span><text:span text:style-name="T36_16">Nigdy</text:span><text:span text:style-name="T36_17"><text:s/></text:span><text:span text:style-name="T36_18">wcześniej</text:span><text:span text:style-name="T36_19"><text:s/></text:span><text:span text:style-name="T36_20">nie</text:span><text:span text:style-name="T36_21"><text:s/></text:span><text:span text:style-name="T36_22">miałam</text:span><text:span text:style-name="T36_23"><text:s/></text:span><text:span text:style-name="T36_24">z</text:span><text:span text:style-name="T36_25"><text:s/></text:span><text:span text:style-name="T36_26">nim</text:span><text:span text:style-name="T36_27"><text:s/></text:span><text:span text:style-name="T36_28">do</text:span><text:span text:style-name="T36_29"><text:s/></text:span><text:span text:style-name="T36_30">czynienia</text:span><text:span text:style-name="T36_31"><text:s/></text:span><text:span text:style-name="T36_32">i</text:span><text:span text:style-name="T36_33"><text:s/></text:span><text:span text:style-name="T36_34">wciąż</text:span><text:span text:style-name="T36_35"><text:s/></text:span><text:span text:style-name="T36_36">nie</text:span><text:span text:style-name="T36_37"><text:s/></text:span><text:span text:style-name="T36_38">do</text:span><text:span text:style-name="T36_39"><text:s/></text:span><text:span text:style-name="T36_40">końca</text:span><text:span text:style-name="T36_41"><text:s/></text:span><text:span text:style-name="T36_42">poznałam</text:span><text:span text:style-name="T36_43"><text:s/></text:span><text:span text:style-name="T36_44">After</text:span><text:span text:style-name="T36_45"><text:s/></text:span><text:span text:style-name="T36_46">Effects</text:span><text:span text:style-name="T36_47">.</text:span></text:p>
      <text:p text:style-name="P37"><text:span text:style-name="T37_1">Sil</text:span><text:span text:style-name="T37_2">:</text:span><text:span text:style-name="T37_3"><text:s/></text:span><text:span text:style-name="T37_4">Chcę</text:span><text:span text:style-name="T37_5"><text:s/></text:span><text:span text:style-name="T37_6">nadal</text:span><text:span text:style-name="T37_7"><text:s/></text:span><text:span text:style-name="T37_8">polepszać</text:span><text:span text:style-name="T37_9"><text:s/></text:span><text:span text:style-name="T37_10">umiejętności</text:span><text:span text:style-name="T37_11"><text:s/></text:span><text:span text:style-name="T37_12">rysunku</text:span><text:span text:style-name="T37_13"><text:s/></text:span><text:span text:style-name="T37_14">i</text:span><text:span text:style-name="T37_15"><text:s/></text:span><text:span text:style-name="T37_16">pracować</text:span><text:span text:style-name="T37_17"><text:s/></text:span><text:span text:style-name="T37_18">nad</text:span><text:span text:style-name="T37_19"><text:s/></text:span><text:span text:style-name="T37_20">tłami</text:span><text:span text:style-name="T37_21">.<text:s/></text:span><text:span text:style-name="T37_22">Mogłyby</text:span><text:span text:style-name="T37_23"><text:s/></text:span><text:span text:style-name="T37_24">mieć</text:span><text:span text:style-name="T37_25"><text:s/></text:span><text:span text:style-name="T37_26">nieco</text:span><text:span text:style-name="T37_27"><text:s/></text:span><text:span text:style-name="T37_28">czystsze</text:span><text:span text:style-name="T37_29"><text:s/></text:span><text:span text:style-name="T37_30">kontury</text:span><text:span text:style-name="T37_31">.<text:s/></text:span><text:span text:style-name="T37_32">Chciałabym</text:span><text:span text:style-name="T37_33"><text:s/></text:span><text:span text:style-name="T37_34">także</text:span><text:span text:style-name="T37_35"><text:s/></text:span><text:span text:style-name="T37_36">wykorzystywać</text:span><text:span text:style-name="T37_37"><text:s/></text:span><text:span text:style-name="T37_38">w</text:span><text:span text:style-name="T37_39"><text:s/></text:span><text:span text:style-name="T37_40">animatikach</text:span><text:span text:style-name="T37_41"><text:s/></text:span><text:span text:style-name="T37_42">bardziej</text:span><text:span text:style-name="T37_43"><text:s/></text:span><text:span text:style-name="T37_44">różnorodne</text:span><text:span text:style-name="T37_45"><text:s/></text:span><text:span text:style-name="T37_46">techniki</text:span><text:span text:style-name="T37_47">.</text:span></text:p>
      <text:p text:style-name="P38"><text:span text:style-name="T38_1">Sal</text:span><text:span text:style-name="T38_2">:</text:span><text:span text:style-name="T38_3"><text:s/></text:span><text:span text:style-name="T38_4">Skoro</text:span><text:span text:style-name="T38_5"><text:s/></text:span><text:span text:style-name="T38_6">już</text:span><text:span text:style-name="T38_7"><text:s/></text:span><text:span text:style-name="T38_8">mówimy</text:span><text:span text:style-name="T38_9"><text:s/></text:span><text:span text:style-name="T38_10">o</text:span><text:span text:style-name="T38_11"><text:s/></text:span><text:span text:style-name="T38_12">planach</text:span><text:span text:style-name="T38_13"><text:s/></text:span><text:span text:style-name="T38_14">na</text:span><text:span text:style-name="T38_15"><text:s/></text:span><text:span text:style-name="T38_16">przyszłość</text:span><text:span text:style-name="T38_17">…<text:s/></text:span><text:span text:style-name="T38_18">Może</text:span><text:span text:style-name="T38_19"><text:s/></text:span><text:span text:style-name="T38_20">uchylicie</text:span><text:span text:style-name="T38_21"><text:s/></text:span><text:span text:style-name="T38_22">rąbka</text:span><text:span text:style-name="T38_23"><text:s/></text:span><text:span text:style-name="T38_24">tajemnicy</text:span><text:span text:style-name="T38_25"><text:s/></text:span><text:span text:style-name="T38_26">i</text:span><text:span text:style-name="T38_27"><text:s/></text:span><text:span text:style-name="T38_28">powiecie</text:span><text:span text:style-name="T38_29"><text:s/></text:span><text:span text:style-name="T38_30">coś</text:span><text:span text:style-name="T38_31"><text:s/></text:span><text:span text:style-name="T38_32">na</text:span><text:span text:style-name="T38_33"><text:s/></text:span><text:span text:style-name="T38_34">temat</text:span><text:span text:style-name="T38_35"><text:s/></text:span><text:span text:style-name="T38_36">nadchodzących</text:span><text:span text:style-name="T38_37"><text:s/></text:span><text:span text:style-name="T38_38">projektów</text:span><text:span text:style-name="T38_39">?</text:span></text:p>
      <text:p text:style-name="P39"><text:span text:style-name="T39_1">GQ</text:span><text:span text:style-name="T39_2">:</text:span><text:span text:style-name="T39_3"><text:s/></text:span><text:span text:style-name="T39_4">Dobrze</text:span><text:span text:style-name="T39_5">,<text:s/></text:span><text:span text:style-name="T39_6">ale</text:span><text:span text:style-name="T39_7"><text:s/></text:span><text:span text:style-name="T39_8">tylko</text:span><text:span text:style-name="T39_9"><text:s/></text:span><text:span text:style-name="T39_10">odrobinę</text:span><text:span text:style-name="T39_11"><text:s/>–<text:s/></text:span><text:span text:style-name="T39_12">wciąż</text:span><text:span text:style-name="T39_13"><text:s/></text:span><text:span text:style-name="T39_14">chcemy</text:span><text:span text:style-name="T39_15"><text:s/></text:span><text:span text:style-name="T39_16">móc</text:span><text:span text:style-name="T39_17"><text:s/></text:span><text:span text:style-name="T39_18">zaskoczyć</text:span><text:span text:style-name="T39_19"><text:s/></text:span><text:span text:style-name="T39_20">czymś</text:span><text:span text:style-name="T39_21"><text:s/></text:span><text:span text:style-name="T39_22">widzów</text:span><text:span text:style-name="T39_23">.<text:s/></text:span><text:span text:style-name="T39_24">Kiedy</text:span><text:span text:style-name="T39_25"><text:s/></text:span><text:span text:style-name="T39_26">skończymy</text:span><text:span text:style-name="T39_27"><text:s/></text:span><text:span text:style-name="T39_28">serię</text:span><text:span text:style-name="T39_29"><text:s/></text:span><text:span text:style-name="T39_30">opartą</text:span><text:span text:style-name="T39_31"><text:s/></text:span><text:span text:style-name="T39_32">na</text:span><text:span text:style-name="T39_33"><text:s/></text:span><text:span text:style-name="T39_34">Hrabim</text:span><text:span text:style-name="T39_35"><text:s/></text:span><text:span text:style-name="T39_36">Monte</text:span><text:span text:style-name="T39_37"><text:s/></text:span><text:span text:style-name="T39_38">Christo</text:span><text:span text:style-name="T39_39">,<text:s/></text:span><text:span text:style-name="T39_40">będziemy</text:span><text:span text:style-name="T39_41"><text:s/></text:span><text:span text:style-name="T39_42">pracować</text:span><text:span text:style-name="T39_43"><text:s/></text:span><text:span text:style-name="T39_44">nad</text:span><text:span text:style-name="T39_45"><text:s/></text:span><text:span text:style-name="T39_46">kolejną</text:span><text:span text:style-name="T39_47">,<text:s/></text:span><text:span text:style-name="T39_48">która</text:span><text:span text:style-name="T39_49"><text:s/></text:span><text:span text:style-name="T39_50">na</text:span><text:span text:style-name="T39_51"><text:s/></text:span><text:span text:style-name="T39_52">razie</text:span><text:span text:style-name="T39_53"><text:s/></text:span><text:span text:style-name="T39_54">pozostanie</text:span><text:span text:style-name="T39_55"><text:s/></text:span><text:span text:style-name="T39_56">tajemnicą</text:span><text:span text:style-name="T39_57">.<text:s/></text:span><text:span text:style-name="T39_58">Potem</text:span><text:span text:style-name="T39_59"><text:s/></text:span><text:span text:style-name="T39_60">zajmiemy</text:span><text:span text:style-name="T39_61"><text:s/></text:span><text:span text:style-name="T39_62">się</text:span><text:span text:style-name="T39_63"><text:s/></text:span><text:span text:style-name="T39_64">Upiorem</text:span><text:span text:style-name="T39_65"><text:s/></text:span><text:span text:style-name="T39_66">w</text:span><text:span text:style-name="T39_67"><text:s/></text:span><text:span text:style-name="T39_68">Operze</text:span><text:span text:style-name="T39_69">,<text:s/></text:span><text:span text:style-name="T39_70">w</text:span><text:span text:style-name="T39_71"><text:s/></text:span><text:span text:style-name="T39_72">którym</text:span><text:span text:style-name="T39_73"><text:s/></text:span><text:span text:style-name="T39_74">główną</text:span><text:span text:style-name="T39_75"><text:s/></text:span><text:span text:style-name="T39_76">rolę</text:span><text:span text:style-name="T39_77"><text:s/></text:span><text:span text:style-name="T39_78">odegra</text:span><text:span text:style-name="T39_79"><text:s/></text:span><text:span text:style-name="T39_80">Fluttershy</text:span><text:span text:style-name="T39_81">.<text:s/></text:span><text:span text:style-name="T39_82">Dlaczego</text:span><text:span text:style-name="T39_83"><text:s/></text:span><text:span text:style-name="T39_84">ona</text:span><text:span text:style-name="T39_85">?<text:s/></text:span><text:span text:style-name="T39_86">Zamierzamy</text:span><text:span text:style-name="T39_87"><text:s/></text:span><text:span text:style-name="T39_88">stworzyć</text:span><text:span text:style-name="T39_89"><text:s/></text:span><text:span text:style-name="T39_90">animatiki</text:span><text:span text:style-name="T39_91"><text:s/></text:span><text:span text:style-name="T39_92">do</text:span><text:span text:style-name="T39_93"><text:s/></text:span><text:span text:style-name="T39_94">sześciu</text:span><text:span text:style-name="T39_95"><text:s/></text:span><text:span text:style-name="T39_96">musicali</text:span><text:span text:style-name="T39_97">,<text:s/></text:span><text:span text:style-name="T39_98">w</text:span><text:span text:style-name="T39_99"><text:s/></text:span><text:span text:style-name="T39_100">każdym</text:span><text:span text:style-name="T39_101"><text:s/></text:span><text:span text:style-name="T39_102">z</text:span><text:span text:style-name="T39_103"><text:s/></text:span><text:span text:style-name="T39_104">nich</text:span><text:span text:style-name="T39_105"><text:s/></text:span><text:span text:style-name="T39_106">gwiazdą</text:span><text:span text:style-name="T39_107"><text:s/></text:span><text:span text:style-name="T39_108">będzie</text:span><text:span text:style-name="T39_109"><text:s/></text:span><text:span text:style-name="T39_110">jeden</text:span><text:span text:style-name="T39_111"><text:s/></text:span><text:span text:style-name="T39_112">kucyk</text:span><text:span text:style-name="T39_113"><text:s/></text:span><text:span text:style-name="T39_114">z</text:span><text:span text:style-name="T39_115"><text:s/></text:span><text:span text:style-name="T39_116">Mane</text:span><text:span text:style-name="T39_117">6.<text:s/></text:span><text:span text:style-name="T39_118">Pinkie</text:span><text:span text:style-name="T39_119"><text:s/></text:span><text:span text:style-name="T39_120">była</text:span><text:span text:style-name="T39_121"><text:s/></text:span><text:span text:style-name="T39_122">Jekyllem</text:span><text:span text:style-name="T39_123">,<text:s/></text:span><text:span text:style-name="T39_124">Dash</text:span><text:span text:style-name="T39_125"><text:s/></text:span><text:span text:style-name="T39_126">to</text:span><text:span text:style-name="T39_127"><text:s/></text:span><text:span text:style-name="T39_128">Edmund</text:span><text:span text:style-name="T39_129"><text:s/></text:span><text:span text:style-name="T39_130">Dantes</text:span><text:span text:style-name="T39_131">,<text:s/></text:span><text:span text:style-name="T39_132">Flutterka</text:span><text:span text:style-name="T39_133"><text:s/></text:span><text:span text:style-name="T39_134">odegra</text:span><text:span text:style-name="T39_135"><text:s/></text:span><text:span text:style-name="T39_136">Upiora</text:span><text:span text:style-name="T39_137">,<text:s/></text:span><text:span text:style-name="T39_138">a</text:span><text:span text:style-name="T39_139"><text:s/></text:span><text:span text:style-name="T39_140">reszty</text:span><text:span text:style-name="T39_141"><text:s/></text:span><text:span text:style-name="T39_142">na</text:span><text:span text:style-name="T39_143"><text:s/></text:span><text:span text:style-name="T39_144">razie</text:span><text:span text:style-name="T39_145"><text:s/></text:span><text:span text:style-name="T39_146">nie</text:span><text:span text:style-name="T39_147"><text:s/></text:span><text:span text:style-name="T39_148">ujawniamy</text:span><text:span text:style-name="T39_149">.<text:s/></text:span><text:span text:style-name="T39_150">Mogę</text:span><text:span text:style-name="T39_151"><text:s/></text:span><text:span text:style-name="T39_152">powiedzieć</text:span><text:span text:style-name="T39_153">,<text:s/></text:span><text:span text:style-name="T39_154">że</text:span><text:span text:style-name="T39_155"><text:s/></text:span><text:span text:style-name="T39_156">w</text:span><text:span text:style-name="T39_157"><text:s/></text:span><text:span text:style-name="T39_158">następnym</text:span><text:span text:style-name="T39_159"><text:s/></text:span><text:span text:style-name="T39_160">projekcie</text:span><text:span text:style-name="T39_161"><text:s/></text:span><text:span text:style-name="T39_162">najważniejsza</text:span><text:span text:style-name="T39_163"><text:s/></text:span><text:span text:style-name="T39_164">będzie</text:span><text:span text:style-name="T39_165"><text:s/></text:span><text:span text:style-name="T39_166">Twilight</text:span><text:span text:style-name="T39_167">,<text:s/></text:span><text:span text:style-name="T39_168">ale</text:span><text:span text:style-name="T39_169"><text:s/></text:span><text:span text:style-name="T39_170">sam</text:span><text:span text:style-name="T39_171"><text:s/></text:span><text:span text:style-name="T39_172">dobór</text:span><text:span text:style-name="T39_173"><text:s/></text:span><text:span text:style-name="T39_174">musicalu</text:span><text:span text:style-name="T39_175"><text:s/></text:span><text:span text:style-name="T39_176">pozostanie</text:span><text:span text:style-name="T39_177"><text:s/></text:span><text:span text:style-name="T39_178">sekretem</text:span><text:span text:style-name="T39_179">.<text:s/></text:span><text:span text:style-name="T39_180">W</text:span><text:span text:style-name="T39_181"><text:s/></text:span><text:span text:style-name="T39_182">międzyczasie</text:span><text:span text:style-name="T39_183"><text:s/></text:span><text:span text:style-name="T39_184">chcemy</text:span><text:span text:style-name="T39_185"><text:s/></text:span><text:span text:style-name="T39_186">zilustrować</text:span><text:span text:style-name="T39_187"><text:s/></text:span><text:span text:style-name="T39_188">też</text:span><text:span text:style-name="T39_189"><text:s/></text:span><text:span text:style-name="T39_190">kilka</text:span><text:span text:style-name="T39_191"><text:s/></text:span><text:span text:style-name="T39_192">losowych</text:span><text:span text:style-name="T39_193">,<text:s/></text:span><text:span text:style-name="T39_194">pojedynczych</text:span><text:span text:style-name="T39_195"><text:s/></text:span><text:span text:style-name="T39_196">piosenek</text:span><text:span text:style-name="T39_197">.<text:s/></text:span><text:span text:style-name="T39_198">Wolimy</text:span><text:span text:style-name="T39_199"><text:s/></text:span><text:span text:style-name="T39_200">nie</text:span><text:span text:style-name="T39_201"><text:s/></text:span><text:span text:style-name="T39_202">decydować</text:span><text:span text:style-name="T39_203"><text:s/></text:span><text:span text:style-name="T39_204">się</text:span><text:span text:style-name="T39_205"><text:s/></text:span><text:span text:style-name="T39_206">na</text:span><text:span text:style-name="T39_207"><text:s/></text:span><text:span text:style-name="T39_208">utwory</text:span><text:span text:style-name="T39_209"><text:s/></text:span><text:span text:style-name="T39_210">z</text:span><text:span text:style-name="T39_211"><text:s/></text:span><text:span text:style-name="T39_212">filmów</text:span><text:span text:style-name="T39_213"><text:s/></text:span><text:span text:style-name="T39_214">Disneya</text:span><text:span text:style-name="T39_215">,<text:s/></text:span><text:span text:style-name="T39_216">ponieważ</text:span><text:span text:style-name="T39_217"><text:s/></text:span><text:span text:style-name="T39_218">mają</text:span><text:span text:style-name="T39_219"><text:s/></text:span><text:span text:style-name="T39_220">już</text:span><text:span text:style-name="T39_221"><text:s/></text:span><text:span text:style-name="T39_222">swoje</text:span><text:span text:style-name="T39_223"><text:s/></text:span><text:span text:style-name="T39_224">animacje</text:span><text:span text:style-name="T39_225">,<text:s/></text:span><text:span text:style-name="T39_226">ale</text:span><text:span text:style-name="T39_227"><text:s/></text:span><text:span text:style-name="T39_228">zrobimy</text:span><text:span text:style-name="T39_229"><text:s/></text:span><text:span text:style-name="T39_230">kilka</text:span><text:span text:style-name="T39_231"><text:s/></text:span><text:span text:style-name="T39_232">wyjątków</text:span><text:span text:style-name="T39_233">,<text:s/></text:span><text:span text:style-name="T39_234">między</text:span><text:span text:style-name="T39_235"><text:s/></text:span><text:span text:style-name="T39_236">innymi</text:span><text:span text:style-name="T39_237"><text:s/></text:span><text:span text:style-name="T39_238">dla</text:span><text:span text:style-name="T39_239"><text:s/></text:span><text:span text:style-name="T39_240">Hellfire</text:span><text:span text:style-name="T39_241"><text:s/></text:span><text:span text:style-name="T39_242">z</text:span><text:span text:style-name="T39_243"><text:s/></text:span><text:span text:style-name="T39_244">Dzwonnika</text:span><text:span text:style-name="T39_245"><text:s/></text:span><text:span text:style-name="T39_246">z</text:span><text:span text:style-name="T39_247"><text:s/></text:span><text:span text:style-name="T39_248">Notre</text:span><text:span text:style-name="T39_249"><text:s/></text:span><text:span text:style-name="T39_250">Dame</text:span><text:span text:style-name="T39_251">.</text:span></text:p>
      <text:p text:style-name="P40"><text:span text:style-name="T40_1">Sal</text:span><text:span text:style-name="T40_2">:<text:s/></text:span><text:span text:style-name="T40_3">Brzmi</text:span><text:span text:style-name="T40_4"><text:s/></text:span><text:span text:style-name="T40_5">świetnie</text:span><text:span text:style-name="T40_6">,<text:s/></text:span><text:span text:style-name="T40_7">nie</text:span><text:span text:style-name="T40_8"><text:s/></text:span><text:span text:style-name="T40_9">mogę</text:span><text:span text:style-name="T40_10"><text:s/></text:span><text:span text:style-name="T40_11">się</text:span><text:span text:style-name="T40_12"><text:s/></text:span><text:span text:style-name="T40_13">doczekać</text:span><text:span text:style-name="T40_14">!<text:s/></text:span><text:span text:style-name="T40_15">Wygląda</text:span><text:span text:style-name="T40_16"><text:s/></text:span><text:span text:style-name="T40_17">na</text:span><text:span text:style-name="T40_18"><text:s/></text:span><text:span text:style-name="T40_19">to</text:span><text:span text:style-name="T40_20">,<text:s/></text:span><text:span text:style-name="T40_21">że</text:span><text:span text:style-name="T40_22"><text:s/></text:span><text:span text:style-name="T40_23">macie</text:span><text:span text:style-name="T40_24"><text:s/></text:span><text:span text:style-name="T40_25">naprawdę</text:span><text:span text:style-name="T40_26"><text:s/></text:span><text:span text:style-name="T40_27">dużo</text:span><text:span text:style-name="T40_28"><text:s/></text:span><text:span text:style-name="T40_29">planów</text:span><text:span text:style-name="T40_30">.<text:s/></text:span><text:span text:style-name="T40_31">Życzę</text:span><text:span text:style-name="T40_32"><text:s/></text:span><text:span text:style-name="T40_33">wam</text:span><text:span text:style-name="T40_34"><text:s/></text:span><text:span text:style-name="T40_35">powodzenia</text:span><text:span text:style-name="T40_36"><text:s/></text:span><text:span text:style-name="T40_37">ze</text:span><text:span text:style-name="T40_38"><text:s/></text:span><text:span text:style-name="T40_39">wszystkimi</text:span><text:span text:style-name="T40_40">,<text:s/></text:span><text:span text:style-name="T40_41">zapowiedzianymi</text:span><text:span text:style-name="T40_42"><text:s/></text:span><text:span text:style-name="T40_43">lub</text:span><text:span text:style-name="T40_44"><text:s/></text:span><text:span text:style-name="T40_45">nie</text:span><text:span text:style-name="T40_46">,<text:s/></text:span><text:span text:style-name="T40_47">przyszłymi</text:span><text:span text:style-name="T40_48"><text:s/></text:span><text:span text:style-name="T40_49">projektami</text:span><text:span text:style-name="T40_50"><text:s/></text:span><text:span text:style-name="T40_51">i</text:span><text:span text:style-name="T40_52"><text:s/></text:span><text:span text:style-name="T40_53">jeszcze</text:span><text:span text:style-name="T40_54"><text:s/></text:span><text:span text:style-name="T40_55">raz</text:span><text:span text:style-name="T40_56"><text:s/></text:span><text:span text:style-name="T40_57">dziękuję</text:span><text:span text:style-name="T40_58"><text:s/></text:span><text:span text:style-name="T40_59">za</text:span><text:span text:style-name="T40_60"><text:s/></text:span><text:span text:style-name="T40_61">udzielenie</text:span><text:span text:style-name="T40_62"><text:s/></text:span><text:span text:style-name="T40_63">wywiadu</text:span><text:span text:style-name="T40_64">.</text:span></text:p>
      <text:p text:style-name="P41"/>
      <text:p text:style-name="P42"/>
      <text:p text:style-name="P43"/>
      <text:p text:style-name="P44"><text:span text:style-name="T44_1">Ilustracje</text:span><text:span text:style-name="T44_2"><text:s/>-<text:s/></text:span><text:span text:style-name="T44_3">na</text:span><text:span text:style-name="T44_4"><text:s/></text:span><text:span text:style-name="T44_5">pierwszej</text:span><text:span text:style-name="T44_6"><text:s/></text:span><text:span text:style-name="T44_7">mi</text:span><text:span text:style-name="T44_8"><text:s/></text:span><text:span text:style-name="T44_9">zależy</text:span><text:span text:style-name="T44_10"><text:s/></text:span><text:span text:style-name="T44_11">i</text:span><text:span text:style-name="T44_12"><text:s/></text:span><text:span text:style-name="T44_13">zdaję</text:span><text:span text:style-name="T44_14"><text:s/></text:span><text:span text:style-name="T44_15">sobie</text:span><text:span text:style-name="T44_16"><text:s/></text:span><text:span text:style-name="T44_17">sprawę</text:span><text:span text:style-name="T44_18">,<text:s/></text:span><text:span text:style-name="T44_19">że</text:span><text:span text:style-name="T44_20"><text:s/></text:span><text:span text:style-name="T44_21">nie</text:span><text:span text:style-name="T44_22"><text:s/></text:span><text:span text:style-name="T44_23">zmieści</text:span><text:span text:style-name="T44_24"><text:s/></text:span><text:span text:style-name="T44_25">się</text:span><text:span text:style-name="T44_26"><text:s/></text:span><text:span text:style-name="T44_27">cała</text:span><text:span text:style-name="T44_28">,<text:s/></text:span><text:span text:style-name="T44_29">więc</text:span><text:span text:style-name="T44_30"><text:s/></text:span><text:span text:style-name="T44_31">prosiłabym</text:span><text:span text:style-name="T44_32"><text:s/></text:span><text:span text:style-name="T44_33">chociaż</text:span><text:span text:style-name="T44_34"><text:s/></text:span><text:span text:style-name="T44_35">o</text:span><text:span text:style-name="T44_36"><text:s/></text:span><text:span text:style-name="T44_37">fragment</text:span><text:span text:style-name="T44_38">.<text:s/></text:span><text:span text:style-name="T44_39">Reszta</text:span><text:span text:style-name="T44_40"><text:s/></text:span><text:span text:style-name="T44_41">opcjonalna</text:span><text:span text:style-name="T44_42">.<text:s/></text:span><text:span text:style-name="T44_43">Nie</text:span><text:span text:style-name="T44_44"><text:s/></text:span><text:span text:style-name="T44_45">mam</text:span><text:span text:style-name="T44_46"><text:s/></text:span><text:span text:style-name="T44_47">preferencji</text:span><text:span text:style-name="T44_48"><text:s/></text:span><text:span text:style-name="T44_49">co</text:span><text:span text:style-name="T44_50"><text:s/></text:span><text:span text:style-name="T44_51">do</text:span><text:span text:style-name="T44_52"><text:s/></text:span><text:span text:style-name="T44_53">miejsc</text:span><text:span text:style-name="T44_54"><text:s/></text:span><text:span text:style-name="T44_55">umieszczenia</text:span><text:span text:style-name="T44_56"><text:s/></text:span><text:span text:style-name="T44_57">poszczególnych</text:span><text:span text:style-name="T44_58"><text:s/></text:span><text:span text:style-name="T44_59">grafik</text:span><text:span text:style-name="T44_60">.</text:span></text:p>
      <text:p text:style-name="P45"><text:span text:style-name="T45_1"><text:a xlink:type="simple" xlink:href="http://assassin-or-shadow.deviantart.com/art/I-Will-Be-There-Original-Storyboard-467011746?q=gallery%3AAssassin-or-Shadow%2F26988484&amp;qo=4"><text:span text:style-name="T45_2">http</text:span></text:a></text:span><text:span text:style-name="T45_3"><text:a xlink:type="simple" xlink:href="http://assassin-or-shadow.deviantart.com/art/I-Will-Be-There-Original-Storyboard-467011746?q=gallery%3AAssassin-or-Shadow%2F26988484&amp;qo=4"><text:span text:style-name="T45_4">://</text:span></text:a></text:span><text:span text:style-name="T45_5"><text:a xlink:type="simple" xlink:href="http://assassin-or-shadow.deviantart.com/art/I-Will-Be-There-Original-Storyboard-467011746?q=gallery%3AAssassin-or-Shadow%2F26988484&amp;qo=4"><text:span text:style-name="T45_6">assassin</text:span></text:a></text:span><text:span text:style-name="T45_7"><text:a xlink:type="simple" xlink:href="http://assassin-or-shadow.deviantart.com/art/I-Will-Be-There-Original-Storyboard-467011746?q=gallery%3AAssassin-or-Shadow%2F26988484&amp;qo=4"><text:span text:style-name="T45_8">-</text:span></text:a></text:span><text:span text:style-name="T45_9"><text:a xlink:type="simple" xlink:href="http://assassin-or-shadow.deviantart.com/art/I-Will-Be-There-Original-Storyboard-467011746?q=gallery%3AAssassin-or-Shadow%2F26988484&amp;qo=4"><text:span text:style-name="T45_10">or</text:span></text:a></text:span><text:span text:style-name="T45_11"><text:a xlink:type="simple" xlink:href="http://assassin-or-shadow.deviantart.com/art/I-Will-Be-There-Original-Storyboard-467011746?q=gallery%3AAssassin-or-Shadow%2F26988484&amp;qo=4"><text:span text:style-name="T45_12">-</text:span></text:a></text:span><text:span text:style-name="T45_13"><text:a xlink:type="simple" xlink:href="http://assassin-or-shadow.deviantart.com/art/I-Will-Be-There-Original-Storyboard-467011746?q=gallery%3AAssassin-or-Shadow%2F26988484&amp;qo=4"><text:span text:style-name="T45_14">shadow</text:span></text:a></text:span><text:span text:style-name="T45_15"><text:a xlink:type="simple" xlink:href="http://assassin-or-shadow.deviantart.com/art/I-Will-Be-There-Original-Storyboard-467011746?q=gallery%3AAssassin-or-Shadow%2F26988484&amp;qo=4"><text:span text:style-name="T45_16">.</text:span></text:a></text:span><text:span text:style-name="T45_17"><text:a xlink:type="simple" xlink:href="http://assassin-or-shadow.deviantart.com/art/I-Will-Be-There-Original-Storyboard-467011746?q=gallery%3AAssassin-or-Shadow%2F26988484&amp;qo=4"><text:span text:style-name="T45_18">deviantart</text:span></text:a></text:span><text:span text:style-name="T45_19"><text:a xlink:type="simple" xlink:href="http://assassin-or-shadow.deviantart.com/art/I-Will-Be-There-Original-Storyboard-467011746?q=gallery%3AAssassin-or-Shadow%2F26988484&amp;qo=4"><text:span text:style-name="T45_20">.</text:span></text:a></text:span><text:span text:style-name="T45_21"><text:a xlink:type="simple" xlink:href="http://assassin-or-shadow.deviantart.com/art/I-Will-Be-There-Original-Storyboard-467011746?q=gallery%3AAssassin-or-Shadow%2F26988484&amp;qo=4"><text:span text:style-name="T45_22">com</text:span></text:a></text:span><text:span text:style-name="T45_23"><text:a xlink:type="simple" xlink:href="http://assassin-or-shadow.deviantart.com/art/I-Will-Be-There-Original-Storyboard-467011746?q=gallery%3AAssassin-or-Shadow%2F26988484&amp;qo=4"><text:span text:style-name="T45_24">/</text:span></text:a></text:span><text:span text:style-name="T45_25"><text:a xlink:type="simple" xlink:href="http://assassin-or-shadow.deviantart.com/art/I-Will-Be-There-Original-Storyboard-467011746?q=gallery%3AAssassin-or-Shadow%2F26988484&amp;qo=4"><text:span text:style-name="T45_26">art</text:span></text:a></text:span><text:span text:style-name="T45_27"><text:a xlink:type="simple" xlink:href="http://assassin-or-shadow.deviantart.com/art/I-Will-Be-There-Original-Storyboard-467011746?q=gallery%3AAssassin-or-Shadow%2F26988484&amp;qo=4"><text:span text:style-name="T45_28">/</text:span></text:a></text:span><text:span text:style-name="T45_29"><text:a xlink:type="simple" xlink:href="http://assassin-or-shadow.deviantart.com/art/I-Will-Be-There-Original-Storyboard-467011746?q=gallery%3AAssassin-or-Shadow%2F26988484&amp;qo=4"><text:span text:style-name="T45_30">I</text:span></text:a></text:span><text:span text:style-name="T45_31"><text:a xlink:type="simple" xlink:href="http://assassin-or-shadow.deviantart.com/art/I-Will-Be-There-Original-Storyboard-467011746?q=gallery%3AAssassin-or-Shadow%2F26988484&amp;qo=4"><text:span text:style-name="T45_32">-</text:span></text:a></text:span><text:span text:style-name="T45_33"><text:a xlink:type="simple" xlink:href="http://assassin-or-shadow.deviantart.com/art/I-Will-Be-There-Original-Storyboard-467011746?q=gallery%3AAssassin-or-Shadow%2F26988484&amp;qo=4"><text:span text:style-name="T45_34">Will</text:span></text:a></text:span><text:span text:style-name="T45_35"><text:a xlink:type="simple" xlink:href="http://assassin-or-shadow.deviantart.com/art/I-Will-Be-There-Original-Storyboard-467011746?q=gallery%3AAssassin-or-Shadow%2F26988484&amp;qo=4"><text:span text:style-name="T45_36">-</text:span></text:a></text:span><text:span text:style-name="T45_37"><text:a xlink:type="simple" xlink:href="http://assassin-or-shadow.deviantart.com/art/I-Will-Be-There-Original-Storyboard-467011746?q=gallery%3AAssassin-or-Shadow%2F26988484&amp;qo=4"><text:span text:style-name="T45_38">Be</text:span></text:a></text:span><text:span text:style-name="T45_39"><text:a xlink:type="simple" xlink:href="http://assassin-or-shadow.deviantart.com/art/I-Will-Be-There-Original-Storyboard-467011746?q=gallery%3AAssassin-or-Shadow%2F26988484&amp;qo=4"><text:span text:style-name="T45_40">-</text:span></text:a></text:span><text:span text:style-name="T45_41"><text:a xlink:type="simple" xlink:href="http://assassin-or-shadow.deviantart.com/art/I-Will-Be-There-Original-Storyboard-467011746?q=gallery%3AAssassin-or-Shadow%2F26988484&amp;qo=4"><text:span text:style-name="T45_42">There</text:span></text:a></text:span><text:span text:style-name="T45_43"><text:a xlink:type="simple" xlink:href="http://assassin-or-shadow.deviantart.com/art/I-Will-Be-There-Original-Storyboard-467011746?q=gallery%3AAssassin-or-Shadow%2F26988484&amp;qo=4"><text:span text:style-name="T45_44">-</text:span></text:a></text:span><text:span text:style-name="T45_45"><text:a xlink:type="simple" xlink:href="http://assassin-or-shadow.deviantart.com/art/I-Will-Be-There-Original-Storyboard-467011746?q=gallery%3AAssassin-or-Shadow%2F26988484&amp;qo=4"><text:span text:style-name="T45_46">Original</text:span></text:a></text:span><text:span text:style-name="T45_47"><text:a xlink:type="simple" xlink:href="http://assassin-or-shadow.deviantart.com/art/I-Will-Be-There-Original-Storyboard-467011746?q=gallery%3AAssassin-or-Shadow%2F26988484&amp;qo=4"><text:span text:style-name="T45_48">-</text:span></text:a></text:span><text:span text:style-name="T45_49"><text:a xlink:type="simple" xlink:href="http://assassin-or-shadow.deviantart.com/art/I-Will-Be-There-Original-Storyboard-467011746?q=gallery%3AAssassin-or-Shadow%2F26988484&amp;qo=4"><text:span text:style-name="T45_50">Storyboard</text:span></text:a></text:span><text:span text:style-name="T45_51"><text:a xlink:type="simple" xlink:href="http://assassin-or-shadow.deviantart.com/art/I-Will-Be-There-Original-Storyboard-467011746?q=gallery%3AAssassin-or-Shadow%2F26988484&amp;qo=4"><text:span text:style-name="T45_52">-467011746?</text:span></text:a></text:span><text:span text:style-name="T45_53"><text:a xlink:type="simple" xlink:href="http://assassin-or-shadow.deviantart.com/art/I-Will-Be-There-Original-Storyboard-467011746?q=gallery%3AAssassin-or-Shadow%2F26988484&amp;qo=4"><text:span text:style-name="T45_54">q</text:span></text:a></text:span><text:span text:style-name="T45_55"><text:a xlink:type="simple" xlink:href="http://assassin-or-shadow.deviantart.com/art/I-Will-Be-There-Original-Storyboard-467011746?q=gallery%3AAssassin-or-Shadow%2F26988484&amp;qo=4"><text:span text:style-name="T45_56">=</text:span></text:a></text:span><text:span text:style-name="T45_57"><text:a xlink:type="simple" xlink:href="http://assassin-or-shadow.deviantart.com/art/I-Will-Be-There-Original-Storyboard-467011746?q=gallery%3AAssassin-or-Shadow%2F26988484&amp;qo=4"><text:span text:style-name="T45_58">gallery</text:span></text:a></text:span><text:span text:style-name="T45_59"><text:a xlink:type="simple" xlink:href="http://assassin-or-shadow.deviantart.com/art/I-Will-Be-There-Original-Storyboard-467011746?q=gallery%3AAssassin-or-Shadow%2F26988484&amp;qo=4"><text:span text:style-name="T45_60">%3</text:span></text:a></text:span><text:span text:style-name="T45_61"><text:a xlink:type="simple" xlink:href="http://assassin-or-shadow.deviantart.com/art/I-Will-Be-There-Original-Storyboard-467011746?q=gallery%3AAssassin-or-Shadow%2F26988484&amp;qo=4"><text:span text:style-name="T45_62">AAssassin</text:span></text:a></text:span><text:span text:style-name="T45_63"><text:a xlink:type="simple" xlink:href="http://assassin-or-shadow.deviantart.com/art/I-Will-Be-There-Original-Storyboard-467011746?q=gallery%3AAssassin-or-Shadow%2F26988484&amp;qo=4"><text:span text:style-name="T45_64">-</text:span></text:a></text:span><text:span text:style-name="T45_65"><text:a xlink:type="simple" xlink:href="http://assassin-or-shadow.deviantart.com/art/I-Will-Be-There-Original-Storyboard-467011746?q=gallery%3AAssassin-or-Shadow%2F26988484&amp;qo=4"><text:span text:style-name="T45_66">or</text:span></text:a></text:span><text:span text:style-name="T45_67"><text:a xlink:type="simple" xlink:href="http://assassin-or-shadow.deviantart.com/art/I-Will-Be-There-Original-Storyboard-467011746?q=gallery%3AAssassin-or-Shadow%2F26988484&amp;qo=4"><text:span text:style-name="T45_68">-</text:span></text:a></text:span><text:span text:style-name="T45_69"><text:a xlink:type="simple" xlink:href="http://assassin-or-shadow.deviantart.com/art/I-Will-Be-There-Original-Storyboard-467011746?q=gallery%3AAssassin-or-Shadow%2F26988484&amp;qo=4"><text:span text:style-name="T45_70">Shadow</text:span></text:a></text:span><text:span text:style-name="T45_71"><text:a xlink:type="simple" xlink:href="http://assassin-or-shadow.deviantart.com/art/I-Will-Be-There-Original-Storyboard-467011746?q=gallery%3AAssassin-or-Shadow%2F26988484&amp;qo=4"><text:span text:style-name="T45_72">%2</text:span></text:a></text:span><text:span text:style-name="T45_73"><text:a xlink:type="simple" xlink:href="http://assassin-or-shadow.deviantart.com/art/I-Will-Be-There-Original-Storyboard-467011746?q=gallery%3AAssassin-or-Shadow%2F26988484&amp;qo=4"><text:span text:style-name="T45_74">F</text:span></text:a></text:span><text:span text:style-name="T45_75"><text:a xlink:type="simple" xlink:href="http://assassin-or-shadow.deviantart.com/art/I-Will-Be-There-Original-Storyboard-467011746?q=gallery%3AAssassin-or-Shadow%2F26988484&amp;qo=4"><text:span text:style-name="T45_76">26988484&amp;</text:span></text:a></text:span><text:span text:style-name="T45_77"><text:a xlink:type="simple" xlink:href="http://assassin-or-shadow.deviantart.com/art/I-Will-Be-There-Original-Storyboard-467011746?q=gallery%3AAssassin-or-Shadow%2F26988484&amp;qo=4"><text:span text:style-name="T45_78">qo</text:span></text:a></text:span><text:span text:style-name="T45_79"><text:a xlink:type="simple" xlink:href="http://assassin-or-shadow.deviantart.com/art/I-Will-Be-There-Original-Storyboard-467011746?q=gallery%3AAssassin-or-Shadow%2F26988484&amp;qo=4"><text:span text:style-name="T45_80">=4</text:span></text:a></text:span><text:span text:style-name="T45_81"><text:s/></text:span></text:p>
      <text:p text:style-name="P46"><text:span text:style-name="T46_1"><text:a xlink:type="simple" xlink:href="http://i.imgur.com/5ygyLAG.png"><text:span text:style-name="T46_2">http</text:span></text:a></text:span><text:span text:style-name="T46_3"><text:a xlink:type="simple" xlink:href="http://i.imgur.com/5ygyLAG.png"><text:span text:style-name="T46_4">://</text:span></text:a></text:span><text:span text:style-name="T46_5"><text:a xlink:type="simple" xlink:href="http://i.imgur.com/5ygyLAG.png"><text:span text:style-name="T46_6">i</text:span></text:a></text:span><text:span text:style-name="T46_7"><text:a xlink:type="simple" xlink:href="http://i.imgur.com/5ygyLAG.png"><text:span text:style-name="T46_8">.</text:span></text:a></text:span><text:span text:style-name="T46_9"><text:a xlink:type="simple" xlink:href="http://i.imgur.com/5ygyLAG.png"><text:span text:style-name="T46_10">imgur</text:span></text:a></text:span><text:span text:style-name="T46_11"><text:a xlink:type="simple" xlink:href="http://i.imgur.com/5ygyLAG.png"><text:span text:style-name="T46_12">.</text:span></text:a></text:span><text:span text:style-name="T46_13"><text:a xlink:type="simple" xlink:href="http://i.imgur.com/5ygyLAG.png"><text:span text:style-name="T46_14">com</text:span></text:a></text:span><text:span text:style-name="T46_15"><text:a xlink:type="simple" xlink:href="http://i.imgur.com/5ygyLAG.png"><text:span text:style-name="T46_16">/5</text:span></text:a></text:span><text:span text:style-name="T46_17"><text:a xlink:type="simple" xlink:href="http://i.imgur.com/5ygyLAG.png"><text:span text:style-name="T46_18">ygyLAG</text:span></text:a></text:span><text:span text:style-name="T46_19"><text:a xlink:type="simple" xlink:href="http://i.imgur.com/5ygyLAG.png"><text:span text:style-name="T46_20">.</text:span></text:a></text:span><text:span text:style-name="T46_21"><text:a xlink:type="simple" xlink:href="http://i.imgur.com/5ygyLAG.png"><text:span text:style-name="T46_22">png</text:span></text:a></text:span><text:span text:style-name="T46_23"><text:s/></text:span></text:p>
      <text:p text:style-name="P47"><text:span text:style-name="T47_1"><text:a xlink:type="simple" xlink:href="http://assassin-or-shadow.deviantart.com/art/InkPotts-Creations-459190749?q=gallery%3AAssassin-or-Shadow%2F26988484&amp;qo=18"><text:span text:style-name="T47_2">http</text:span></text:a></text:span><text:span text:style-name="T47_3"><text:a xlink:type="simple" xlink:href="http://assassin-or-shadow.deviantart.com/art/InkPotts-Creations-459190749?q=gallery%3AAssassin-or-Shadow%2F26988484&amp;qo=18"><text:span text:style-name="T47_4">://</text:span></text:a></text:span><text:span text:style-name="T47_5"><text:a xlink:type="simple" xlink:href="http://assassin-or-shadow.deviantart.com/art/InkPotts-Creations-459190749?q=gallery%3AAssassin-or-Shadow%2F26988484&amp;qo=18"><text:span text:style-name="T47_6">assassin</text:span></text:a></text:span><text:span text:style-name="T47_7"><text:a xlink:type="simple" xlink:href="http://assassin-or-shadow.deviantart.com/art/InkPotts-Creations-459190749?q=gallery%3AAssassin-or-Shadow%2F26988484&amp;qo=18"><text:span text:style-name="T47_8">-</text:span></text:a></text:span><text:span text:style-name="T47_9"><text:a xlink:type="simple" xlink:href="http://assassin-or-shadow.deviantart.com/art/InkPotts-Creations-459190749?q=gallery%3AAssassin-or-Shadow%2F26988484&amp;qo=18"><text:span text:style-name="T47_10">or</text:span></text:a></text:span><text:span text:style-name="T47_11"><text:a xlink:type="simple" xlink:href="http://assassin-or-shadow.deviantart.com/art/InkPotts-Creations-459190749?q=gallery%3AAssassin-or-Shadow%2F26988484&amp;qo=18"><text:span text:style-name="T47_12">-</text:span></text:a></text:span><text:span text:style-name="T47_13"><text:a xlink:type="simple" xlink:href="http://assassin-or-shadow.deviantart.com/art/InkPotts-Creations-459190749?q=gallery%3AAssassin-or-Shadow%2F26988484&amp;qo=18"><text:span text:style-name="T47_14">shadow</text:span></text:a></text:span><text:span text:style-name="T47_15"><text:a xlink:type="simple" xlink:href="http://assassin-or-shadow.deviantart.com/art/InkPotts-Creations-459190749?q=gallery%3AAssassin-or-Shadow%2F26988484&amp;qo=18"><text:span text:style-name="T47_16">.</text:span></text:a></text:span><text:span text:style-name="T47_17"><text:a xlink:type="simple" xlink:href="http://assassin-or-shadow.deviantart.com/art/InkPotts-Creations-459190749?q=gallery%3AAssassin-or-Shadow%2F26988484&amp;qo=18"><text:span text:style-name="T47_18">deviantart</text:span></text:a></text:span><text:span text:style-name="T47_19"><text:a xlink:type="simple" xlink:href="http://assassin-or-shadow.deviantart.com/art/InkPotts-Creations-459190749?q=gallery%3AAssassin-or-Shadow%2F26988484&amp;qo=18"><text:span text:style-name="T47_20">.</text:span></text:a></text:span><text:span text:style-name="T47_21"><text:a xlink:type="simple" xlink:href="http://assassin-or-shadow.deviantart.com/art/InkPotts-Creations-459190749?q=gallery%3AAssassin-or-Shadow%2F26988484&amp;qo=18"><text:span text:style-name="T47_22">com</text:span></text:a></text:span><text:span text:style-name="T47_23"><text:a xlink:type="simple" xlink:href="http://assassin-or-shadow.deviantart.com/art/InkPotts-Creations-459190749?q=gallery%3AAssassin-or-Shadow%2F26988484&amp;qo=18"><text:span text:style-name="T47_24">/</text:span></text:a></text:span><text:span text:style-name="T47_25"><text:a xlink:type="simple" xlink:href="http://assassin-or-shadow.deviantart.com/art/InkPotts-Creations-459190749?q=gallery%3AAssassin-or-Shadow%2F26988484&amp;qo=18"><text:span text:style-name="T47_26">art</text:span></text:a></text:span><text:span text:style-name="T47_27"><text:a xlink:type="simple" xlink:href="http://assassin-or-shadow.deviantart.com/art/InkPotts-Creations-459190749?q=gallery%3AAssassin-or-Shadow%2F26988484&amp;qo=18"><text:span text:style-name="T47_28">/</text:span></text:a></text:span><text:span text:style-name="T47_29"><text:a xlink:type="simple" xlink:href="http://assassin-or-shadow.deviantart.com/art/InkPotts-Creations-459190749?q=gallery%3AAssassin-or-Shadow%2F26988484&amp;qo=18"><text:span text:style-name="T47_30">InkPotts</text:span></text:a></text:span><text:span text:style-name="T47_31"><text:a xlink:type="simple" xlink:href="http://assassin-or-shadow.deviantart.com/art/InkPotts-Creations-459190749?q=gallery%3AAssassin-or-Shadow%2F26988484&amp;qo=18"><text:span text:style-name="T47_32">-</text:span></text:a></text:span><text:span text:style-name="T47_33"><text:a xlink:type="simple" xlink:href="http://assassin-or-shadow.deviantart.com/art/InkPotts-Creations-459190749?q=gallery%3AAssassin-or-Shadow%2F26988484&amp;qo=18"><text:span text:style-name="T47_34">Creations</text:span></text:a></text:span><text:span text:style-name="T47_35"><text:a xlink:type="simple" xlink:href="http://assassin-or-shadow.deviantart.com/art/InkPotts-Creations-459190749?q=gallery%3AAssassin-or-Shadow%2F26988484&amp;qo=18"><text:span text:style-name="T47_36">-459190749?</text:span></text:a></text:span><text:span text:style-name="T47_37"><text:a xlink:type="simple" xlink:href="http://assassin-or-shadow.deviantart.com/art/InkPotts-Creations-459190749?q=gallery%3AAssassin-or-Shadow%2F26988484&amp;qo=18"><text:span text:style-name="T47_38">q</text:span></text:a></text:span><text:span text:style-name="T47_39"><text:a xlink:type="simple" xlink:href="http://assassin-or-shadow.deviantart.com/art/InkPotts-Creations-459190749?q=gallery%3AAssassin-or-Shadow%2F26988484&amp;qo=18"><text:span text:style-name="T47_40">=</text:span></text:a></text:span><text:span text:style-name="T47_41"><text:a xlink:type="simple" xlink:href="http://assassin-or-shadow.deviantart.com/art/InkPotts-Creations-459190749?q=gallery%3AAssassin-or-Shadow%2F26988484&amp;qo=18"><text:span text:style-name="T47_42">gallery</text:span></text:a></text:span><text:span text:style-name="T47_43"><text:a xlink:type="simple" xlink:href="http://assassin-or-shadow.deviantart.com/art/InkPotts-Creations-459190749?q=gallery%3AAssassin-or-Shadow%2F26988484&amp;qo=18"><text:span text:style-name="T47_44">%3</text:span></text:a></text:span><text:span text:style-name="T47_45"><text:a xlink:type="simple" xlink:href="http://assassin-or-shadow.deviantart.com/art/InkPotts-Creations-459190749?q=gallery%3AAssassin-or-Shadow%2F26988484&amp;qo=18"><text:span text:style-name="T47_46">AAssassin</text:span></text:a></text:span><text:span text:style-name="T47_47"><text:a xlink:type="simple" xlink:href="http://assassin-or-shadow.deviantart.com/art/InkPotts-Creations-459190749?q=gallery%3AAssassin-or-Shadow%2F26988484&amp;qo=18"><text:span text:style-name="T47_48">-</text:span></text:a></text:span><text:span text:style-name="T47_49"><text:a xlink:type="simple" xlink:href="http://assassin-or-shadow.deviantart.com/art/InkPotts-Creations-459190749?q=gallery%3AAssassin-or-Shadow%2F26988484&amp;qo=18"><text:span text:style-name="T47_50">or</text:span></text:a></text:span><text:span text:style-name="T47_51"><text:a xlink:type="simple" xlink:href="http://assassin-or-shadow.deviantart.com/art/InkPotts-Creations-459190749?q=gallery%3AAssassin-or-Shadow%2F26988484&amp;qo=18"><text:span text:style-name="T47_52">-</text:span></text:a></text:span><text:span text:style-name="T47_53"><text:a xlink:type="simple" xlink:href="http://assassin-or-shadow.deviantart.com/art/InkPotts-Creations-459190749?q=gallery%3AAssassin-or-Shadow%2F26988484&amp;qo=18"><text:span text:style-name="T47_54">Shadow</text:span></text:a></text:span><text:span text:style-name="T47_55"><text:a xlink:type="simple" xlink:href="http://assassin-or-shadow.deviantart.com/art/InkPotts-Creations-459190749?q=gallery%3AAssassin-or-Shadow%2F26988484&amp;qo=18"><text:span text:style-name="T47_56">%2</text:span></text:a></text:span><text:span text:style-name="T47_57"><text:a xlink:type="simple" xlink:href="http://assassin-or-shadow.deviantart.com/art/InkPotts-Creations-459190749?q=gallery%3AAssassin-or-Shadow%2F26988484&amp;qo=18"><text:span text:style-name="T47_58">F</text:span></text:a></text:span><text:span text:style-name="T47_59"><text:a xlink:type="simple" xlink:href="http://assassin-or-shadow.deviantart.com/art/InkPotts-Creations-459190749?q=gallery%3AAssassin-or-Shadow%2F26988484&amp;qo=18"><text:span text:style-name="T47_60">26988484&amp;</text:span></text:a></text:span><text:span text:style-name="T47_61"><text:a xlink:type="simple" xlink:href="http://assassin-or-shadow.deviantart.com/art/InkPotts-Creations-459190749?q=gallery%3AAssassin-or-Shadow%2F26988484&amp;qo=18"><text:span text:style-name="T47_62">qo</text:span></text:a></text:span><text:span text:style-name="T47_63"><text:a xlink:type="simple" xlink:href="http://assassin-or-shadow.deviantart.com/art/InkPotts-Creations-459190749?q=gallery%3AAssassin-or-Shadow%2F26988484&amp;qo=18"><text:span text:style-name="T47_64">=18</text:span></text:a></text:span></text:p>
      <text:p text:style-name="P48"><text:span text:style-name="T48_1"><text:a xlink:type="simple" xlink:href="http://i.imgur.com/Kr1MlJW.png"><text:span text:style-name="T48_2">http</text:span></text:a></text:span><text:span text:style-name="T48_3"><text:a xlink:type="simple" xlink:href="http://i.imgur.com/Kr1MlJW.png"><text:span text:style-name="T48_4">://</text:span></text:a></text:span><text:span text:style-name="T48_5"><text:a xlink:type="simple" xlink:href="http://i.imgur.com/Kr1MlJW.png"><text:span text:style-name="T48_6">i</text:span></text:a></text:span><text:span text:style-name="T48_7"><text:a xlink:type="simple" xlink:href="http://i.imgur.com/Kr1MlJW.png"><text:span text:style-name="T48_8">.</text:span></text:a></text:span><text:span text:style-name="T48_9"><text:a xlink:type="simple" xlink:href="http://i.imgur.com/Kr1MlJW.png"><text:span text:style-name="T48_10">imgur</text:span></text:a></text:span><text:span text:style-name="T48_11"><text:a xlink:type="simple" xlink:href="http://i.imgur.com/Kr1MlJW.png"><text:span text:style-name="T48_12">.</text:span></text:a></text:span><text:span text:style-name="T48_13"><text:a xlink:type="simple" xlink:href="http://i.imgur.com/Kr1MlJW.png"><text:span text:style-name="T48_14">com</text:span></text:a></text:span><text:span text:style-name="T48_15"><text:a xlink:type="simple" xlink:href="http://i.imgur.com/Kr1MlJW.png"><text:span text:style-name="T48_16">/</text:span></text:a></text:span><text:span text:style-name="T48_17"><text:a xlink:type="simple" xlink:href="http://i.imgur.com/Kr1MlJW.png"><text:span text:style-name="T48_18">Kr</text:span></text:a></text:span><text:span text:style-name="T48_19"><text:a xlink:type="simple" xlink:href="http://i.imgur.com/Kr1MlJW.png"><text:span text:style-name="T48_20">1</text:span></text:a></text:span><text:span text:style-name="T48_21"><text:a xlink:type="simple" xlink:href="http://i.imgur.com/Kr1MlJW.png"><text:span text:style-name="T48_22">MlJW</text:span></text:a></text:span><text:span text:style-name="T48_23"><text:a xlink:type="simple" xlink:href="http://i.imgur.com/Kr1MlJW.png"><text:span text:style-name="T48_24">.</text:span></text:a></text:span><text:span text:style-name="T48_25"><text:a xlink:type="simple" xlink:href="http://i.imgur.com/Kr1MlJW.png"><text:span text:style-name="T48_26">png</text:span></text:a></text:span></text:p>
      <text:p text:style-name="P49"><text:span text:style-name="T49_1"><text:a xlink:type="simple" xlink:href="http://i.imgur.com/O0ke28T.jpg"><text:span text:style-name="T49_2">http</text:span></text:a></text:span><text:span text:style-name="T49_3"><text:a xlink:type="simple" xlink:href="http://i.imgur.com/O0ke28T.jpg"><text:span text:style-name="T49_4">://</text:span></text:a></text:span><text:span text:style-name="T49_5"><text:a xlink:type="simple" xlink:href="http://i.imgur.com/O0ke28T.jpg"><text:span text:style-name="T49_6">i</text:span></text:a></text:span><text:span text:style-name="T49_7"><text:a xlink:type="simple" xlink:href="http://i.imgur.com/O0ke28T.jpg"><text:span text:style-name="T49_8">.</text:span></text:a></text:span><text:span text:style-name="T49_9"><text:a xlink:type="simple" xlink:href="http://i.imgur.com/O0ke28T.jpg"><text:span text:style-name="T49_10">imgur</text:span></text:a></text:span><text:span text:style-name="T49_11"><text:a xlink:type="simple" xlink:href="http://i.imgur.com/O0ke28T.jpg"><text:span text:style-name="T49_12">.</text:span></text:a></text:span><text:span text:style-name="T49_13"><text:a xlink:type="simple" xlink:href="http://i.imgur.com/O0ke28T.jpg"><text:span text:style-name="T49_14">com</text:span></text:a></text:span><text:span text:style-name="T49_15"><text:a xlink:type="simple" xlink:href="http://i.imgur.com/O0ke28T.jpg"><text:span text:style-name="T49_16">/</text:span></text:a></text:span><text:span text:style-name="T49_17"><text:a xlink:type="simple" xlink:href="http://i.imgur.com/O0ke28T.jpg"><text:span text:style-name="T49_18">O</text:span></text:a></text:span><text:span text:style-name="T49_19"><text:a xlink:type="simple" xlink:href="http://i.imgur.com/O0ke28T.jpg"><text:span text:style-name="T49_20">0</text:span></text:a></text:span><text:span text:style-name="T49_21"><text:a xlink:type="simple" xlink:href="http://i.imgur.com/O0ke28T.jpg"><text:span text:style-name="T49_22">ke</text:span></text:a></text:span><text:span text:style-name="T49_23"><text:a xlink:type="simple" xlink:href="http://i.imgur.com/O0ke28T.jpg"><text:span text:style-name="T49_24">28</text:span></text:a></text:span><text:span text:style-name="T49_25"><text:a xlink:type="simple" xlink:href="http://i.imgur.com/O0ke28T.jpg"><text:span text:style-name="T49_26">T</text:span></text:a></text:span><text:span text:style-name="T49_27"><text:a xlink:type="simple" xlink:href="http://i.imgur.com/O0ke28T.jpg"><text:span text:style-name="T49_28">.</text:span></text:a></text:span><text:span text:style-name="T49_29"><text:a xlink:type="simple" xlink:href="http://i.imgur.com/O0ke28T.jpg"><text:span text:style-name="T49_30">jpg</text:span></text:a></text:span></text:p>
      <text:p text:style-name="P50"/>
      <text:p text:style-name="P5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